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Tahoma" svg:font-family="Tahoma"/>
    <style:font-face style:name="Times New Roman" svg:font-family="&quot;Times New Roman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2.14312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filiación_Régimen_Contributivo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5">
            <text:p>Año</text:p>
          </table:table-cell>
          <table:table-cell office:value-type="string" table:style-name="ce5">
            <text:p>Meses</text:p>
          </table:table-cell>
          <table:table-cell office:value-type="string" table:style-name="ce5">
            <text:p><text:s/>Total afiliación<text:s/></text:p>
          </table:table-cell>
          <table:table-cell office:value-type="string" table:style-name="ce5">
            <text:p><text:s/>Titulares<text:s/></text:p>
          </table:table-cell>
          <table:table-cell office:value-type="string" table:style-name="ce5">
            <text:p>Dependientes<text:s/></text:p>
          </table:table-cell>
          <table:table-cell office:value-type="string" table:style-name="ce5">
            <text:p><text:s text:c="2"/>Dependientes Adicionales<text:s/></text:p>
          </table:table-cell>
          <table:table-cell table:number-columns-repeated="16378" table:style-name="ce3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string" table:style-name="ce1">
            <text:p><text:s/>Septiembre<text:s/></text:p>
          </table:table-cell>
          <table:table-cell office:value-type="float" office:value="1207959" table:style-name="ce2">
            <text:p>1,207,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string" table:style-name="ce1">
            <text:p><text:s/>Octubre<text:s/></text:p>
          </table:table-cell>
          <table:table-cell office:value-type="float" office:value="1534269" table:style-name="ce2">
            <text:p>1,534,2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string" table:style-name="ce1">
            <text:p><text:s/>Noviembre<text:s/></text:p>
          </table:table-cell>
          <table:table-cell office:value-type="float" office:value="1443635" table:style-name="ce2">
            <text:p>1,443,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string" table:style-name="ce1">
            <text:p><text:s/>Diciembre<text:s/></text:p>
          </table:table-cell>
          <table:table-cell office:value-type="float" office:value="1599467" table:style-name="ce2">
            <text:p>1,599,4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Enero<text:s/></text:p>
          </table:table-cell>
          <table:table-cell office:value-type="float" office:value="1467695" table:style-name="ce2">
            <text:p>1,467,6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Febrero<text:s/></text:p>
          </table:table-cell>
          <table:table-cell office:value-type="float" office:value="1521048" table:style-name="ce2">
            <text:p>1,521,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Marzo<text:s/></text:p>
          </table:table-cell>
          <table:table-cell office:value-type="float" office:value="1566319" table:style-name="ce2">
            <text:p>1,566,3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Abril<text:s/></text:p>
          </table:table-cell>
          <table:table-cell office:value-type="float" office:value="1592488" table:style-name="ce2">
            <text:p>1,592,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Mayo<text:s/></text:p>
          </table:table-cell>
          <table:table-cell office:value-type="float" office:value="1625959" table:style-name="ce2">
            <text:p>1,625,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Junio<text:s/></text:p>
          </table:table-cell>
          <table:table-cell office:value-type="float" office:value="1704449" table:style-name="ce2">
            <text:p>1,704,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Julio<text:s/></text:p>
          </table:table-cell>
          <table:table-cell office:value-type="float" office:value="1671237" table:style-name="ce2">
            <text:p>1,671,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Agosto<text:s/></text:p>
          </table:table-cell>
          <table:table-cell office:value-type="float" office:value="1681167" table:style-name="ce2">
            <text:p>1,681,167</text:p>
          </table:table-cell>
          <table:table-cell office:value-type="float" office:value="993417" table:style-name="ce2">
            <text:p>993,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Septiembre<text:s/></text:p>
          </table:table-cell>
          <table:table-cell office:value-type="float" office:value="1720839" table:style-name="ce2">
            <text:p>1,720,839</text:p>
          </table:table-cell>
          <table:table-cell office:value-type="float" office:value="1014211" table:style-name="ce2">
            <text:p>1,014,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Octubre<text:s/></text:p>
          </table:table-cell>
          <table:table-cell office:value-type="float" office:value="1736635" table:style-name="ce2">
            <text:p>1,736,635</text:p>
          </table:table-cell>
          <table:table-cell office:value-type="float" office:value="1017556" table:style-name="ce2">
            <text:p>1,017,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Noviembre<text:s/></text:p>
          </table:table-cell>
          <table:table-cell office:value-type="float" office:value="1725203" table:style-name="ce2">
            <text:p>1,725,203</text:p>
          </table:table-cell>
          <table:table-cell office:value-type="float" office:value="1001549" table:style-name="ce2">
            <text:p>1,001,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1">
            <text:p><text:s/>Diciembre<text:s/></text:p>
          </table:table-cell>
          <table:table-cell office:value-type="float" office:value="1729671" table:style-name="ce2">
            <text:p>1,729,671</text:p>
          </table:table-cell>
          <table:table-cell office:value-type="float" office:value="992746" table:style-name="ce2">
            <text:p>992,7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Enero<text:s/></text:p>
          </table:table-cell>
          <table:table-cell office:value-type="float" office:value="1783379" table:style-name="ce2">
            <text:p>1,783,379</text:p>
          </table:table-cell>
          <table:table-cell office:value-type="float" office:value="1011730" table:style-name="ce2">
            <text:p>1,011,7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Febrero<text:s/></text:p>
          </table:table-cell>
          <table:table-cell office:value-type="float" office:value="1801656" table:style-name="ce2">
            <text:p>1,801,656</text:p>
          </table:table-cell>
          <table:table-cell office:value-type="float" office:value="1015230" table:style-name="ce2">
            <text:p>1,015,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Marzo<text:s/></text:p>
          </table:table-cell>
          <table:table-cell office:value-type="float" office:value="1819628" table:style-name="ce2">
            <text:p>1,819,628</text:p>
          </table:table-cell>
          <table:table-cell office:value-type="float" office:value="1017050" table:style-name="ce2">
            <text:p>1,017,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Abril<text:s/></text:p>
          </table:table-cell>
          <table:table-cell office:value-type="float" office:value="1851576" table:style-name="ce2">
            <text:p>1,851,576</text:p>
          </table:table-cell>
          <table:table-cell office:value-type="float" office:value="1022611" table:style-name="ce2">
            <text:p>1,022,6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Mayo<text:s/></text:p>
          </table:table-cell>
          <table:table-cell office:value-type="float" office:value="1842896" table:style-name="ce2">
            <text:p>1,842,896</text:p>
          </table:table-cell>
          <table:table-cell office:value-type="float" office:value="1007151" table:style-name="ce2">
            <text:p>1,007,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Junio<text:s/></text:p>
          </table:table-cell>
          <table:table-cell office:value-type="float" office:value="1903860" table:style-name="ce2">
            <text:p>1,903,860</text:p>
          </table:table-cell>
          <table:table-cell office:value-type="float" office:value="1030308" table:style-name="ce2">
            <text:p>1,030,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Julio<text:s/></text:p>
          </table:table-cell>
          <table:table-cell office:value-type="float" office:value="1911862" table:style-name="ce2">
            <text:p>1,911,862</text:p>
          </table:table-cell>
          <table:table-cell office:value-type="float" office:value="1022632" table:style-name="ce2">
            <text:p>1,022,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Agosto<text:s/></text:p>
          </table:table-cell>
          <table:table-cell office:value-type="float" office:value="2012366" table:style-name="ce2">
            <text:p>2,012,366</text:p>
          </table:table-cell>
          <table:table-cell office:value-type="float" office:value="1075857" table:style-name="ce2">
            <text:p>1,075,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Septiembre<text:s/></text:p>
          </table:table-cell>
          <table:table-cell office:value-type="float" office:value="2044523" table:style-name="ce2">
            <text:p>2,044,523</text:p>
          </table:table-cell>
          <table:table-cell office:value-type="float" office:value="1086793" table:style-name="ce2">
            <text:p>1,086,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Octubre<text:s/></text:p>
          </table:table-cell>
          <table:table-cell office:value-type="float" office:value="2057281" table:style-name="ce2">
            <text:p>2,057,281</text:p>
          </table:table-cell>
          <table:table-cell office:value-type="float" office:value="1081904" table:style-name="ce2">
            <text:p>1,081,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Noviembre<text:s/></text:p>
          </table:table-cell>
          <table:table-cell office:value-type="float" office:value="2089034" table:style-name="ce2">
            <text:p>2,089,034</text:p>
          </table:table-cell>
          <table:table-cell office:value-type="float" office:value="1091159" table:style-name="ce2">
            <text:p>1,091,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1">
            <text:p><text:s/>Diciembre<text:s/></text:p>
          </table:table-cell>
          <table:table-cell office:value-type="float" office:value="2096232" table:style-name="ce2">
            <text:p>2,096,232</text:p>
          </table:table-cell>
          <table:table-cell office:value-type="float" office:value="1084705" table:style-name="ce2">
            <text:p>1,084,7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Enero<text:s/></text:p>
          </table:table-cell>
          <table:table-cell office:value-type="float" office:value="2128167" table:style-name="ce2">
            <text:p>2,128,167</text:p>
          </table:table-cell>
          <table:table-cell office:value-type="float" office:value="1091399" table:style-name="ce2">
            <text:p>1,091,399</text:p>
          </table:table-cell>
          <table:table-cell office:value-type="float" office:value="989212" table:style-name="ce2">
            <text:p>989,212</text:p>
          </table:table-cell>
          <table:table-cell office:value-type="float" office:value="48006" table:style-name="ce2">
            <text:p>48,006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Febrero<text:s/></text:p>
          </table:table-cell>
          <table:table-cell office:value-type="float" office:value="2254735" table:style-name="ce2">
            <text:p>2,254,735</text:p>
          </table:table-cell>
          <table:table-cell office:value-type="float" office:value="1169719" table:style-name="ce2">
            <text:p>1,169,719</text:p>
          </table:table-cell>
          <table:table-cell office:value-type="float" office:value="1034961" table:style-name="ce2">
            <text:p>1,034,961</text:p>
          </table:table-cell>
          <table:table-cell office:value-type="float" office:value="50055" table:style-name="ce2">
            <text:p>50,055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Marzo<text:s/></text:p>
          </table:table-cell>
          <table:table-cell office:value-type="float" office:value="2230392" table:style-name="ce2">
            <text:p>2,230,392</text:p>
          </table:table-cell>
          <table:table-cell office:value-type="float" office:value="1140333" table:style-name="ce2">
            <text:p>1,140,333</text:p>
          </table:table-cell>
          <table:table-cell office:value-type="float" office:value="1038712" table:style-name="ce2">
            <text:p>1,038,712</text:p>
          </table:table-cell>
          <table:table-cell office:value-type="float" office:value="51347" table:style-name="ce2">
            <text:p>51,347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Abril<text:s/></text:p>
          </table:table-cell>
          <table:table-cell office:value-type="float" office:value="2259738" table:style-name="ce2">
            <text:p>2,259,738</text:p>
          </table:table-cell>
          <table:table-cell office:value-type="float" office:value="1152318" table:style-name="ce2">
            <text:p>1,152,318</text:p>
          </table:table-cell>
          <table:table-cell office:value-type="float" office:value="1055026" table:style-name="ce2">
            <text:p>1,055,026</text:p>
          </table:table-cell>
          <table:table-cell office:value-type="float" office:value="52394" table:style-name="ce2">
            <text:p>52,394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Mayo<text:s/></text:p>
          </table:table-cell>
          <table:table-cell office:value-type="float" office:value="2253915" table:style-name="ce2">
            <text:p>2,253,915</text:p>
          </table:table-cell>
          <table:table-cell office:value-type="float" office:value="1139624" table:style-name="ce2">
            <text:p>1,139,624</text:p>
          </table:table-cell>
          <table:table-cell office:value-type="float" office:value="1058523" table:style-name="ce2">
            <text:p>1,058,523</text:p>
          </table:table-cell>
          <table:table-cell office:value-type="float" office:value="55768" table:style-name="ce2">
            <text:p>55,768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Junio<text:s/></text:p>
          </table:table-cell>
          <table:table-cell office:value-type="float" office:value="2244636" table:style-name="ce2">
            <text:p>2,244,636</text:p>
          </table:table-cell>
          <table:table-cell office:value-type="float" office:value="1125195" table:style-name="ce2">
            <text:p>1,125,195</text:p>
          </table:table-cell>
          <table:table-cell office:value-type="float" office:value="1061831" table:style-name="ce2">
            <text:p>1,061,831</text:p>
          </table:table-cell>
          <table:table-cell office:value-type="float" office:value="57610" table:style-name="ce2">
            <text:p>57,610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Julio<text:s/></text:p>
          </table:table-cell>
          <table:table-cell office:value-type="float" office:value="2309913" table:style-name="ce2">
            <text:p>2,309,913</text:p>
          </table:table-cell>
          <table:table-cell office:value-type="float" office:value="1163017" table:style-name="ce2">
            <text:p>1,163,017</text:p>
          </table:table-cell>
          <table:table-cell office:value-type="float" office:value="1085998" table:style-name="ce2">
            <text:p>1,085,998</text:p>
          </table:table-cell>
          <table:table-cell office:value-type="float" office:value="60898" table:style-name="ce2">
            <text:p>60,898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Agosto<text:s/></text:p>
          </table:table-cell>
          <table:table-cell office:value-type="float" office:value="2314203" table:style-name="ce2">
            <text:p>2,314,203</text:p>
          </table:table-cell>
          <table:table-cell office:value-type="float" office:value="1152778" table:style-name="ce2">
            <text:p>1,152,778</text:p>
          </table:table-cell>
          <table:table-cell office:value-type="float" office:value="1098796" table:style-name="ce2">
            <text:p>1,098,796</text:p>
          </table:table-cell>
          <table:table-cell office:value-type="float" office:value="62629" table:style-name="ce2">
            <text:p>62,629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Septiembre<text:s/></text:p>
          </table:table-cell>
          <table:table-cell office:value-type="float" office:value="2341521" table:style-name="ce2">
            <text:p>2,341,521</text:p>
          </table:table-cell>
          <table:table-cell office:value-type="float" office:value="1159843" table:style-name="ce2">
            <text:p>1,159,843</text:p>
          </table:table-cell>
          <table:table-cell office:value-type="float" office:value="1116937" table:style-name="ce2">
            <text:p>1,116,937</text:p>
          </table:table-cell>
          <table:table-cell office:value-type="float" office:value="64741" table:style-name="ce2">
            <text:p>64,741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Octubre<text:s/></text:p>
          </table:table-cell>
          <table:table-cell office:value-type="float" office:value="2354521" table:style-name="ce2">
            <text:p>2,354,521</text:p>
          </table:table-cell>
          <table:table-cell office:value-type="float" office:value="1162431" table:style-name="ce2">
            <text:p>1,162,431</text:p>
          </table:table-cell>
          <table:table-cell office:value-type="float" office:value="1125219" table:style-name="ce2">
            <text:p>1,125,219</text:p>
          </table:table-cell>
          <table:table-cell office:value-type="float" office:value="66871" table:style-name="ce2">
            <text:p>66,871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Noviembre<text:s/></text:p>
          </table:table-cell>
          <table:table-cell office:value-type="float" office:value="2394254" table:style-name="ce2">
            <text:p>2,394,254</text:p>
          </table:table-cell>
          <table:table-cell office:value-type="float" office:value="1175497" table:style-name="ce2">
            <text:p>1,175,497</text:p>
          </table:table-cell>
          <table:table-cell office:value-type="float" office:value="1149921" table:style-name="ce2">
            <text:p>1,149,921</text:p>
          </table:table-cell>
          <table:table-cell office:value-type="float" office:value="68836" table:style-name="ce2">
            <text:p>68,836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1">
            <text:p><text:s/>Diciembre<text:s/></text:p>
          </table:table-cell>
          <table:table-cell office:value-type="float" office:value="2417992" table:style-name="ce2">
            <text:p>2,417,992</text:p>
          </table:table-cell>
          <table:table-cell office:value-type="float" office:value="1183463" table:style-name="ce2">
            <text:p>1,183,463</text:p>
          </table:table-cell>
          <table:table-cell office:value-type="float" office:value="1163938" table:style-name="ce2">
            <text:p>1,163,938</text:p>
          </table:table-cell>
          <table:table-cell office:value-type="float" office:value="70591" table:style-name="ce2">
            <text:p>70,591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Enero<text:s/></text:p>
          </table:table-cell>
          <table:table-cell office:value-type="float" office:value="1176052" table:style-name="ce2">
            <text:p>1,176,052</text:p>
          </table:table-cell>
          <table:table-cell office:value-type="float" office:value="1176052" table:style-name="ce2">
            <text:p>1,176,052</text:p>
          </table:table-cell>
          <table:table-cell office:value-type="float" office:value="1160056" table:style-name="ce2">
            <text:p>1,160,056</text:p>
          </table:table-cell>
          <table:table-cell office:value-type="float" office:value="71604" table:style-name="ce2">
            <text:p>71,604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Febrero<text:s/></text:p>
          </table:table-cell>
          <table:table-cell office:value-type="float" office:value="1181437" table:style-name="ce2">
            <text:p>1,181,437</text:p>
          </table:table-cell>
          <table:table-cell office:value-type="float" office:value="1181437" table:style-name="ce2">
            <text:p>1,181,437</text:p>
          </table:table-cell>
          <table:table-cell office:value-type="float" office:value="1231420" table:style-name="ce2">
            <text:p>1,231,420</text:p>
          </table:table-cell>
          <table:table-cell office:value-type="float" office:value="73332" table:style-name="ce2">
            <text:p>73,332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Marzo<text:s/></text:p>
          </table:table-cell>
          <table:table-cell office:value-type="float" office:value="1220437" table:style-name="ce2">
            <text:p>1,220,437</text:p>
          </table:table-cell>
          <table:table-cell office:value-type="float" office:value="1220437" table:style-name="ce2">
            <text:p>1,220,437</text:p>
          </table:table-cell>
          <table:table-cell office:value-type="float" office:value="1211874" table:style-name="ce2">
            <text:p>1,211,874</text:p>
          </table:table-cell>
          <table:table-cell office:value-type="float" office:value="75904" table:style-name="ce2">
            <text:p>75,904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Abril<text:s/></text:p>
          </table:table-cell>
          <table:table-cell office:value-type="float" office:value="1205441" table:style-name="ce2">
            <text:p>1,205,441</text:p>
          </table:table-cell>
          <table:table-cell office:value-type="float" office:value="1205441" table:style-name="ce2">
            <text:p>1,205,441</text:p>
          </table:table-cell>
          <table:table-cell office:value-type="float" office:value="1215557" table:style-name="ce2">
            <text:p>1,215,557</text:p>
          </table:table-cell>
          <table:table-cell office:value-type="float" office:value="78441" table:style-name="ce2">
            <text:p>78,441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Mayo<text:s/></text:p>
          </table:table-cell>
          <table:table-cell office:value-type="float" office:value="1177103" table:style-name="ce2">
            <text:p>1,177,103</text:p>
          </table:table-cell>
          <table:table-cell office:value-type="float" office:value="1177103" table:style-name="ce2">
            <text:p>1,177,103</text:p>
          </table:table-cell>
          <table:table-cell office:value-type="float" office:value="1204911" table:style-name="ce2">
            <text:p>1,204,911</text:p>
          </table:table-cell>
          <table:table-cell office:value-type="float" office:value="80218" table:style-name="ce2">
            <text:p>80,218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Junio<text:s/></text:p>
          </table:table-cell>
          <table:table-cell office:value-type="float" office:value="1211490" table:style-name="ce2">
            <text:p>1,211,490</text:p>
          </table:table-cell>
          <table:table-cell office:value-type="float" office:value="1211490" table:style-name="ce2">
            <text:p>1,211,490</text:p>
          </table:table-cell>
          <table:table-cell office:value-type="float" office:value="1232836" table:style-name="ce2">
            <text:p>1,232,836</text:p>
          </table:table-cell>
          <table:table-cell office:value-type="float" office:value="82738" table:style-name="ce2">
            <text:p>82,738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Julio<text:s/></text:p>
          </table:table-cell>
          <table:table-cell office:value-type="float" office:value="1217991" table:style-name="ce2">
            <text:p>1,217,991</text:p>
          </table:table-cell>
          <table:table-cell office:value-type="float" office:value="1217991" table:style-name="ce2">
            <text:p>1,217,991</text:p>
          </table:table-cell>
          <table:table-cell office:value-type="float" office:value="1241664" table:style-name="ce2">
            <text:p>1,241,664</text:p>
          </table:table-cell>
          <table:table-cell office:value-type="float" office:value="85599" table:style-name="ce2">
            <text:p>85,599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Agosto<text:s/></text:p>
          </table:table-cell>
          <table:table-cell office:value-type="float" office:value="1224669" table:style-name="ce2">
            <text:p>1,224,669</text:p>
          </table:table-cell>
          <table:table-cell office:value-type="float" office:value="1224669" table:style-name="ce2">
            <text:p>1,224,669</text:p>
          </table:table-cell>
          <table:table-cell office:value-type="float" office:value="1255620" table:style-name="ce2">
            <text:p>1,255,620</text:p>
          </table:table-cell>
          <table:table-cell office:value-type="float" office:value="87922" table:style-name="ce2">
            <text:p>87,922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Septiembre<text:s/></text:p>
          </table:table-cell>
          <table:table-cell office:value-type="float" office:value="1218713" table:style-name="ce2">
            <text:p>1,218,713</text:p>
          </table:table-cell>
          <table:table-cell office:value-type="float" office:value="1218713" table:style-name="ce2">
            <text:p>1,218,713</text:p>
          </table:table-cell>
          <table:table-cell office:value-type="float" office:value="1268183" table:style-name="ce2">
            <text:p>1,268,183</text:p>
          </table:table-cell>
          <table:table-cell office:value-type="float" office:value="89343" table:style-name="ce2">
            <text:p>89,343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Octubre<text:s/></text:p>
          </table:table-cell>
          <table:table-cell office:value-type="float" office:value="1226201" table:style-name="ce2">
            <text:p>1,226,201</text:p>
          </table:table-cell>
          <table:table-cell office:value-type="float" office:value="1226201" table:style-name="ce2">
            <text:p>1,226,201</text:p>
          </table:table-cell>
          <table:table-cell office:value-type="float" office:value="1260298" table:style-name="ce2">
            <text:p>1,260,298</text:p>
          </table:table-cell>
          <table:table-cell office:value-type="float" office:value="93028" table:style-name="ce2">
            <text:p>93,028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Noviembre<text:s/></text:p>
          </table:table-cell>
          <table:table-cell office:value-type="float" office:value="1218882" table:style-name="ce2">
            <text:p>1,218,882</text:p>
          </table:table-cell>
          <table:table-cell office:value-type="float" office:value="1218882" table:style-name="ce2">
            <text:p>1,218,882</text:p>
          </table:table-cell>
          <table:table-cell office:value-type="float" office:value="1269929" table:style-name="ce2">
            <text:p>1,269,929</text:p>
          </table:table-cell>
          <table:table-cell office:value-type="float" office:value="94580" table:style-name="ce2">
            <text:p>94,580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1">
            <text:p><text:s/>Diciembre<text:s/></text:p>
          </table:table-cell>
          <table:table-cell office:value-type="float" office:value="1224959" table:style-name="ce2">
            <text:p>1,224,959</text:p>
          </table:table-cell>
          <table:table-cell office:value-type="float" office:value="1224959" table:style-name="ce2">
            <text:p>1,224,959</text:p>
          </table:table-cell>
          <table:table-cell office:value-type="float" office:value="1266038" table:style-name="ce2">
            <text:p>1,266,038</text:p>
          </table:table-cell>
          <table:table-cell office:value-type="float" office:value="95946" table:style-name="ce2">
            <text:p>95,946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Enero<text:s/></text:p>
          </table:table-cell>
          <table:table-cell office:value-type="float" office:value="1223372" table:style-name="ce2">
            <text:p>1,223,372</text:p>
          </table:table-cell>
          <table:table-cell office:value-type="float" office:value="1223372" table:style-name="ce2">
            <text:p>1,223,372</text:p>
          </table:table-cell>
          <table:table-cell office:value-type="float" office:value="1271097" table:style-name="ce2">
            <text:p>1,271,097</text:p>
          </table:table-cell>
          <table:table-cell office:value-type="float" office:value="99242" table:style-name="ce2">
            <text:p>99,242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Febrero<text:s/></text:p>
          </table:table-cell>
          <table:table-cell office:value-type="float" office:value="1231300" table:style-name="ce2">
            <text:p>1,231,300</text:p>
          </table:table-cell>
          <table:table-cell office:value-type="float" office:value="1231300" table:style-name="ce2">
            <text:p>1,231,300</text:p>
          </table:table-cell>
          <table:table-cell office:value-type="float" office:value="1284740" table:style-name="ce2">
            <text:p>1,284,740</text:p>
          </table:table-cell>
          <table:table-cell office:value-type="float" office:value="100100" table:style-name="ce2">
            <text:p>100,100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Marzo<text:s/></text:p>
          </table:table-cell>
          <table:table-cell office:value-type="float" office:value="1245484" table:style-name="ce2">
            <text:p>1,245,484</text:p>
          </table:table-cell>
          <table:table-cell office:value-type="float" office:value="1245484" table:style-name="ce2">
            <text:p>1,245,484</text:p>
          </table:table-cell>
          <table:table-cell office:value-type="float" office:value="1302922" table:style-name="ce2">
            <text:p>1,302,922</text:p>
          </table:table-cell>
          <table:table-cell office:value-type="float" office:value="108062" table:style-name="ce2">
            <text:p>108,062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Abril<text:s/></text:p>
          </table:table-cell>
          <table:table-cell office:value-type="float" office:value="1241072" table:style-name="ce2">
            <text:p>1,241,072</text:p>
          </table:table-cell>
          <table:table-cell office:value-type="float" office:value="1241072" table:style-name="ce2">
            <text:p>1,241,072</text:p>
          </table:table-cell>
          <table:table-cell office:value-type="float" office:value="1302081" table:style-name="ce2">
            <text:p>1,302,081</text:p>
          </table:table-cell>
          <table:table-cell office:value-type="float" office:value="104169" table:style-name="ce2">
            <text:p>104,169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Mayo<text:s/></text:p>
          </table:table-cell>
          <table:table-cell office:value-type="float" office:value="1247594" table:style-name="ce2">
            <text:p>1,247,594</text:p>
          </table:table-cell>
          <table:table-cell office:value-type="float" office:value="1247594" table:style-name="ce2">
            <text:p>1,247,594</text:p>
          </table:table-cell>
          <table:table-cell office:value-type="float" office:value="1316035" table:style-name="ce2">
            <text:p>1,316,035</text:p>
          </table:table-cell>
          <table:table-cell office:value-type="float" office:value="106602" table:style-name="ce2">
            <text:p>106,602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Junio<text:s/></text:p>
          </table:table-cell>
          <table:table-cell office:value-type="float" office:value="1254835" table:style-name="ce2">
            <text:p>1,254,835</text:p>
          </table:table-cell>
          <table:table-cell office:value-type="float" office:value="1254835" table:style-name="ce2">
            <text:p>1,254,835</text:p>
          </table:table-cell>
          <table:table-cell office:value-type="float" office:value="1328834" table:style-name="ce2">
            <text:p>1,328,834</text:p>
          </table:table-cell>
          <table:table-cell office:value-type="float" office:value="108517" table:style-name="ce2">
            <text:p>108,517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Julio<text:s/></text:p>
          </table:table-cell>
          <table:table-cell office:value-type="float" office:value="1239778" table:style-name="ce2">
            <text:p>1,239,778</text:p>
          </table:table-cell>
          <table:table-cell office:value-type="float" office:value="1239778" table:style-name="ce2">
            <text:p>1,239,778</text:p>
          </table:table-cell>
          <table:table-cell office:value-type="float" office:value="1327099" table:style-name="ce2">
            <text:p>1,327,099</text:p>
          </table:table-cell>
          <table:table-cell office:value-type="float" office:value="109869" table:style-name="ce2">
            <text:p>109,869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Agosto<text:s/></text:p>
          </table:table-cell>
          <table:table-cell office:value-type="float" office:value="1268293" table:style-name="ce2">
            <text:p>1,268,293</text:p>
          </table:table-cell>
          <table:table-cell office:value-type="float" office:value="1268293" table:style-name="ce2">
            <text:p>1,268,293</text:p>
          </table:table-cell>
          <table:table-cell office:value-type="float" office:value="1347701" table:style-name="ce2">
            <text:p>1,347,701</text:p>
          </table:table-cell>
          <table:table-cell office:value-type="float" office:value="110027" table:style-name="ce2">
            <text:p>110,027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Septiembre<text:s/></text:p>
          </table:table-cell>
          <table:table-cell office:value-type="float" office:value="1271489" table:style-name="ce2">
            <text:p>1,271,489</text:p>
          </table:table-cell>
          <table:table-cell office:value-type="float" office:value="1271489" table:style-name="ce2">
            <text:p>1,271,489</text:p>
          </table:table-cell>
          <table:table-cell office:value-type="float" office:value="1355257" table:style-name="ce2">
            <text:p>1,355,257</text:p>
          </table:table-cell>
          <table:table-cell office:value-type="float" office:value="113888" table:style-name="ce2">
            <text:p>113,888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Octubre<text:s/></text:p>
          </table:table-cell>
          <table:table-cell office:value-type="float" office:value="1252244" table:style-name="ce2">
            <text:p>1,252,244</text:p>
          </table:table-cell>
          <table:table-cell office:value-type="float" office:value="1252244" table:style-name="ce2">
            <text:p>1,252,244</text:p>
          </table:table-cell>
          <table:table-cell office:value-type="float" office:value="1341255" table:style-name="ce2">
            <text:p>1,341,255</text:p>
          </table:table-cell>
          <table:table-cell office:value-type="float" office:value="112035" table:style-name="ce2">
            <text:p>112,035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Noviembre<text:s/></text:p>
          </table:table-cell>
          <table:table-cell office:value-type="float" office:value="1262782" table:style-name="ce2">
            <text:p>1,262,782</text:p>
          </table:table-cell>
          <table:table-cell office:value-type="float" office:value="1262782" table:style-name="ce2">
            <text:p>1,262,782</text:p>
          </table:table-cell>
          <table:table-cell office:value-type="float" office:value="1349205" table:style-name="ce2">
            <text:p>1,349,205</text:p>
          </table:table-cell>
          <table:table-cell office:value-type="float" office:value="113197" table:style-name="ce2">
            <text:p>113,197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1">
            <text:p><text:s/>Diciembre<text:s/></text:p>
          </table:table-cell>
          <table:table-cell office:value-type="float" office:value="1270865" table:style-name="ce2">
            <text:p>1,270,865</text:p>
          </table:table-cell>
          <table:table-cell office:value-type="float" office:value="1270865" table:style-name="ce2">
            <text:p>1,270,865</text:p>
          </table:table-cell>
          <table:table-cell office:value-type="float" office:value="1362366" table:style-name="ce2">
            <text:p>1,362,366</text:p>
          </table:table-cell>
          <table:table-cell office:value-type="float" office:value="114504" table:style-name="ce2">
            <text:p>114,504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Enero<text:s/></text:p>
          </table:table-cell>
          <table:table-cell office:value-type="float" office:value="1275175" table:style-name="ce2">
            <text:p>1,275,175</text:p>
          </table:table-cell>
          <table:table-cell office:value-type="float" office:value="1275175" table:style-name="ce2">
            <text:p>1,275,175</text:p>
          </table:table-cell>
          <table:table-cell office:value-type="float" office:value="1375547" table:style-name="ce2">
            <text:p>1,375,547</text:p>
          </table:table-cell>
          <table:table-cell office:value-type="float" office:value="116275" table:style-name="ce2">
            <text:p>116,275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Febrero<text:s/></text:p>
          </table:table-cell>
          <table:table-cell office:value-type="float" office:value="1285398" table:style-name="ce2">
            <text:p>1,285,398</text:p>
          </table:table-cell>
          <table:table-cell office:value-type="float" office:value="1285398" table:style-name="ce2">
            <text:p>1,285,398</text:p>
          </table:table-cell>
          <table:table-cell office:value-type="float" office:value="1374230" table:style-name="ce2">
            <text:p>1,374,230</text:p>
          </table:table-cell>
          <table:table-cell office:value-type="float" office:value="117748" table:style-name="ce2">
            <text:p>117,748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Marzo<text:s/></text:p>
          </table:table-cell>
          <table:table-cell office:value-type="float" office:value="1294708" table:style-name="ce2">
            <text:p>1,294,708</text:p>
          </table:table-cell>
          <table:table-cell office:value-type="float" office:value="1294708" table:style-name="ce2">
            <text:p>1,294,708</text:p>
          </table:table-cell>
          <table:table-cell office:value-type="float" office:value="1388481" table:style-name="ce2">
            <text:p>1,388,481</text:p>
          </table:table-cell>
          <table:table-cell office:value-type="float" office:value="120423" table:style-name="ce2">
            <text:p>120,423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Abril<text:s/></text:p>
          </table:table-cell>
          <table:table-cell office:value-type="float" office:value="1304722" table:style-name="ce2">
            <text:p>1,304,722</text:p>
          </table:table-cell>
          <table:table-cell office:value-type="float" office:value="1304722" table:style-name="ce2">
            <text:p>1,304,722</text:p>
          </table:table-cell>
          <table:table-cell office:value-type="float" office:value="1404642" table:style-name="ce2">
            <text:p>1,404,642</text:p>
          </table:table-cell>
          <table:table-cell office:value-type="float" office:value="121201" table:style-name="ce2">
            <text:p>121,201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Mayo<text:s/></text:p>
          </table:table-cell>
          <table:table-cell office:value-type="float" office:value="1314375" table:style-name="ce2">
            <text:p>1,314,375</text:p>
          </table:table-cell>
          <table:table-cell office:value-type="float" office:value="1314375" table:style-name="ce2">
            <text:p>1,314,375</text:p>
          </table:table-cell>
          <table:table-cell office:value-type="float" office:value="1430604" table:style-name="ce2">
            <text:p>1,430,604</text:p>
          </table:table-cell>
          <table:table-cell office:value-type="float" office:value="123941" table:style-name="ce2">
            <text:p>123,941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Junio<text:s/></text:p>
          </table:table-cell>
          <table:table-cell office:value-type="float" office:value="1322957" table:style-name="ce2">
            <text:p>1,322,957</text:p>
          </table:table-cell>
          <table:table-cell office:value-type="float" office:value="1322957" table:style-name="ce2">
            <text:p>1,322,957</text:p>
          </table:table-cell>
          <table:table-cell office:value-type="float" office:value="1427923" table:style-name="ce2">
            <text:p>1,427,923</text:p>
          </table:table-cell>
          <table:table-cell office:value-type="float" office:value="125856" table:style-name="ce2">
            <text:p>125,856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Julio<text:s/></text:p>
          </table:table-cell>
          <table:table-cell office:value-type="float" office:value="1321168" table:style-name="ce2">
            <text:p>1,321,168</text:p>
          </table:table-cell>
          <table:table-cell office:value-type="float" office:value="1321168" table:style-name="ce2">
            <text:p>1,321,168</text:p>
          </table:table-cell>
          <table:table-cell office:value-type="float" office:value="1448786" table:style-name="ce2">
            <text:p>1,448,786</text:p>
          </table:table-cell>
          <table:table-cell office:value-type="float" office:value="127446" table:style-name="ce2">
            <text:p>127,446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Agosto<text:s/></text:p>
          </table:table-cell>
          <table:table-cell office:value-type="float" office:value="1335783" table:style-name="ce2">
            <text:p>1,335,783</text:p>
          </table:table-cell>
          <table:table-cell office:value-type="float" office:value="1335783" table:style-name="ce2">
            <text:p>1,335,783</text:p>
          </table:table-cell>
          <table:table-cell office:value-type="float" office:value="1453649" table:style-name="ce2">
            <text:p>1,453,649</text:p>
          </table:table-cell>
          <table:table-cell office:value-type="float" office:value="129098" table:style-name="ce2">
            <text:p>129,098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Septiembre<text:s/></text:p>
          </table:table-cell>
          <table:table-cell office:value-type="float" office:value="1332551" table:style-name="ce2">
            <text:p>1,332,551</text:p>
          </table:table-cell>
          <table:table-cell office:value-type="float" office:value="1332551" table:style-name="ce2">
            <text:p>1,332,551</text:p>
          </table:table-cell>
          <table:table-cell office:value-type="float" office:value="1452377" table:style-name="ce2">
            <text:p>1,452,377</text:p>
          </table:table-cell>
          <table:table-cell office:value-type="float" office:value="130143" table:style-name="ce2">
            <text:p>130,143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Octubre<text:s/></text:p>
          </table:table-cell>
          <table:table-cell office:value-type="float" office:value="1331542" table:style-name="ce2">
            <text:p>1,331,542</text:p>
          </table:table-cell>
          <table:table-cell office:value-type="float" office:value="1331542" table:style-name="ce2">
            <text:p>1,331,542</text:p>
          </table:table-cell>
          <table:table-cell office:value-type="float" office:value="1458095" table:style-name="ce2">
            <text:p>1,458,095</text:p>
          </table:table-cell>
          <table:table-cell office:value-type="float" office:value="130815" table:style-name="ce2">
            <text:p>130,815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Noviembre<text:s/></text:p>
          </table:table-cell>
          <table:table-cell office:value-type="float" office:value="1355575" table:style-name="ce2">
            <text:p>1,355,575</text:p>
          </table:table-cell>
          <table:table-cell office:value-type="float" office:value="1355575" table:style-name="ce2">
            <text:p>1,355,575</text:p>
          </table:table-cell>
          <table:table-cell office:value-type="float" office:value="1491285" table:style-name="ce2">
            <text:p>1,491,285</text:p>
          </table:table-cell>
          <table:table-cell office:value-type="float" office:value="133618" table:style-name="ce2">
            <text:p>133,618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1">
            <text:p><text:s/>Diciembre<text:s/></text:p>
          </table:table-cell>
          <table:table-cell office:value-type="float" office:value="1353109" table:style-name="ce2">
            <text:p>1,353,109</text:p>
          </table:table-cell>
          <table:table-cell office:value-type="float" office:value="1353109" table:style-name="ce2">
            <text:p>1,353,109</text:p>
          </table:table-cell>
          <table:table-cell office:value-type="float" office:value="1478208" table:style-name="ce2">
            <text:p>1,478,208</text:p>
          </table:table-cell>
          <table:table-cell office:value-type="float" office:value="134009" table:style-name="ce2">
            <text:p>134,009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Enero<text:s/></text:p>
          </table:table-cell>
          <table:table-cell office:value-type="float" office:value="2971385" table:style-name="ce2">
            <text:p>2,971,385</text:p>
          </table:table-cell>
          <table:table-cell office:value-type="float" office:value="1346787" table:style-name="ce2">
            <text:p>1,346,787</text:p>
          </table:table-cell>
          <table:table-cell office:value-type="float" office:value="1492651" table:style-name="ce2">
            <text:p>1,492,651</text:p>
          </table:table-cell>
          <table:table-cell office:value-type="float" office:value="131947" table:style-name="ce2">
            <text:p>131,947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Febrero<text:s/></text:p>
          </table:table-cell>
          <table:table-cell office:value-type="float" office:value="3021078" table:style-name="ce2">
            <text:p>3,021,078</text:p>
          </table:table-cell>
          <table:table-cell office:value-type="float" office:value="1359650" table:style-name="ce2">
            <text:p>1,359,650</text:p>
          </table:table-cell>
          <table:table-cell office:value-type="float" office:value="1528301" table:style-name="ce2">
            <text:p>1,528,301</text:p>
          </table:table-cell>
          <table:table-cell office:value-type="float" office:value="133127" table:style-name="ce2">
            <text:p>133,127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Marzo<text:s/></text:p>
          </table:table-cell>
          <table:table-cell office:value-type="float" office:value="3016476" table:style-name="ce2">
            <text:p>3,016,476</text:p>
          </table:table-cell>
          <table:table-cell office:value-type="float" office:value="1372937" table:style-name="ce2">
            <text:p>1,372,937</text:p>
          </table:table-cell>
          <table:table-cell office:value-type="float" office:value="1505359" table:style-name="ce2">
            <text:p>1,505,359</text:p>
          </table:table-cell>
          <table:table-cell office:value-type="float" office:value="138180" table:style-name="ce2">
            <text:p>138,180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Abril<text:s/></text:p>
          </table:table-cell>
          <table:table-cell office:value-type="float" office:value="3084264" table:style-name="ce2">
            <text:p>3,084,264</text:p>
          </table:table-cell>
          <table:table-cell office:value-type="float" office:value="1401048" table:style-name="ce2">
            <text:p>1,401,048</text:p>
          </table:table-cell>
          <table:table-cell office:value-type="float" office:value="1542106" table:style-name="ce2">
            <text:p>1,542,106</text:p>
          </table:table-cell>
          <table:table-cell office:value-type="float" office:value="141110" table:style-name="ce2">
            <text:p>141,110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Mayo<text:s/></text:p>
          </table:table-cell>
          <table:table-cell office:value-type="float" office:value="3080900" table:style-name="ce2">
            <text:p>3,080,900</text:p>
          </table:table-cell>
          <table:table-cell office:value-type="float" office:value="1400615" table:style-name="ce2">
            <text:p>1,400,615</text:p>
          </table:table-cell>
          <table:table-cell office:value-type="float" office:value="1539307" table:style-name="ce2">
            <text:p>1,539,307</text:p>
          </table:table-cell>
          <table:table-cell office:value-type="float" office:value="140978" table:style-name="ce2">
            <text:p>140,978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Junio<text:s/></text:p>
          </table:table-cell>
          <table:table-cell office:value-type="float" office:value="3112315" table:style-name="ce2">
            <text:p>3,112,315</text:p>
          </table:table-cell>
          <table:table-cell office:value-type="float" office:value="1414279" table:style-name="ce2">
            <text:p>1,414,279</text:p>
          </table:table-cell>
          <table:table-cell office:value-type="float" office:value="1553545" table:style-name="ce2">
            <text:p>1,553,545</text:p>
          </table:table-cell>
          <table:table-cell office:value-type="float" office:value="144491" table:style-name="ce2">
            <text:p>144,491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Julio<text:s/></text:p>
          </table:table-cell>
          <table:table-cell office:value-type="float" office:value="3103655" table:style-name="ce2">
            <text:p>3,103,655</text:p>
          </table:table-cell>
          <table:table-cell office:value-type="float" office:value="1404730" table:style-name="ce2">
            <text:p>1,404,730</text:p>
          </table:table-cell>
          <table:table-cell office:value-type="float" office:value="1555644" table:style-name="ce2">
            <text:p>1,555,644</text:p>
          </table:table-cell>
          <table:table-cell office:value-type="float" office:value="143281" table:style-name="ce2">
            <text:p>143,281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Agosto<text:s/></text:p>
          </table:table-cell>
          <table:table-cell office:value-type="float" office:value="3160668" table:style-name="ce2">
            <text:p>3,160,668</text:p>
          </table:table-cell>
          <table:table-cell office:value-type="float" office:value="1430575" table:style-name="ce2">
            <text:p>1,430,575</text:p>
          </table:table-cell>
          <table:table-cell office:value-type="float" office:value="1584765" table:style-name="ce2">
            <text:p>1,584,765</text:p>
          </table:table-cell>
          <table:table-cell office:value-type="float" office:value="145328" table:style-name="ce2">
            <text:p>145,328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Septiembre<text:s/></text:p>
          </table:table-cell>
          <table:table-cell office:value-type="float" office:value="3147868" table:style-name="ce2">
            <text:p>3,147,868</text:p>
          </table:table-cell>
          <table:table-cell office:value-type="float" office:value="1422487" table:style-name="ce2">
            <text:p>1,422,487</text:p>
          </table:table-cell>
          <table:table-cell office:value-type="float" office:value="1578479" table:style-name="ce2">
            <text:p>1,578,479</text:p>
          </table:table-cell>
          <table:table-cell office:value-type="float" office:value="146902" table:style-name="ce2">
            <text:p>146,902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Octubre<text:s/></text:p>
          </table:table-cell>
          <table:table-cell office:value-type="float" office:value="3179214" table:style-name="ce2">
            <text:p>3,179,214</text:p>
          </table:table-cell>
          <table:table-cell office:value-type="float" office:value="1434785" table:style-name="ce2">
            <text:p>1,434,785</text:p>
          </table:table-cell>
          <table:table-cell office:value-type="float" office:value="1595792" table:style-name="ce2">
            <text:p>1,595,792</text:p>
          </table:table-cell>
          <table:table-cell office:value-type="float" office:value="148637" table:style-name="ce2">
            <text:p>148,637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Noviembre<text:s/></text:p>
          </table:table-cell>
          <table:table-cell office:value-type="float" office:value="3200727" table:style-name="ce2">
            <text:p>3,200,727</text:p>
          </table:table-cell>
          <table:table-cell office:value-type="float" office:value="1448467" table:style-name="ce2">
            <text:p>1,448,467</text:p>
          </table:table-cell>
          <table:table-cell office:value-type="float" office:value="1601669" table:style-name="ce2">
            <text:p>1,601,669</text:p>
          </table:table-cell>
          <table:table-cell office:value-type="float" office:value="150591" table:style-name="ce2">
            <text:p>150,591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1">
            <text:p><text:s/>Diciembre<text:s/></text:p>
          </table:table-cell>
          <table:table-cell office:value-type="float" office:value="3224947" table:style-name="ce2">
            <text:p>3,224,947</text:p>
          </table:table-cell>
          <table:table-cell office:value-type="float" office:value="1451773" table:style-name="ce2">
            <text:p>1,451,773</text:p>
          </table:table-cell>
          <table:table-cell office:value-type="float" office:value="1621827" table:style-name="ce2">
            <text:p>1,621,827</text:p>
          </table:table-cell>
          <table:table-cell office:value-type="float" office:value="151347" table:style-name="ce2">
            <text:p>151,347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Enero<text:s/></text:p>
          </table:table-cell>
          <table:table-cell office:value-type="float" office:value="3237880" table:style-name="ce2">
            <text:p>3,237,880</text:p>
          </table:table-cell>
          <table:table-cell office:value-type="float" office:value="1459038" table:style-name="ce2">
            <text:p>1,459,038</text:p>
          </table:table-cell>
          <table:table-cell office:value-type="float" office:value="1615933" table:style-name="ce2">
            <text:p>1,615,933</text:p>
          </table:table-cell>
          <table:table-cell office:value-type="float" office:value="162909" table:style-name="ce2">
            <text:p>162,909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Febrero<text:s/></text:p>
          </table:table-cell>
          <table:table-cell office:value-type="float" office:value="3248477" table:style-name="ce2">
            <text:p>3,248,477</text:p>
          </table:table-cell>
          <table:table-cell office:value-type="float" office:value="1460791" table:style-name="ce2">
            <text:p>1,460,791</text:p>
          </table:table-cell>
          <table:table-cell office:value-type="float" office:value="1617473" table:style-name="ce2">
            <text:p>1,617,473</text:p>
          </table:table-cell>
          <table:table-cell office:value-type="float" office:value="170213" table:style-name="ce2">
            <text:p>170,213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Marzo<text:s/></text:p>
          </table:table-cell>
          <table:table-cell office:value-type="float" office:value="3314387" table:style-name="ce2">
            <text:p>3,314,387</text:p>
          </table:table-cell>
          <table:table-cell office:value-type="float" office:value="1482487" table:style-name="ce2">
            <text:p>1,482,487</text:p>
          </table:table-cell>
          <table:table-cell office:value-type="float" office:value="1661507" table:style-name="ce2">
            <text:p>1,661,507</text:p>
          </table:table-cell>
          <table:table-cell office:value-type="float" office:value="170393" table:style-name="ce2">
            <text:p>170,393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Abril<text:s/></text:p>
          </table:table-cell>
          <table:table-cell office:value-type="float" office:value="3330051" table:style-name="ce2">
            <text:p>3,330,051</text:p>
          </table:table-cell>
          <table:table-cell office:value-type="float" office:value="1507945" table:style-name="ce2">
            <text:p>1,507,945</text:p>
          </table:table-cell>
          <table:table-cell office:value-type="float" office:value="1651231" table:style-name="ce2">
            <text:p>1,651,231</text:p>
          </table:table-cell>
          <table:table-cell office:value-type="float" office:value="170875" table:style-name="ce2">
            <text:p>170,875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Mayo<text:s/></text:p>
          </table:table-cell>
          <table:table-cell office:value-type="float" office:value="3348625" table:style-name="ce2">
            <text:p>3,348,625</text:p>
          </table:table-cell>
          <table:table-cell office:value-type="float" office:value="1511271" table:style-name="ce2">
            <text:p>1,511,271</text:p>
          </table:table-cell>
          <table:table-cell office:value-type="float" office:value="1665803" table:style-name="ce2">
            <text:p>1,665,803</text:p>
          </table:table-cell>
          <table:table-cell office:value-type="float" office:value="171551" table:style-name="ce2">
            <text:p>171,551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Junio<text:s/></text:p>
          </table:table-cell>
          <table:table-cell office:value-type="float" office:value="3360006" table:style-name="ce2">
            <text:p>3,360,006</text:p>
          </table:table-cell>
          <table:table-cell office:value-type="float" office:value="1516017" table:style-name="ce2">
            <text:p>1,516,017</text:p>
          </table:table-cell>
          <table:table-cell office:value-type="float" office:value="1671780" table:style-name="ce2">
            <text:p>1,671,780</text:p>
          </table:table-cell>
          <table:table-cell office:value-type="float" office:value="172209" table:style-name="ce2">
            <text:p>172,209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Julio<text:s/></text:p>
          </table:table-cell>
          <table:table-cell office:value-type="float" office:value="3365645" table:style-name="ce2">
            <text:p>3,365,645</text:p>
          </table:table-cell>
          <table:table-cell office:value-type="float" office:value="1521859" table:style-name="ce2">
            <text:p>1,521,859</text:p>
          </table:table-cell>
          <table:table-cell office:value-type="float" office:value="1670515" table:style-name="ce2">
            <text:p>1,670,515</text:p>
          </table:table-cell>
          <table:table-cell office:value-type="float" office:value="173271" table:style-name="ce2">
            <text:p>173,271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Agosto<text:s/></text:p>
          </table:table-cell>
          <table:table-cell office:value-type="float" office:value="3386083" table:style-name="ce2">
            <text:p>3,386,083</text:p>
          </table:table-cell>
          <table:table-cell office:value-type="float" office:value="1529646" table:style-name="ce2">
            <text:p>1,529,646</text:p>
          </table:table-cell>
          <table:table-cell office:value-type="float" office:value="1682678" table:style-name="ce2">
            <text:p>1,682,678</text:p>
          </table:table-cell>
          <table:table-cell office:value-type="float" office:value="173759" table:style-name="ce2">
            <text:p>173,759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Septiembre<text:s/></text:p>
          </table:table-cell>
          <table:table-cell office:value-type="float" office:value="3374887" table:style-name="ce2">
            <text:p>3,374,887</text:p>
          </table:table-cell>
          <table:table-cell office:value-type="float" office:value="1520902" table:style-name="ce2">
            <text:p>1,520,902</text:p>
          </table:table-cell>
          <table:table-cell office:value-type="float" office:value="1679001" table:style-name="ce2">
            <text:p>1,679,001</text:p>
          </table:table-cell>
          <table:table-cell office:value-type="float" office:value="174984" table:style-name="ce2">
            <text:p>174,984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Octubre<text:s/></text:p>
          </table:table-cell>
          <table:table-cell office:value-type="float" office:value="3429392" table:style-name="ce2">
            <text:p>3,429,392</text:p>
          </table:table-cell>
          <table:table-cell office:value-type="float" office:value="1551732" table:style-name="ce2">
            <text:p>1,551,732</text:p>
          </table:table-cell>
          <table:table-cell office:value-type="float" office:value="1700666" table:style-name="ce2">
            <text:p>1,700,666</text:p>
          </table:table-cell>
          <table:table-cell office:value-type="float" office:value="176994" table:style-name="ce2">
            <text:p>176,994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Noviembre<text:s/></text:p>
          </table:table-cell>
          <table:table-cell office:value-type="float" office:value="3435291" table:style-name="ce2">
            <text:p>3,435,291</text:p>
          </table:table-cell>
          <table:table-cell office:value-type="float" office:value="1548000" table:style-name="ce2">
            <text:p>1,548,000</text:p>
          </table:table-cell>
          <table:table-cell office:value-type="float" office:value="1709978" table:style-name="ce2">
            <text:p>1,709,978</text:p>
          </table:table-cell>
          <table:table-cell office:value-type="float" office:value="177313" table:style-name="ce2">
            <text:p>177,313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1">
            <text:p><text:s/>Diciembre<text:s/></text:p>
          </table:table-cell>
          <table:table-cell office:value-type="float" office:value="3407061" table:style-name="ce2">
            <text:p>3,407,061</text:p>
          </table:table-cell>
          <table:table-cell office:value-type="float" office:value="1544927" table:style-name="ce2">
            <text:p>1,544,927</text:p>
          </table:table-cell>
          <table:table-cell office:value-type="float" office:value="1683703" table:style-name="ce2">
            <text:p>1,683,703</text:p>
          </table:table-cell>
          <table:table-cell office:value-type="float" office:value="178431" table:style-name="ce2">
            <text:p>178,431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Enero</text:p>
          </table:table-cell>
          <table:table-cell office:value-type="float" office:value="3476589" table:style-name="ce2">
            <text:p>3,476,589</text:p>
          </table:table-cell>
          <table:table-cell office:value-type="float" office:value="1563494" table:style-name="ce2">
            <text:p>1,563,494</text:p>
          </table:table-cell>
          <table:table-cell office:value-type="float" office:value="1733740" table:style-name="ce2">
            <text:p>1,733,740</text:p>
          </table:table-cell>
          <table:table-cell office:value-type="float" office:value="179355" table:style-name="ce2">
            <text:p>179,355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Febrero</text:p>
          </table:table-cell>
          <table:table-cell office:value-type="float" office:value="3455629" table:style-name="ce2">
            <text:p>3,455,629</text:p>
          </table:table-cell>
          <table:table-cell office:value-type="float" office:value="1562515" table:style-name="ce2">
            <text:p>1,562,515</text:p>
          </table:table-cell>
          <table:table-cell office:value-type="float" office:value="1714575" table:style-name="ce2">
            <text:p>1,714,575</text:p>
          </table:table-cell>
          <table:table-cell office:value-type="float" office:value="178539" table:style-name="ce2">
            <text:p>178,539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Marzo</text:p>
          </table:table-cell>
          <table:table-cell office:value-type="float" office:value="3580871" table:style-name="ce2">
            <text:p>3,580,871</text:p>
          </table:table-cell>
          <table:table-cell office:value-type="float" office:value="1619765" table:style-name="ce2">
            <text:p>1,619,765</text:p>
          </table:table-cell>
          <table:table-cell office:value-type="float" office:value="1778698" table:style-name="ce2">
            <text:p>1,778,698</text:p>
          </table:table-cell>
          <table:table-cell office:value-type="float" office:value="182408" table:style-name="ce2">
            <text:p>182,408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Abril</text:p>
          </table:table-cell>
          <table:table-cell office:value-type="float" office:value="3560883" table:style-name="ce2">
            <text:p>3,560,883</text:p>
          </table:table-cell>
          <table:table-cell office:value-type="float" office:value="1613308" table:style-name="ce2">
            <text:p>1,613,308</text:p>
          </table:table-cell>
          <table:table-cell office:value-type="float" office:value="1765025" table:style-name="ce2">
            <text:p>1,765,025</text:p>
          </table:table-cell>
          <table:table-cell office:value-type="float" office:value="182550" table:style-name="ce2">
            <text:p>182,550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Mayo</text:p>
          </table:table-cell>
          <table:table-cell office:value-type="float" office:value="3600238" table:style-name="ce2">
            <text:p>3,600,238</text:p>
          </table:table-cell>
          <table:table-cell office:value-type="float" office:value="1622071" table:style-name="ce2">
            <text:p>1,622,071</text:p>
          </table:table-cell>
          <table:table-cell office:value-type="float" office:value="1793644" table:style-name="ce2">
            <text:p>1,793,644</text:p>
          </table:table-cell>
          <table:table-cell office:value-type="float" office:value="184523" table:style-name="ce2">
            <text:p>184,523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Junio</text:p>
          </table:table-cell>
          <table:table-cell office:value-type="float" office:value="3587880" table:style-name="ce2">
            <text:p>3,587,880</text:p>
          </table:table-cell>
          <table:table-cell office:value-type="float" office:value="1620394" table:style-name="ce2">
            <text:p>1,620,394</text:p>
          </table:table-cell>
          <table:table-cell office:value-type="float" office:value="1781914" table:style-name="ce2">
            <text:p>1,781,914</text:p>
          </table:table-cell>
          <table:table-cell office:value-type="float" office:value="185572" table:style-name="ce2">
            <text:p>185,572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Julio</text:p>
          </table:table-cell>
          <table:table-cell office:value-type="float" office:value="3650225" table:style-name="ce2">
            <text:p>3,650,225</text:p>
          </table:table-cell>
          <table:table-cell office:value-type="float" office:value="1650673" table:style-name="ce2">
            <text:p>1,650,673</text:p>
          </table:table-cell>
          <table:table-cell office:value-type="float" office:value="1810379" table:style-name="ce2">
            <text:p>1,810,379</text:p>
          </table:table-cell>
          <table:table-cell office:value-type="float" office:value="189173" table:style-name="ce2">
            <text:p>189,173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Agosto</text:p>
          </table:table-cell>
          <table:table-cell office:value-type="float" office:value="3623022" table:style-name="ce2">
            <text:p>3,623,022</text:p>
          </table:table-cell>
          <table:table-cell office:value-type="float" office:value="1635632" table:style-name="ce2">
            <text:p>1,635,632</text:p>
          </table:table-cell>
          <table:table-cell office:value-type="float" office:value="1798535" table:style-name="ce2">
            <text:p>1,798,535</text:p>
          </table:table-cell>
          <table:table-cell office:value-type="float" office:value="188855" table:style-name="ce2">
            <text:p>188,855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Septiembre</text:p>
          </table:table-cell>
          <table:table-cell office:value-type="float" office:value="3674206" table:style-name="ce2">
            <text:p>3,674,206</text:p>
          </table:table-cell>
          <table:table-cell office:value-type="float" office:value="1646926" table:style-name="ce2">
            <text:p>1,646,926</text:p>
          </table:table-cell>
          <table:table-cell office:value-type="float" office:value="1836296" table:style-name="ce2">
            <text:p>1,836,296</text:p>
          </table:table-cell>
          <table:table-cell office:value-type="float" office:value="190984" table:style-name="ce2">
            <text:p>190,984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Octubre</text:p>
          </table:table-cell>
          <table:table-cell office:value-type="float" office:value="3676439" table:style-name="ce2">
            <text:p>3,676,439</text:p>
          </table:table-cell>
          <table:table-cell office:value-type="float" office:value="1658566" table:style-name="ce2">
            <text:p>1,658,566</text:p>
          </table:table-cell>
          <table:table-cell office:value-type="float" office:value="1826747" table:style-name="ce2">
            <text:p>1,826,747</text:p>
          </table:table-cell>
          <table:table-cell office:value-type="float" office:value="191126" table:style-name="ce2">
            <text:p>191,126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Noviembre</text:p>
          </table:table-cell>
          <table:table-cell office:value-type="float" office:value="3682179" table:style-name="ce2">
            <text:p>3,682,179</text:p>
          </table:table-cell>
          <table:table-cell office:value-type="float" office:value="1650991" table:style-name="ce2">
            <text:p>1,650,991</text:p>
          </table:table-cell>
          <table:table-cell office:value-type="float" office:value="1833677" table:style-name="ce2">
            <text:p>1,833,677</text:p>
          </table:table-cell>
          <table:table-cell office:value-type="float" office:value="197511" table:style-name="ce2">
            <text:p>197,511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Diciembre</text:p>
          </table:table-cell>
          <table:table-cell office:value-type="float" office:value="3689816" table:style-name="ce2">
            <text:p>3,689,816</text:p>
          </table:table-cell>
          <table:table-cell office:value-type="float" office:value="1668163" table:style-name="ce2">
            <text:p>1,668,163</text:p>
          </table:table-cell>
          <table:table-cell office:value-type="float" office:value="1839469" table:style-name="ce2">
            <text:p>1,839,469</text:p>
          </table:table-cell>
          <table:table-cell office:value-type="float" office:value="182184" table:style-name="ce2">
            <text:p>182,184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1">
            <text:p>Enero</text:p>
          </table:table-cell>
          <table:table-cell office:value-type="float" office:value="3700190" table:style-name="ce2">
            <text:p>3,700,190</text:p>
          </table:table-cell>
          <table:table-cell office:value-type="float" office:value="1675458" table:style-name="ce2">
            <text:p>1,675,458</text:p>
          </table:table-cell>
          <table:table-cell office:value-type="float" office:value="1831931" table:style-name="ce2">
            <text:p>1,831,931</text:p>
          </table:table-cell>
          <table:table-cell office:value-type="float" office:value="192801" table:style-name="ce2">
            <text:p>192,801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Febrero</text:p>
          </table:table-cell>
          <table:table-cell office:value-type="float" office:value="3732647" table:style-name="ce2">
            <text:p>3,732,647</text:p>
          </table:table-cell>
          <table:table-cell office:value-type="float" office:value="1681428" table:style-name="ce2">
            <text:p>1,681,428</text:p>
          </table:table-cell>
          <table:table-cell office:value-type="float" office:value="1857649" table:style-name="ce2">
            <text:p>1,857,649</text:p>
          </table:table-cell>
          <table:table-cell office:value-type="float" office:value="193570" table:style-name="ce2">
            <text:p>193,570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Marzo</text:p>
          </table:table-cell>
          <table:table-cell office:value-type="float" office:value="3756107" table:style-name="ce2">
            <text:p>3,756,107</text:p>
          </table:table-cell>
          <table:table-cell office:value-type="float" office:value="1693702" table:style-name="ce2">
            <text:p>1,693,702</text:p>
          </table:table-cell>
          <table:table-cell office:value-type="float" office:value="1868129" table:style-name="ce2">
            <text:p>1,868,129</text:p>
          </table:table-cell>
          <table:table-cell office:value-type="float" office:value="194276" table:style-name="ce2">
            <text:p>194,276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Abril</text:p>
          </table:table-cell>
          <table:table-cell office:value-type="float" office:value="3833001" table:style-name="ce2">
            <text:p>3,833,001</text:p>
          </table:table-cell>
          <table:table-cell office:value-type="float" office:value="1739587" table:style-name="ce2">
            <text:p>1,739,587</text:p>
          </table:table-cell>
          <table:table-cell office:value-type="float" office:value="1894567" table:style-name="ce2">
            <text:p>1,894,567</text:p>
          </table:table-cell>
          <table:table-cell office:value-type="float" office:value="198847" table:style-name="ce2">
            <text:p>198,847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Mayo</text:p>
          </table:table-cell>
          <table:table-cell office:value-type="float" office:value="3874914" table:style-name="ce2">
            <text:p>3,874,914</text:p>
          </table:table-cell>
          <table:table-cell office:value-type="float" office:value="1765821" table:style-name="ce2">
            <text:p>1,765,821</text:p>
          </table:table-cell>
          <table:table-cell office:value-type="float" office:value="1909504" table:style-name="ce2">
            <text:p>1,909,504</text:p>
          </table:table-cell>
          <table:table-cell office:value-type="float" office:value="199589" table:style-name="ce2">
            <text:p>199,589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Junio</text:p>
          </table:table-cell>
          <table:table-cell office:value-type="float" office:value="3884876" table:style-name="ce2">
            <text:p>3,884,876</text:p>
          </table:table-cell>
          <table:table-cell office:value-type="float" office:value="1755368" table:style-name="ce2">
            <text:p>1,755,368</text:p>
          </table:table-cell>
          <table:table-cell office:value-type="float" office:value="1929320" table:style-name="ce2">
            <text:p>1,929,320</text:p>
          </table:table-cell>
          <table:table-cell office:value-type="float" office:value="200188" table:style-name="ce2">
            <text:p>200,188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Julio</text:p>
          </table:table-cell>
          <table:table-cell office:value-type="float" office:value="3884876" table:formula="of:=+[.D120]+[.E120]+[.F120]" table:style-name="ce2">
            <text:p>3,884,876</text:p>
          </table:table-cell>
          <table:table-cell office:value-type="float" office:value="1755368" table:style-name="ce2">
            <text:p>1,755,368</text:p>
          </table:table-cell>
          <table:table-cell office:value-type="float" office:value="1929320" table:style-name="ce2">
            <text:p>1,929,320</text:p>
          </table:table-cell>
          <table:table-cell office:value-type="float" office:value="200188" table:style-name="ce2">
            <text:p>200,188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Agosto</text:p>
          </table:table-cell>
          <table:table-cell office:value-type="float" office:value="3935142" table:style-name="ce2">
            <text:p>3,935,142</text:p>
          </table:table-cell>
          <table:table-cell office:value-type="float" office:value="1783146" table:style-name="ce2">
            <text:p>1,783,146</text:p>
          </table:table-cell>
          <table:table-cell office:value-type="float" office:value="1950042" table:style-name="ce2">
            <text:p>1,950,042</text:p>
          </table:table-cell>
          <table:table-cell office:value-type="float" office:value="201954" table:style-name="ce2">
            <text:p>201,954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Septiembre</text:p>
          </table:table-cell>
          <table:table-cell office:value-type="float" office:value="3944455" table:formula="of:=+[.D122]+[.E122]+[.F122]" table:style-name="ce2">
            <text:p>3,944,455</text:p>
          </table:table-cell>
          <table:table-cell office:value-type="float" office:value="1777670" table:style-name="ce2">
            <text:p>1,777,670</text:p>
          </table:table-cell>
          <table:table-cell office:value-type="float" office:value="1964947" table:style-name="ce2">
            <text:p>1,964,947</text:p>
          </table:table-cell>
          <table:table-cell office:value-type="float" office:value="201838" table:style-name="ce2">
            <text:p>201,838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Octubre</text:p>
          </table:table-cell>
          <table:table-cell office:value-type="float" office:value="3939935" table:style-name="ce2">
            <text:p>3,939,935</text:p>
          </table:table-cell>
          <table:table-cell office:value-type="float" office:value="1776069" table:style-name="ce2">
            <text:p>1,776,069</text:p>
          </table:table-cell>
          <table:table-cell office:value-type="float" office:value="1960091" table:style-name="ce2">
            <text:p>1,960,091</text:p>
          </table:table-cell>
          <table:table-cell office:value-type="float" office:value="203775" table:style-name="ce2">
            <text:p>203,775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Noviembre</text:p>
          </table:table-cell>
          <table:table-cell office:value-type="float" office:value="3976360" table:formula="of:=+[.D124]+[.E124]+[.F124]" table:style-name="ce2">
            <text:p>3,976,360</text:p>
          </table:table-cell>
          <table:table-cell office:value-type="float" office:value="1791177" table:style-name="ce2">
            <text:p>1,791,177</text:p>
          </table:table-cell>
          <table:table-cell office:value-type="float" office:value="1980008" table:style-name="ce2">
            <text:p>1,980,008</text:p>
          </table:table-cell>
          <table:table-cell office:value-type="float" office:value="205175" table:style-name="ce2">
            <text:p>205,175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1">
            <text:p>Diciembre</text:p>
          </table:table-cell>
          <table:table-cell office:value-type="float" office:value="4020299" table:formula="of:=+[.D125]+[.E125]+[.F125]" table:style-name="ce2">
            <text:p>4,020,299</text:p>
          </table:table-cell>
          <table:table-cell office:value-type="float" office:value="1819118" table:style-name="ce2">
            <text:p>1,819,118</text:p>
          </table:table-cell>
          <table:table-cell office:value-type="float" office:value="1995239" table:style-name="ce2">
            <text:p>1,995,239</text:p>
          </table:table-cell>
          <table:table-cell office:value-type="float" office:value="205942" table:style-name="ce2">
            <text:p>205,942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Enero</text:p>
          </table:table-cell>
          <table:table-cell office:value-type="float" office:value="3993330" table:formula="of:=+[.D126]+[.E126]+[.F126]" table:style-name="ce2">
            <text:p>3,993,330</text:p>
          </table:table-cell>
          <table:table-cell office:value-type="float" office:value="1799976" table:style-name="ce2">
            <text:p>1,799,976</text:p>
          </table:table-cell>
          <table:table-cell office:value-type="float" office:value="1986991" table:style-name="ce2">
            <text:p>1,986,991</text:p>
          </table:table-cell>
          <table:table-cell office:value-type="float" office:value="206363" table:style-name="ce2">
            <text:p>206,363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Febrero</text:p>
          </table:table-cell>
          <table:table-cell office:value-type="float" office:value="4020097" table:formula="of:=+[.D127]+[.E127]+[.F127]" table:style-name="ce2">
            <text:p>4,020,097</text:p>
          </table:table-cell>
          <table:table-cell office:value-type="float" office:value="1802557" table:style-name="ce2">
            <text:p>1,802,557</text:p>
          </table:table-cell>
          <table:table-cell office:value-type="float" office:value="2010624" table:style-name="ce2">
            <text:p>2,010,624</text:p>
          </table:table-cell>
          <table:table-cell office:value-type="float" office:value="206916" table:style-name="ce2">
            <text:p>206,916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Marzo</text:p>
          </table:table-cell>
          <table:table-cell office:value-type="float" office:value="4029986" table:formula="of:=+[.D128]+[.E128]+[.F128]" table:style-name="ce2">
            <text:p>4,029,986</text:p>
          </table:table-cell>
          <table:table-cell office:value-type="float" office:value="1813369" table:style-name="ce2">
            <text:p>1,813,369</text:p>
          </table:table-cell>
          <table:table-cell office:value-type="float" office:value="2006712" table:style-name="ce2">
            <text:p>2,006,712</text:p>
          </table:table-cell>
          <table:table-cell office:value-type="float" office:value="209905" table:style-name="ce2">
            <text:p>209,905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Abril</text:p>
          </table:table-cell>
          <table:table-cell office:value-type="float" office:value="4106229" table:formula="of:=+[.D129]+[.E129]+[.F129]" table:style-name="ce2">
            <text:p>4,106,229</text:p>
          </table:table-cell>
          <table:table-cell office:value-type="float" office:value="1844791" table:style-name="ce2">
            <text:p>1,844,791</text:p>
          </table:table-cell>
          <table:table-cell office:value-type="float" office:value="2050195" table:style-name="ce2">
            <text:p>2,050,195</text:p>
          </table:table-cell>
          <table:table-cell office:value-type="float" office:value="211243" table:style-name="ce2">
            <text:p>211,243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Mayo</text:p>
          </table:table-cell>
          <table:table-cell office:value-type="float" office:value="4088255" table:formula="of:=+[.D130]+[.E130]+[.F130]" table:style-name="ce2">
            <text:p>4,088,255</text:p>
          </table:table-cell>
          <table:table-cell office:value-type="float" office:value="1827081" table:style-name="ce2">
            <text:p>1,827,081</text:p>
          </table:table-cell>
          <table:table-cell office:value-type="float" office:value="2049081" table:style-name="ce2">
            <text:p>2,049,081</text:p>
          </table:table-cell>
          <table:table-cell office:value-type="float" office:value="212093" table:style-name="ce2">
            <text:p>212,093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Junio</text:p>
          </table:table-cell>
          <table:table-cell office:value-type="float" office:value="4132877" table:formula="of:=+[.D131]+[.E131]+[.F131]" table:style-name="ce2">
            <text:p>4,132,877</text:p>
          </table:table-cell>
          <table:table-cell office:value-type="float" office:value="1852791" table:style-name="ce2">
            <text:p>1,852,791</text:p>
          </table:table-cell>
          <table:table-cell office:value-type="float" office:value="2065963" table:style-name="ce2">
            <text:p>2,065,963</text:p>
          </table:table-cell>
          <table:table-cell office:value-type="float" office:value="214123" table:style-name="ce2">
            <text:p>214,123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Julio</text:p>
          </table:table-cell>
          <table:table-cell office:value-type="float" office:value="4138025" table:style-name="ce2">
            <text:p>4,138,025</text:p>
          </table:table-cell>
          <table:table-cell office:value-type="float" office:value="1853020" table:style-name="ce2">
            <text:p>1,853,020</text:p>
          </table:table-cell>
          <table:table-cell office:value-type="float" office:value="2069609" table:style-name="ce2">
            <text:p>2,069,609</text:p>
          </table:table-cell>
          <table:table-cell office:value-type="float" office:value="215396" table:style-name="ce2">
            <text:p>215,396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Agosto</text:p>
          </table:table-cell>
          <table:table-cell office:value-type="float" office:value="4120641" table:style-name="ce2">
            <text:p>4,120,641</text:p>
          </table:table-cell>
          <table:table-cell office:value-type="float" office:value="1842467" table:style-name="ce2">
            <text:p>1,842,467</text:p>
          </table:table-cell>
          <table:table-cell office:value-type="float" office:value="2062259" table:style-name="ce2">
            <text:p>2,062,259</text:p>
          </table:table-cell>
          <table:table-cell office:value-type="float" office:value="215915" table:style-name="ce2">
            <text:p>215,915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Septiembre</text:p>
          </table:table-cell>
          <table:table-cell office:value-type="float" office:value="4187023" table:formula="of:=+[.D134]+[.E134]+[.F134]" table:style-name="ce2">
            <text:p>4,187,023</text:p>
          </table:table-cell>
          <table:table-cell office:value-type="float" office:value="1877080" table:style-name="ce2">
            <text:p>1,877,080</text:p>
          </table:table-cell>
          <table:table-cell office:value-type="float" office:value="2092327" table:style-name="ce2">
            <text:p>2,092,327</text:p>
          </table:table-cell>
          <table:table-cell office:value-type="float" office:value="217616" table:style-name="ce2">
            <text:p>217,616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Octubre</text:p>
          </table:table-cell>
          <table:table-cell office:value-type="float" office:value="4218624" table:formula="of:=+[.D135]+[.E135]+[.F135]" table:style-name="ce2">
            <text:p>4,218,624</text:p>
          </table:table-cell>
          <table:table-cell office:value-type="float" office:value="1886525" table:style-name="ce2">
            <text:p>1,886,525</text:p>
          </table:table-cell>
          <table:table-cell office:value-type="float" office:value="2113471" table:style-name="ce2">
            <text:p>2,113,471</text:p>
          </table:table-cell>
          <table:table-cell office:value-type="float" office:value="218628" table:style-name="ce2">
            <text:p>218,628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Noviembre</text:p>
          </table:table-cell>
          <table:table-cell office:value-type="float" office:value="4239594" table:formula="of:=+[.D136]+[.E136]+[.F136]" table:style-name="ce2">
            <text:p>4,239,594</text:p>
          </table:table-cell>
          <table:table-cell office:value-type="float" office:value="1894224" table:style-name="ce2">
            <text:p>1,894,224</text:p>
          </table:table-cell>
          <table:table-cell office:value-type="float" office:value="2123673" table:style-name="ce2">
            <text:p>2,123,673</text:p>
          </table:table-cell>
          <table:table-cell office:value-type="float" office:value="221697" table:style-name="ce2">
            <text:p>221,697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1">
            <text:p>Diciembre</text:p>
          </table:table-cell>
          <table:table-cell office:value-type="float" office:value="4240469" table:formula="of:=+[.D137]+[.E137]+[.F137]" table:style-name="ce2">
            <text:p>4,240,469</text:p>
          </table:table-cell>
          <table:table-cell office:value-type="float" office:value="1896154" table:style-name="ce2">
            <text:p>1,896,154</text:p>
          </table:table-cell>
          <table:table-cell office:value-type="float" office:value="2123086" table:style-name="ce2">
            <text:p>2,123,086</text:p>
          </table:table-cell>
          <table:table-cell office:value-type="float" office:value="221229" table:style-name="ce2">
            <text:p>221,229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Enero</text:p>
          </table:table-cell>
          <table:table-cell office:value-type="float" office:value="4246900" table:formula="of:=+[.D138]+[.E138]+[.F138]" table:style-name="ce2">
            <text:p>4,246,900</text:p>
          </table:table-cell>
          <table:table-cell office:value-type="float" office:value="1901979" table:style-name="ce2">
            <text:p>1,901,979</text:p>
          </table:table-cell>
          <table:table-cell office:value-type="float" office:value="2122879" table:style-name="ce2">
            <text:p>2,122,879</text:p>
          </table:table-cell>
          <table:table-cell office:value-type="float" office:value="222042" table:style-name="ce2">
            <text:p>222,042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Febrero</text:p>
          </table:table-cell>
          <table:table-cell office:value-type="float" office:value="4277228" table:formula="of:=+[.D139]+[.E139]+[.F139]" table:style-name="ce2">
            <text:p>4,277,228</text:p>
          </table:table-cell>
          <table:table-cell office:value-type="float" office:value="1914395" table:style-name="ce2">
            <text:p>1,914,395</text:p>
          </table:table-cell>
          <table:table-cell office:value-type="float" office:value="2140388" table:style-name="ce2">
            <text:p>2,140,388</text:p>
          </table:table-cell>
          <table:table-cell office:value-type="float" office:value="222445" table:style-name="ce2">
            <text:p>222,445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Marzo</text:p>
          </table:table-cell>
          <table:table-cell office:value-type="float" office:value="4300523" table:formula="of:=+[.D140]+[.E140]+[.F140]" table:style-name="ce2">
            <text:p>4,300,523</text:p>
          </table:table-cell>
          <table:table-cell office:value-type="float" office:value="1930382" table:style-name="ce2">
            <text:p>1,930,382</text:p>
          </table:table-cell>
          <table:table-cell office:value-type="float" office:value="2146083" table:style-name="ce2">
            <text:p>2,146,083</text:p>
          </table:table-cell>
          <table:table-cell office:value-type="float" office:value="224058" table:style-name="ce2">
            <text:p>224,058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Abril</text:p>
          </table:table-cell>
          <table:table-cell office:value-type="float" office:value="4316442" table:formula="of:=+[.D141]+[.E141]+[.F141]" table:style-name="ce2">
            <text:p>4,316,442</text:p>
          </table:table-cell>
          <table:table-cell office:value-type="float" office:value="1938878" table:style-name="ce2">
            <text:p>1,938,878</text:p>
          </table:table-cell>
          <table:table-cell office:value-type="float" office:value="2151987" table:style-name="ce2">
            <text:p>2,151,987</text:p>
          </table:table-cell>
          <table:table-cell office:value-type="float" office:value="225577" table:style-name="ce2">
            <text:p>225,577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Mayo</text:p>
          </table:table-cell>
          <table:table-cell office:value-type="float" office:value="4304669" table:formula="of:=+[.D142]+[.E142]+[.F142]" table:style-name="ce2">
            <text:p>4,304,669</text:p>
          </table:table-cell>
          <table:table-cell office:value-type="float" office:value="1933628" table:style-name="ce2">
            <text:p>1,933,628</text:p>
          </table:table-cell>
          <table:table-cell office:value-type="float" office:value="2145422" table:style-name="ce2">
            <text:p>2,145,422</text:p>
          </table:table-cell>
          <table:table-cell office:value-type="float" office:value="225619" table:style-name="ce2">
            <text:p>225,619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Junio</text:p>
          </table:table-cell>
          <table:table-cell office:value-type="float" office:value="4328165" table:formula="of:=+[.D143]+[.E143]+[.F143]" table:style-name="ce2">
            <text:p>4,328,165</text:p>
          </table:table-cell>
          <table:table-cell office:value-type="float" office:value="1949328" table:style-name="ce2">
            <text:p>1,949,328</text:p>
          </table:table-cell>
          <table:table-cell office:value-type="float" office:value="2152851" table:style-name="ce2">
            <text:p>2,152,851</text:p>
          </table:table-cell>
          <table:table-cell office:value-type="float" office:value="225986" table:style-name="ce2">
            <text:p>225,986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Julio</text:p>
          </table:table-cell>
          <table:table-cell office:value-type="float" office:value="4348626" table:style-name="ce2">
            <text:p>4,348,626</text:p>
          </table:table-cell>
          <table:table-cell office:value-type="float" office:value="1958069" table:style-name="ce2">
            <text:p>1,958,069</text:p>
          </table:table-cell>
          <table:table-cell office:value-type="float" office:value="2164538" table:style-name="ce2">
            <text:p>2,164,538</text:p>
          </table:table-cell>
          <table:table-cell office:value-type="float" office:value="226019" table:style-name="ce2">
            <text:p>226,019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Agosto</text:p>
          </table:table-cell>
          <table:table-cell office:value-type="float" office:value="4369711" table:style-name="ce2">
            <text:p>4,369,711</text:p>
          </table:table-cell>
          <table:table-cell office:value-type="float" office:value="1964134" table:style-name="ce2">
            <text:p>1,964,134</text:p>
          </table:table-cell>
          <table:table-cell office:value-type="float" office:value="2179850" table:style-name="ce2">
            <text:p>2,179,850</text:p>
          </table:table-cell>
          <table:table-cell office:value-type="float" office:value="225727" table:style-name="ce2">
            <text:p>225,727</text:p>
          </table:table-cell>
          <table:table-cell table:number-columns-repeated="16378" table:style-name="ce1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Septiembre</text:p>
          </table:table-cell>
          <table:table-cell office:value-type="float" office:value="4362763" table:style-name="ce2">
            <text:p>4,362,763</text:p>
          </table:table-cell>
          <table:table-cell office:value-type="float" office:value="1956329" table:style-name="ce2">
            <text:p>1,956,329</text:p>
          </table:table-cell>
          <table:table-cell office:value-type="float" office:value="2180079" table:style-name="ce2">
            <text:p>2,180,079</text:p>
          </table:table-cell>
          <table:table-cell office:value-type="float" office:value="226355" table:style-name="ce2">
            <text:p>226,355</text:p>
          </table:table-cell>
          <table:table-cell table:number-columns-repeated="16378" table:style-name="ce1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Octubre</text:p>
          </table:table-cell>
          <table:table-cell office:value-type="float" office:value="4286237" table:style-name="ce2">
            <text:p>4,286,237</text:p>
          </table:table-cell>
          <table:table-cell office:value-type="float" office:value="1923332" table:style-name="ce2">
            <text:p>1,923,332</text:p>
          </table:table-cell>
          <table:table-cell office:value-type="float" office:value="2137513" table:style-name="ce2">
            <text:p>2,137,513</text:p>
          </table:table-cell>
          <table:table-cell office:value-type="float" office:value="225392" table:style-name="ce2">
            <text:p>225,392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Noviembre</text:p>
          </table:table-cell>
          <table:table-cell office:value-type="float" office:value="4300298" table:style-name="ce2">
            <text:p>4,300,298</text:p>
          </table:table-cell>
          <table:table-cell office:value-type="float" office:value="1927337" table:style-name="ce2">
            <text:p>1,927,337</text:p>
          </table:table-cell>
          <table:table-cell office:value-type="float" office:value="2146570" table:style-name="ce2">
            <text:p>2,146,570</text:p>
          </table:table-cell>
          <table:table-cell office:value-type="float" office:value="226391" table:style-name="ce2">
            <text:p>226,391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1">
            <text:p>Diciembre</text:p>
          </table:table-cell>
          <table:table-cell office:value-type="float" office:value="4310345" table:formula="of:=+[.D149]+[.E149]+[.F149]" table:style-name="ce2">
            <text:p>4,310,345</text:p>
          </table:table-cell>
          <table:table-cell office:value-type="float" office:value="1927961" table:style-name="ce2">
            <text:p>1,927,961</text:p>
          </table:table-cell>
          <table:table-cell office:value-type="float" office:value="2155873" table:style-name="ce2">
            <text:p>2,155,873</text:p>
          </table:table-cell>
          <table:table-cell office:value-type="float" office:value="226511" table:style-name="ce2">
            <text:p>226,511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Enero</text:p>
          </table:table-cell>
          <table:table-cell office:value-type="float" office:value="4266392" table:style-name="ce2">
            <text:p>4,266,392</text:p>
          </table:table-cell>
          <table:table-cell office:value-type="float" office:value="1909128" table:style-name="ce2">
            <text:p>1,909,128</text:p>
          </table:table-cell>
          <table:table-cell office:value-type="float" office:value="2130478" table:style-name="ce2">
            <text:p>2,130,478</text:p>
          </table:table-cell>
          <table:table-cell office:value-type="float" office:value="226786" table:style-name="ce2">
            <text:p>226,786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Febrero</text:p>
          </table:table-cell>
          <table:table-cell office:value-type="float" office:value="4269009" table:style-name="ce2">
            <text:p>4,269,009</text:p>
          </table:table-cell>
          <table:table-cell office:value-type="float" office:value="1908506" table:style-name="ce2">
            <text:p>1,908,506</text:p>
          </table:table-cell>
          <table:table-cell office:value-type="float" office:value="2133027" table:style-name="ce2">
            <text:p>2,133,027</text:p>
          </table:table-cell>
          <table:table-cell office:value-type="float" office:value="227476" table:style-name="ce2">
            <text:p>227,476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Marzo</text:p>
          </table:table-cell>
          <table:table-cell office:value-type="float" office:value="4290754" table:style-name="ce2">
            <text:p>4,290,754</text:p>
          </table:table-cell>
          <table:table-cell office:value-type="float" office:value="1918112" table:style-name="ce2">
            <text:p>1,918,112</text:p>
          </table:table-cell>
          <table:table-cell office:value-type="float" office:value="2144083" table:style-name="ce2">
            <text:p>2,144,083</text:p>
          </table:table-cell>
          <table:table-cell office:value-type="float" office:value="228559" table:style-name="ce2">
            <text:p>228,559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Abril</text:p>
          </table:table-cell>
          <table:table-cell office:value-type="float" office:value="4003938" table:style-name="ce2">
            <text:p>4,003,938</text:p>
          </table:table-cell>
          <table:table-cell office:value-type="float" office:value="1777226" table:style-name="ce2">
            <text:p>1,777,226</text:p>
          </table:table-cell>
          <table:table-cell office:value-type="float" office:value="2011014" table:style-name="ce2">
            <text:p>2,011,014</text:p>
          </table:table-cell>
          <table:table-cell office:value-type="float" office:value="215698" table:style-name="ce2">
            <text:p>215,698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Mayo</text:p>
          </table:table-cell>
          <table:table-cell office:value-type="float" office:value="4033355" table:style-name="ce2">
            <text:p>4,033,355</text:p>
          </table:table-cell>
          <table:table-cell office:value-type="float" office:value="1781475" table:style-name="ce2">
            <text:p>1,781,475</text:p>
          </table:table-cell>
          <table:table-cell office:value-type="float" office:value="2030345" table:style-name="ce2">
            <text:p>2,030,345</text:p>
          </table:table-cell>
          <table:table-cell office:value-type="float" office:value="221535" table:style-name="ce2">
            <text:p>221,535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1">
            <text:p>Junio</text:p>
          </table:table-cell>
          <table:table-cell office:value-type="float" office:value="4154465" table:style-name="ce2">
            <text:p>4,154,465</text:p>
          </table:table-cell>
          <table:table-cell office:value-type="float" office:value="1831684" table:style-name="ce2">
            <text:p>1,831,684</text:p>
          </table:table-cell>
          <table:table-cell office:value-type="float" office:value="2084502" table:style-name="ce2">
            <text:p>2,084,502</text:p>
          </table:table-cell>
          <table:table-cell office:value-type="float" office:value="238279" table:style-name="ce2">
            <text:p>238,279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1">
            <text:p>Julio</text:p>
          </table:table-cell>
          <table:table-cell office:value-type="float" office:value="4188552" table:style-name="ce2">
            <text:p>4,188,552</text:p>
          </table:table-cell>
          <table:table-cell office:value-type="float" office:value="1849435" table:style-name="ce2">
            <text:p>1,849,435</text:p>
          </table:table-cell>
          <table:table-cell office:value-type="float" office:value="2106073" table:style-name="ce2">
            <text:p>2,106,073</text:p>
          </table:table-cell>
          <table:table-cell office:value-type="float" office:value="233044" table:style-name="ce2">
            <text:p>233,044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Agosto</text:p>
          </table:table-cell>
          <table:table-cell office:value-type="float" office:value="4151408" table:formula="of:=+[.D157]+[.E157]+[.F157]" table:style-name="ce2">
            <text:p>4,151,408</text:p>
          </table:table-cell>
          <table:table-cell office:value-type="float" office:value="1829482" table:style-name="ce2">
            <text:p>1,829,482</text:p>
          </table:table-cell>
          <table:table-cell office:value-type="float" office:value="2092588" table:style-name="ce2">
            <text:p>2,092,588</text:p>
          </table:table-cell>
          <table:table-cell office:value-type="float" office:value="229338" table:style-name="ce2">
            <text:p>229,338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Septiembre</text:p>
          </table:table-cell>
          <table:table-cell office:value-type="float" office:value="4147822" table:formula="of:=+[.D158]+[.E158]+[.F158]" table:style-name="ce2">
            <text:p>4,147,822</text:p>
          </table:table-cell>
          <table:table-cell office:value-type="float" office:value="1823757" table:style-name="ce2">
            <text:p>1,823,757</text:p>
          </table:table-cell>
          <table:table-cell office:value-type="float" office:value="2094360" table:style-name="ce2">
            <text:p>2,094,360</text:p>
          </table:table-cell>
          <table:table-cell office:value-type="float" office:value="229705" table:style-name="ce2">
            <text:p>229,705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Octubre</text:p>
          </table:table-cell>
          <table:table-cell office:value-type="float" office:value="4296835" table:formula="of:=+[.D159]+[.E159]+[.F159]" table:style-name="ce2">
            <text:p>4,296,835</text:p>
          </table:table-cell>
          <table:table-cell office:value-type="float" office:value="1879560" table:style-name="ce2">
            <text:p>1,879,560</text:p>
          </table:table-cell>
          <table:table-cell office:value-type="float" office:value="2175633" table:style-name="ce2">
            <text:p>2,175,633</text:p>
          </table:table-cell>
          <table:table-cell office:value-type="float" office:value="241642" table:style-name="ce2">
            <text:p>241,642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Noviembre</text:p>
          </table:table-cell>
          <table:table-cell office:value-type="float" office:value="4183727" table:formula="of:=+[.D160]+[.E160]+[.F160]" table:style-name="ce2">
            <text:p>4,183,727</text:p>
          </table:table-cell>
          <table:table-cell office:value-type="float" office:value="1835056" table:style-name="ce2">
            <text:p>1,835,056</text:p>
          </table:table-cell>
          <table:table-cell office:value-type="float" office:value="2121309" table:style-name="ce2">
            <text:p>2,121,309</text:p>
          </table:table-cell>
          <table:table-cell office:value-type="float" office:value="227362" table:style-name="ce2">
            <text:p>227,362</text:p>
          </table:table-cell>
          <table:table-cell table:number-columns-repeated="16378" table:style-name="ce1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2">
            <text:p>Diciembre</text:p>
          </table:table-cell>
          <table:table-cell office:value-type="float" office:value="4134706" table:formula="of:=+[.D161]+[.E161]+[.F161]" table:style-name="ce2">
            <text:p>4,134,706</text:p>
          </table:table-cell>
          <table:table-cell office:value-type="float" office:value="1811445" table:style-name="ce2">
            <text:p>1,811,445</text:p>
          </table:table-cell>
          <table:table-cell office:value-type="float" office:value="2099260" table:style-name="ce2">
            <text:p>2,099,260</text:p>
          </table:table-cell>
          <table:table-cell office:value-type="float" office:value="224001" table:style-name="ce2">
            <text:p>224,001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Enero</text:p>
          </table:table-cell>
          <table:table-cell office:value-type="float" office:value="4117808" table:style-name="ce2">
            <text:p>4,117,808</text:p>
          </table:table-cell>
          <table:table-cell office:value-type="float" office:value="1811091" table:style-name="ce2">
            <text:p>1,811,091</text:p>
          </table:table-cell>
          <table:table-cell office:value-type="float" office:value="2092188" table:style-name="ce2">
            <text:p>2,092,188</text:p>
          </table:table-cell>
          <table:table-cell office:value-type="float" office:value="214529" table:style-name="ce2">
            <text:p>214,529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Febrero</text:p>
          </table:table-cell>
          <table:table-cell office:value-type="float" office:value="3945881" table:style-name="ce2">
            <text:p>3,945,881</text:p>
          </table:table-cell>
          <table:table-cell office:value-type="float" office:value="1751580" table:style-name="ce2">
            <text:p>1,751,580</text:p>
          </table:table-cell>
          <table:table-cell office:value-type="float" office:value="1983215" table:style-name="ce2">
            <text:p>1,983,215</text:p>
          </table:table-cell>
          <table:table-cell office:value-type="float" office:value="211086" table:style-name="ce2">
            <text:p>211,086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Marzo</text:p>
          </table:table-cell>
          <table:table-cell office:value-type="float" office:value="4017395" table:style-name="ce2">
            <text:p>4,017,395</text:p>
          </table:table-cell>
          <table:table-cell office:value-type="float" office:value="1791272" table:style-name="ce2">
            <text:p>1,791,272</text:p>
          </table:table-cell>
          <table:table-cell office:value-type="float" office:value="2011498" table:style-name="ce2">
            <text:p>2,011,498</text:p>
          </table:table-cell>
          <table:table-cell office:value-type="float" office:value="214625" table:style-name="ce2">
            <text:p>214,625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1">
            <text:p>Abril</text:p>
          </table:table-cell>
          <table:table-cell office:value-type="float" office:value="4018374" table:style-name="ce2">
            <text:p>4,018,374</text:p>
          </table:table-cell>
          <table:table-cell office:value-type="float" office:value="1791179" table:style-name="ce2">
            <text:p>1,791,179</text:p>
          </table:table-cell>
          <table:table-cell office:value-type="float" office:value="2009542" table:style-name="ce2">
            <text:p>2,009,542</text:p>
          </table:table-cell>
          <table:table-cell office:value-type="float" office:value="217653" table:style-name="ce2">
            <text:p>217,653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Mayo<text:s/></text:p>
          </table:table-cell>
          <table:table-cell office:value-type="float" office:value="4086014" table:formula="of:=+[.D166]+[.E166]+[.F166]" table:style-name="ce2">
            <text:p>4,086,014</text:p>
          </table:table-cell>
          <table:table-cell office:value-type="float" office:value="1818986" table:style-name="ce2">
            <text:p>1,818,986</text:p>
          </table:table-cell>
          <table:table-cell office:value-type="float" office:value="2047187" table:style-name="ce2">
            <text:p>2,047,187</text:p>
          </table:table-cell>
          <table:table-cell office:value-type="float" office:value="219841" table:style-name="ce2">
            <text:p>219,841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Junio</text:p>
          </table:table-cell>
          <table:table-cell office:value-type="float" office:value="4090662" table:formula="of:=+[.D167]+[.E167]+[.F167]" table:style-name="ce2">
            <text:p>4,090,662</text:p>
          </table:table-cell>
          <table:table-cell office:value-type="float" office:value="1824312" table:style-name="ce2">
            <text:p>1,824,312</text:p>
          </table:table-cell>
          <table:table-cell office:value-type="float" office:value="2044230" table:style-name="ce2">
            <text:p>2,044,230</text:p>
          </table:table-cell>
          <table:table-cell office:value-type="float" office:value="222120" table:style-name="ce2">
            <text:p>222,120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Julio</text:p>
          </table:table-cell>
          <table:table-cell office:value-type="float" office:value="4148035" table:formula="of:=+[.D168]+[.E168]+[.F168]" table:style-name="ce2">
            <text:p>4,148,035</text:p>
          </table:table-cell>
          <table:table-cell office:value-type="float" office:value="1852212" table:style-name="ce2">
            <text:p>1,852,212</text:p>
          </table:table-cell>
          <table:table-cell office:value-type="float" office:value="2071550" table:style-name="ce2">
            <text:p>2,071,550</text:p>
          </table:table-cell>
          <table:table-cell office:value-type="float" office:value="224273" table:style-name="ce2">
            <text:p>224,273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Agosto</text:p>
          </table:table-cell>
          <table:table-cell office:value-type="float" office:value="4198858" table:style-name="ce2">
            <text:p>4,198,858</text:p>
          </table:table-cell>
          <table:table-cell office:value-type="float" office:value="1879048" table:style-name="ce2">
            <text:p>1,879,048</text:p>
          </table:table-cell>
          <table:table-cell office:value-type="float" office:value="2091877" table:style-name="ce2">
            <text:p>2,091,877</text:p>
          </table:table-cell>
          <table:table-cell office:value-type="float" office:value="227933" table:style-name="ce2">
            <text:p>227,933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Septiembre</text:p>
          </table:table-cell>
          <table:table-cell office:value-type="float" office:value="4214321" table:style-name="ce2">
            <text:p>4,214,321</text:p>
          </table:table-cell>
          <table:table-cell office:value-type="float" office:value="1888200" table:style-name="ce2">
            <text:p>1,888,200</text:p>
          </table:table-cell>
          <table:table-cell office:value-type="float" office:value="2095193" table:style-name="ce2">
            <text:p>2,095,193</text:p>
          </table:table-cell>
          <table:table-cell office:value-type="float" office:value="230928" table:style-name="ce2">
            <text:p>230,928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2">
            <text:p>Octubre*</text:p>
          </table:table-cell>
          <table:table-cell office:value-type="float" office:value="4394421" table:style-name="ce2">
            <text:p>4,394,421</text:p>
          </table:table-cell>
          <table:table-cell office:value-type="float" office:value="1937797" table:style-name="ce2">
            <text:p>1,937,797</text:p>
          </table:table-cell>
          <table:table-cell office:value-type="float" office:value="2221670" table:style-name="ce2">
            <text:p>2,221,670</text:p>
          </table:table-cell>
          <table:table-cell office:value-type="float" office:value="234954" table:style-name="ce2">
            <text:p>234,954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1">
            <text:p>Noviembre</text:p>
          </table:table-cell>
          <table:table-cell office:value-type="float" office:value="4290785" table:formula="of:=+[.D172]+[.E172]+[.F172]" table:style-name="ce2">
            <text:p>4,290,785</text:p>
          </table:table-cell>
          <table:table-cell office:value-type="float" office:value="1926506" table:style-name="ce2">
            <text:p>1,926,506</text:p>
          </table:table-cell>
          <table:table-cell office:value-type="float" office:value="2128544" table:style-name="ce2">
            <text:p>2,128,544</text:p>
          </table:table-cell>
          <table:table-cell office:value-type="float" office:value="235735" table:style-name="ce2">
            <text:p>235,735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1">
            <text:p>Diciembre</text:p>
          </table:table-cell>
          <table:table-cell office:value-type="float" office:value="4285359" table:formula="of:=+[.D173]+[.E173]+[.F173]" table:style-name="ce2">
            <text:p>4,285,359</text:p>
          </table:table-cell>
          <table:table-cell office:value-type="float" office:value="1928263" table:style-name="ce2">
            <text:p>1,928,263</text:p>
          </table:table-cell>
          <table:table-cell office:value-type="float" office:value="2120386" table:style-name="ce2">
            <text:p>2,120,386</text:p>
          </table:table-cell>
          <table:table-cell office:value-type="float" office:value="236710" table:style-name="ce2">
            <text:p>236,710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2">
            <text:p>Enero</text:p>
          </table:table-cell>
          <table:table-cell office:value-type="float" office:value="4328506" table:formula="of:=+[.D174]+[.E174]+[.F174]" table:style-name="ce2">
            <text:p>4,328,506</text:p>
          </table:table-cell>
          <table:table-cell office:value-type="float" office:value="1953969" table:style-name="ce2">
            <text:p>1,953,969</text:p>
          </table:table-cell>
          <table:table-cell office:value-type="float" office:value="2137365" table:style-name="ce2">
            <text:p>2,137,365</text:p>
          </table:table-cell>
          <table:table-cell office:value-type="float" office:value="237172" table:style-name="ce2">
            <text:p>237,172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Febrero</text:p>
          </table:table-cell>
          <table:table-cell office:value-type="float" office:value="4315977" table:formula="of:=+[.D175]+[.E175]+[.F175]" table:style-name="ce2">
            <text:p>4,315,977</text:p>
          </table:table-cell>
          <table:table-cell office:value-type="float" office:value="1948937" table:style-name="ce2">
            <text:p>1,948,937</text:p>
          </table:table-cell>
          <table:table-cell office:value-type="float" office:value="2130735" table:style-name="ce2">
            <text:p>2,130,735</text:p>
          </table:table-cell>
          <table:table-cell office:value-type="float" office:value="236305" table:style-name="ce2">
            <text:p>236,305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Marzo</text:p>
          </table:table-cell>
          <table:table-cell office:value-type="float" office:value="4398255" table:formula="of:=+[.D176]+[.E176]+[.F176]" table:style-name="ce2">
            <text:p>4,398,255</text:p>
          </table:table-cell>
          <table:table-cell office:value-type="float" office:value="1987940" table:style-name="ce2">
            <text:p>1,987,940</text:p>
          </table:table-cell>
          <table:table-cell office:value-type="float" office:value="2169781" table:style-name="ce2">
            <text:p>2,169,781</text:p>
          </table:table-cell>
          <table:table-cell office:value-type="float" office:value="240534" table:style-name="ce2">
            <text:p>240,534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Abril</text:p>
          </table:table-cell>
          <table:table-cell office:value-type="float" office:value="4408871" table:formula="of:=+[.D177]+[.E177]+[.F177]" table:style-name="ce2">
            <text:p>4,408,871</text:p>
          </table:table-cell>
          <table:table-cell office:value-type="float" office:value="1998144" table:style-name="ce2">
            <text:p>1,998,144</text:p>
          </table:table-cell>
          <table:table-cell office:value-type="float" office:value="2169255" table:style-name="ce2">
            <text:p>2,169,255</text:p>
          </table:table-cell>
          <table:table-cell office:value-type="float" office:value="241472" table:style-name="ce2">
            <text:p>241,472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Mayo<text:s/></text:p>
          </table:table-cell>
          <table:table-cell office:value-type="float" office:value="4427018" table:formula="of:=+[.D178]+[.E178]+[.F178]" table:style-name="ce2">
            <text:p>4,427,018</text:p>
          </table:table-cell>
          <table:table-cell office:value-type="float" office:value="2003870" table:style-name="ce2">
            <text:p>2,003,870</text:p>
          </table:table-cell>
          <table:table-cell office:value-type="float" office:value="2181287" table:style-name="ce2">
            <text:p>2,181,287</text:p>
          </table:table-cell>
          <table:table-cell office:value-type="float" office:value="241861" table:style-name="ce2">
            <text:p>241,861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Junio</text:p>
          </table:table-cell>
          <table:table-cell office:value-type="float" office:value="4463544" table:formula="of:=+[.D179]+[.E179]+[.F179]" table:style-name="ce2">
            <text:p>4,463,544</text:p>
          </table:table-cell>
          <table:table-cell office:value-type="float" office:value="2022844" table:style-name="ce2">
            <text:p>2,022,844</text:p>
          </table:table-cell>
          <table:table-cell office:value-type="float" office:value="2197301" table:style-name="ce2">
            <text:p>2,197,301</text:p>
          </table:table-cell>
          <table:table-cell office:value-type="float" office:value="243399" table:style-name="ce2">
            <text:p>243,399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Julio</text:p>
          </table:table-cell>
          <table:table-cell office:value-type="float" office:value="4485090" table:formula="of:=+[.D180]+[.E180]+[.F180]" table:style-name="ce2">
            <text:p>4,485,090</text:p>
          </table:table-cell>
          <table:table-cell office:value-type="float" office:value="2033989" table:style-name="ce2">
            <text:p>2,033,989</text:p>
          </table:table-cell>
          <table:table-cell office:value-type="float" office:value="2206758" table:style-name="ce2">
            <text:p>2,206,758</text:p>
          </table:table-cell>
          <table:table-cell office:value-type="float" office:value="244343" table:style-name="ce2">
            <text:p>244,343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Agosto</text:p>
          </table:table-cell>
          <table:table-cell office:value-type="float" office:value="4520183" table:formula="of:=+[.D181]+[.E181]+[.F181]" table:style-name="ce2">
            <text:p>4,520,183</text:p>
          </table:table-cell>
          <table:table-cell office:value-type="float" office:value="2050852" table:style-name="ce2">
            <text:p>2,050,852</text:p>
          </table:table-cell>
          <table:table-cell office:value-type="float" office:value="2224454" table:style-name="ce2">
            <text:p>2,224,454</text:p>
          </table:table-cell>
          <table:table-cell office:value-type="float" office:value="244877" table:style-name="ce2">
            <text:p>244,877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Septiembre</text:p>
          </table:table-cell>
          <table:table-cell office:value-type="float" office:value="4529781" table:formula="of:=+[.D182]+[.E182]+[.F182]" table:style-name="ce2">
            <text:p>4,529,781</text:p>
          </table:table-cell>
          <table:table-cell office:value-type="float" office:value="2055295" table:style-name="ce2">
            <text:p>2,055,295</text:p>
          </table:table-cell>
          <table:table-cell office:value-type="float" office:value="2228458" table:style-name="ce2">
            <text:p>2,228,458</text:p>
          </table:table-cell>
          <table:table-cell office:value-type="float" office:value="246028" table:style-name="ce2">
            <text:p>246,028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Octubre</text:p>
          </table:table-cell>
          <table:table-cell office:value-type="float" office:value="4546118" table:formula="of:=+[.D183]+[.E183]+[.F183]" table:style-name="ce2">
            <text:p>4,546,118</text:p>
          </table:table-cell>
          <table:table-cell office:value-type="float" office:value="2064713" table:style-name="ce2">
            <text:p>2,064,713</text:p>
          </table:table-cell>
          <table:table-cell office:value-type="float" office:value="2235831" table:style-name="ce2">
            <text:p>2,235,831</text:p>
          </table:table-cell>
          <table:table-cell office:value-type="float" office:value="245574" table:style-name="ce2">
            <text:p>245,574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Noviembre</text:p>
          </table:table-cell>
          <table:table-cell office:value-type="float" office:value="4558438" table:formula="of:=+[.D184]+[.E184]+[.F184]" table:style-name="ce2">
            <text:p>4,558,438</text:p>
          </table:table-cell>
          <table:table-cell office:value-type="float" office:value="2072394" table:style-name="ce2">
            <text:p>2,072,394</text:p>
          </table:table-cell>
          <table:table-cell office:value-type="float" office:value="2239967" table:style-name="ce2">
            <text:p>2,239,967</text:p>
          </table:table-cell>
          <table:table-cell office:value-type="float" office:value="246077" table:style-name="ce2">
            <text:p>246,077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1">
            <text:p>Diciembre</text:p>
          </table:table-cell>
          <table:table-cell office:value-type="float" office:value="4568910" table:formula="of:=+[.D185]+[.E185]+[.F185]" table:style-name="ce2">
            <text:p>4,568,910</text:p>
          </table:table-cell>
          <table:table-cell office:value-type="float" office:value="2080797" table:style-name="ce2">
            <text:p>2,080,797</text:p>
          </table:table-cell>
          <table:table-cell office:value-type="float" office:value="2241626" table:style-name="ce2">
            <text:p>2,241,626</text:p>
          </table:table-cell>
          <table:table-cell office:value-type="float" office:value="246487" table:style-name="ce2">
            <text:p>246,487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Enero</text:p>
          </table:table-cell>
          <table:table-cell office:value-type="float" office:value="4641642" table:formula="of:=+[.D186]+[.E186]+[.F186]" table:style-name="ce2">
            <text:p>4,641,642</text:p>
          </table:table-cell>
          <table:table-cell office:value-type="float" office:value="2115628" table:style-name="ce2">
            <text:p>2,115,628</text:p>
          </table:table-cell>
          <table:table-cell office:value-type="float" office:value="2278578" table:style-name="ce2">
            <text:p>2,278,578</text:p>
          </table:table-cell>
          <table:table-cell office:value-type="float" office:value="247436" table:style-name="ce2">
            <text:p>247,436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Febrero</text:p>
          </table:table-cell>
          <table:table-cell office:value-type="float" office:value="4709815" table:formula="of:=+[.D187]+[.E187]+[.F187]" table:style-name="ce2">
            <text:p>4,709,815</text:p>
          </table:table-cell>
          <table:table-cell office:value-type="float" office:value="2151308" table:style-name="ce2">
            <text:p>2,151,308</text:p>
          </table:table-cell>
          <table:table-cell office:value-type="float" office:value="2310691" table:style-name="ce2">
            <text:p>2,310,691</text:p>
          </table:table-cell>
          <table:table-cell office:value-type="float" office:value="247816" table:style-name="ce2">
            <text:p>247,816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Marzo</text:p>
          </table:table-cell>
          <table:table-cell office:value-type="float" office:value="4724982" table:formula="of:=+[.D188]+[.E188]+[.F188]" table:style-name="ce2">
            <text:p>4,724,982</text:p>
          </table:table-cell>
          <table:table-cell office:value-type="float" office:value="2155955" table:style-name="ce2">
            <text:p>2,155,955</text:p>
          </table:table-cell>
          <table:table-cell office:value-type="float" office:value="2319323" table:style-name="ce2">
            <text:p>2,319,323</text:p>
          </table:table-cell>
          <table:table-cell office:value-type="float" office:value="249704" table:style-name="ce2">
            <text:p>249,704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Abril</text:p>
          </table:table-cell>
          <table:table-cell office:value-type="float" office:value="4620318" table:formula="of:=+[.D189]+[.E189]+[.F189]" table:style-name="ce2">
            <text:p>4,620,318</text:p>
          </table:table-cell>
          <table:table-cell office:value-type="float" office:value="2111376" table:style-name="ce2">
            <text:p>2,111,376</text:p>
          </table:table-cell>
          <table:table-cell office:value-type="float" office:value="2259836" table:style-name="ce2">
            <text:p>2,259,836</text:p>
          </table:table-cell>
          <table:table-cell office:value-type="float" office:value="249106" table:style-name="ce2">
            <text:p>249,106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Mayo</text:p>
          </table:table-cell>
          <table:table-cell office:value-type="float" office:value="4702095" table:formula="of:=+[.D190]+[.E190]+[.F190]" table:style-name="ce2">
            <text:p>4,702,095</text:p>
          </table:table-cell>
          <table:table-cell office:value-type="float" office:value="2151602" table:style-name="ce2">
            <text:p>2,151,602</text:p>
          </table:table-cell>
          <table:table-cell office:value-type="float" office:value="2301310" table:style-name="ce2">
            <text:p>2,301,310</text:p>
          </table:table-cell>
          <table:table-cell office:value-type="float" office:value="249183" table:style-name="ce2">
            <text:p>249,183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Junio</text:p>
          </table:table-cell>
          <table:table-cell office:value-type="float" office:value="4680618" table:formula="of:=+[.D191]+[.E191]+[.F191]" table:style-name="ce2">
            <text:p>4,680,618</text:p>
          </table:table-cell>
          <table:table-cell office:value-type="float" office:value="2141574" table:style-name="ce2">
            <text:p>2,141,574</text:p>
          </table:table-cell>
          <table:table-cell office:value-type="float" office:value="2289229" table:style-name="ce2">
            <text:p>2,289,229</text:p>
          </table:table-cell>
          <table:table-cell office:value-type="float" office:value="249815" table:style-name="ce2">
            <text:p>249,815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Julio</text:p>
          </table:table-cell>
          <table:table-cell office:value-type="float" office:value="4652902" table:formula="of:=+[.D192]+[.E192]+[.F192]" table:style-name="ce2">
            <text:p>4,652,902</text:p>
          </table:table-cell>
          <table:table-cell office:value-type="float" office:value="2126933" table:style-name="ce2">
            <text:p>2,126,933</text:p>
          </table:table-cell>
          <table:table-cell office:value-type="float" office:value="2275642" table:style-name="ce2">
            <text:p>2,275,642</text:p>
          </table:table-cell>
          <table:table-cell office:value-type="float" office:value="250327" table:style-name="ce2">
            <text:p>250,327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Agosto</text:p>
          </table:table-cell>
          <table:table-cell office:value-type="float" office:value="4643328" table:formula="of:=+[.D193]+[.E193]+[.F193]" table:style-name="ce2">
            <text:p>4,643,328</text:p>
          </table:table-cell>
          <table:table-cell office:value-type="float" office:value="2124770" table:style-name="ce2">
            <text:p>2,124,770</text:p>
          </table:table-cell>
          <table:table-cell office:value-type="float" office:value="2267364" table:style-name="ce2">
            <text:p>2,267,364</text:p>
          </table:table-cell>
          <table:table-cell office:value-type="float" office:value="251194" table:style-name="ce2">
            <text:p>251,194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Septiembre</text:p>
          </table:table-cell>
          <table:table-cell office:value-type="float" office:value="4652645" table:formula="of:=+[.D194]+[.E194]+[.F194]" table:style-name="ce2">
            <text:p>4,652,645</text:p>
          </table:table-cell>
          <table:table-cell office:value-type="float" office:value="2126042" table:style-name="ce2">
            <text:p>2,126,042</text:p>
          </table:table-cell>
          <table:table-cell office:value-type="float" office:value="2274513" table:style-name="ce2">
            <text:p>2,274,513</text:p>
          </table:table-cell>
          <table:table-cell office:value-type="float" office:value="252090" table:style-name="ce2">
            <text:p>252,090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Octubre</text:p>
          </table:table-cell>
          <table:table-cell office:value-type="float" office:value="4672814" table:formula="of:=+[.D195]+[.E195]+[.F195]" table:style-name="ce2">
            <text:p>4,672,814</text:p>
          </table:table-cell>
          <table:table-cell office:value-type="float" office:value="2134779" table:style-name="ce2">
            <text:p>2,134,779</text:p>
          </table:table-cell>
          <table:table-cell office:value-type="float" office:value="2286066" table:style-name="ce2">
            <text:p>2,286,066</text:p>
          </table:table-cell>
          <table:table-cell office:value-type="float" office:value="251969" table:style-name="ce2">
            <text:p>251,969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1">
            <text:p>Noviembre</text:p>
          </table:table-cell>
          <table:table-cell office:value-type="float" office:value="4664027" table:formula="of:=+[.D196]+[.E196]+[.F196]" table:style-name="ce2">
            <text:p>4,664,027</text:p>
          </table:table-cell>
          <table:table-cell office:value-type="float" office:value="2133179" table:style-name="ce2">
            <text:p>2,133,179</text:p>
          </table:table-cell>
          <table:table-cell office:value-type="float" office:value="2277973" table:style-name="ce2">
            <text:p>2,277,973</text:p>
          </table:table-cell>
          <table:table-cell office:value-type="float" office:value="252875" table:style-name="ce2">
            <text:p>252,875</text:p>
          </table:table-cell>
          <table:table-cell table:number-columns-repeated="16378"/>
        </table:table-row>
        <table:table-row table:number-rows-repeated="104838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Tahoma" svg:font-family="Tahoma"/>
    <style:font-face style:name="Times New Roman" svg:font-family="&quot;Times New Roman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2" number:min-integer-digits="1" number:grouping="true"/>
      <number:text> € </number:text>
    </number:number-style>
    <number:number-style style:name="N36P1">
      <number:text>-</number:text>
      <number:number number:decimal-places="2" number:min-integer-digits="1" number:grouping="true"/>
      <number:text> € </number:text>
    </number:number-style>
    <number:number-style style:name="N36P2">
      <number:text> -</number:text>
      <number:number number:decimal-places="0" number:min-integer-digits="2">
        <number:embedded-text number:position="0"> €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  </number:text>
    </number:number-style>
    <number:number-style style:name="N37P1">
      <number:text>-</number:text>
      <number:number number:decimal-places="2" number:min-integer-digits="1" number:grouping="true"/>
      <number:text>   </number:text>
    </number:number-style>
    <number:number-style style:name="N37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€</number:currency-symbol>
      <number:number number:decimal-places="0" number:min-integer-digits="1" number:grouping="true"/>
      <number:text> </number:text>
    </number:currency-style>
    <number:currency-style style:name="N38P1">
      <number:text> </number:text>
      <number:currency-symbol>€</number:currency-symbol>
      <number:text>(</number:text>
      <number:number number:decimal-places="0" number:min-integer-digits="1" number:grouping="true"/>
      <number:text>)</number:text>
    </number:currency-style>
    <number:currency-style style:name="N38">
      <number:text> </number:text>
      <number:currency-symbol>€</number:currency-symbol>
      <number:text>-</number:text>
      <number:number number:decimal-places="0" number:min-integer-digits="2"/>
      <number:text> </number:text>
      <style:map style:condition="value()&gt;0" style:apply-style-name="N38P0"/>
      <style:map style:condition="value()&lt;0" style:apply-style-name="N38P1"/>
    </number:currency-style>
    <number:number-style style:name="N39P0">
      <number:text> </number:text>
      <number:number number:decimal-places="2" number:min-integer-digits="1" number:grouping="true"/>
      <number:text>     </number:text>
    </number:number-style>
    <number:number-style style:name="N39P1">
      <number:text>-</number:text>
      <number:number number:decimal-places="2" number:min-integer-digits="1" number:grouping="true"/>
      <number:text>     </number:text>
    </number:number-style>
    <number:number-style style:name="N39P2">
      <number:text> -</number:text>
      <number:number number:decimal-places="0" number:min-integer-digits="2">
        <number:embedded-text number:position="0"> 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>
      <number:text> </number:text>
      <number:currency-symbol>€</number:currency-symbol>
      <number:number number:decimal-places="4" number:min-integer-digits="1" number:grouping="true"/>
      <number:text> </number:text>
    </number:currency-style>
    <number:currency-style style:name="N40P1">
      <number:text> </number:text>
      <number:currency-symbol>€</number:currency-symbol>
      <number:text>(</number:text>
      <number:number number:decimal-places="4" number:min-integer-digits="1" number:grouping="true"/>
      <number:text>)</number:text>
    </number:currency-style>
    <number:currency-style style:name="N40">
      <number:text> </number:text>
      <number:currency-symbol>€</number:currency-symbol>
      <number:text>-</number:text>
      <number:number number:decimal-places="0" number:min-integer-digits="2"/>
      <number:text> </number:text>
      <style:map style:condition="value()&gt;0" style:apply-style-name="N40P0"/>
      <style:map style:condition="value()&lt;0" style:apply-style-name="N40P1"/>
    </number:currency-style>
    <number:currency-style style:name="N41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42P1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42">
      <number:text> </number:text>
      <number:currency-symbol>€</number:currency-symbol>
      <number:text>-</number:text>
      <number:number number:decimal-places="0" number:min-integer-digits="2"/>
      <number:text> </number:text>
      <style:map style:condition="value()&gt;0" style:apply-style-name="N42P0"/>
      <style:map style:condition="value()&lt;0" style:apply-style-name="N42P1"/>
    </number:currency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0_0_37__32_-_32__201_nfasis1_32_2" style:display-name="20% - Énfasis1 2" style:family="table-cell" style:data-style-name="N0">
      <style:table-cell-properties fo:background-color="#CCCCFF"/>
      <style:text-properties fo:color="#000000"/>
    </style:style>
    <style:style style:name="_50_0_37__32_-_32__201_nfasis1_32_2_32_2" style:display-name="20% - Énfasis1 2 2" style:family="table-cell" style:data-style-name="N0">
      <style:table-cell-properties fo:background-color="#CCCCFF"/>
      <style:text-properties fo:color="#000000"/>
    </style:style>
    <style:style style:name="_50_0_37__32_-_32__201_nfasis2_32_2" style:display-name="20% - Énfasis2 2" style:family="table-cell" style:data-style-name="N0">
      <style:table-cell-properties fo:background-color="#FF99CC"/>
      <style:text-properties fo:color="#000000"/>
    </style:style>
    <style:style style:name="_50_0_37__32_-_32__201_nfasis2_32_2_32_2" style:display-name="20% - Énfasis2 2 2" style:family="table-cell" style:data-style-name="N0">
      <style:table-cell-properties fo:background-color="#FF99CC"/>
      <style:text-properties fo:color="#000000"/>
    </style:style>
    <style:style style:name="_50_0_37__32_-_32__201_nfasis3_32_2" style:display-name="20% - Énfasis3 2" style:family="table-cell" style:data-style-name="N0">
      <style:table-cell-properties fo:background-color="#CCFFCC"/>
      <style:text-properties fo:color="#000000"/>
    </style:style>
    <style:style style:name="_50_0_37__32_-_32__201_nfasis3_32_2_32_2" style:display-name="20% - Énfasis3 2 2" style:family="table-cell" style:data-style-name="N0">
      <style:table-cell-properties fo:background-color="#CCFFCC"/>
      <style:text-properties fo:color="#000000"/>
    </style:style>
    <style:style style:name="_50_0_37__32_-_32__201_nfasis4_32_2" style:display-name="20% - Énfasis4 2" style:family="table-cell" style:data-style-name="N0">
      <style:table-cell-properties fo:background-color="#CC99FF"/>
      <style:text-properties fo:color="#000000"/>
    </style:style>
    <style:style style:name="_50_0_37__32_-_32__201_nfasis4_32_2_32_2" style:display-name="20% - Énfasis4 2 2" style:family="table-cell" style:data-style-name="N0">
      <style:table-cell-properties fo:background-color="#CC99FF"/>
      <style:text-properties fo:color="#000000"/>
    </style:style>
    <style:style style:name="_50_0_37__32_-_32__201_nfasis5_32_2" style:display-name="20% - Énfasis5 2" style:family="table-cell" style:data-style-name="N0">
      <style:table-cell-properties fo:background-color="#CCFFFF"/>
      <style:text-properties fo:color="#000000"/>
    </style:style>
    <style:style style:name="_50_0_37__32_-_32__201_nfasis5_32_2_32_2" style:display-name="20% - Énfasis5 2 2" style:family="table-cell" style:data-style-name="N0">
      <style:table-cell-properties fo:background-color="#CCFFFF"/>
      <style:text-properties fo:color="#000000"/>
    </style:style>
    <style:style style:name="_50_0_37__32_-_32__201_nfasis6_32_2" style:display-name="20% - Énfasis6 2" style:family="table-cell" style:data-style-name="N0">
      <style:table-cell-properties fo:background-color="#FFCC99"/>
      <style:text-properties fo:color="#000000"/>
    </style:style>
    <style:style style:name="_50_0_37__32_-_32__201_nfasis6_32_2_32_2" style:display-name="20% - Énfasis6 2 2" style:family="table-cell" style:data-style-name="N0">
      <style:table-cell-properties fo:background-color="#FFCC99"/>
      <style:text-properties fo:color="#000000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2_0_37__32_-_32__201_nfasis1_32_2" style:display-name="40% - Énfasis1 2" style:family="table-cell" style:data-style-name="N0">
      <style:table-cell-properties fo:background-color="#99CCFF"/>
      <style:text-properties fo:color="#000000"/>
    </style:style>
    <style:style style:name="_52_0_37__32_-_32__201_nfasis1_32_2_32_2" style:display-name="40% - Énfasis1 2 2" style:family="table-cell" style:data-style-name="N0">
      <style:table-cell-properties fo:background-color="#99CCFF"/>
      <style:text-properties fo:color="#000000"/>
    </style:style>
    <style:style style:name="_52_0_37__32_-_32__201_nfasis2_32_2" style:display-name="40% - Énfasis2 2" style:family="table-cell" style:data-style-name="N0">
      <style:table-cell-properties fo:background-color="#FF8080"/>
      <style:text-properties fo:color="#000000"/>
    </style:style>
    <style:style style:name="_52_0_37__32_-_32__201_nfasis2_32_2_32_2" style:display-name="40% - Énfasis2 2 2" style:family="table-cell" style:data-style-name="N0">
      <style:table-cell-properties fo:background-color="#FF8080"/>
      <style:text-properties fo:color="#000000"/>
    </style:style>
    <style:style style:name="_52_0_37__32_-_32__201_nfasis3_32_2" style:display-name="40% - Énfasis3 2" style:family="table-cell" style:data-style-name="N0">
      <style:table-cell-properties fo:background-color="#00FF00"/>
      <style:text-properties fo:color="#000000"/>
    </style:style>
    <style:style style:name="_52_0_37__32_-_32__201_nfasis3_32_2_32_2" style:display-name="40% - Énfasis3 2 2" style:family="table-cell" style:data-style-name="N0">
      <style:table-cell-properties fo:background-color="#00FF00"/>
      <style:text-properties fo:color="#000000"/>
    </style:style>
    <style:style style:name="_52_0_37__32_-_32__201_nfasis4_32_2" style:display-name="40% - Énfasis4 2" style:family="table-cell" style:data-style-name="N0">
      <style:table-cell-properties fo:background-color="#CC99FF"/>
      <style:text-properties fo:color="#000000"/>
    </style:style>
    <style:style style:name="_52_0_37__32_-_32__201_nfasis4_32_2_32_2" style:display-name="40% - Énfasis4 2 2" style:family="table-cell" style:data-style-name="N0">
      <style:table-cell-properties fo:background-color="#CC99FF"/>
      <style:text-properties fo:color="#000000"/>
    </style:style>
    <style:style style:name="_52_0_37__32_-_32__201_nfasis5_32_2" style:display-name="40% - Énfasis5 2" style:family="table-cell" style:data-style-name="N0">
      <style:table-cell-properties fo:background-color="#99CCFF"/>
      <style:text-properties fo:color="#000000"/>
    </style:style>
    <style:style style:name="_52_0_37__32_-_32__201_nfasis5_32_2_32_2" style:display-name="40% - Énfasis5 2 2" style:family="table-cell" style:data-style-name="N0">
      <style:table-cell-properties fo:background-color="#99CCFF"/>
      <style:text-properties fo:color="#000000"/>
    </style:style>
    <style:style style:name="_52_0_37__32_-_32__201_nfasis6_32_2" style:display-name="40% - Énfasis6 2" style:family="table-cell" style:data-style-name="N0">
      <style:table-cell-properties fo:background-color="#FFCC00"/>
      <style:text-properties fo:color="#000000"/>
    </style:style>
    <style:style style:name="_52_0_37__32_-_32__201_nfasis6_32_2_32_2" style:display-name="40% - Énfasis6 2 2" style:family="table-cell" style:data-style-name="N0">
      <style:table-cell-properties fo:background-color="#FFCC00"/>
      <style:text-properties fo:color="#000000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_54_0_37__32_-_32__201_nfasis1_32_2" style:display-name="60% - Énfasis1 2" style:family="table-cell" style:data-style-name="N0">
      <style:table-cell-properties fo:background-color="#0066CC"/>
      <style:text-properties fo:color="#FFFFFF"/>
    </style:style>
    <style:style style:name="_54_0_37__32_-_32__201_nfasis1_32_2_32_2" style:display-name="60% - Énfasis1 2 2" style:family="table-cell" style:data-style-name="N0">
      <style:table-cell-properties fo:background-color="#0066CC"/>
      <style:text-properties fo:color="#FFFFFF"/>
    </style:style>
    <style:style style:name="_54_0_37__32_-_32__201_nfasis2_32_2" style:display-name="60% - Énfasis2 2" style:family="table-cell" style:data-style-name="N0">
      <style:table-cell-properties fo:background-color="#FF8080"/>
      <style:text-properties fo:color="#FFFFFF"/>
    </style:style>
    <style:style style:name="_54_0_37__32_-_32__201_nfasis2_32_2_32_2" style:display-name="60% - Énfasis2 2 2" style:family="table-cell" style:data-style-name="N0">
      <style:table-cell-properties fo:background-color="#FF8080"/>
      <style:text-properties fo:color="#FFFFFF"/>
    </style:style>
    <style:style style:name="_54_0_37__32_-_32__201_nfasis3_32_2" style:display-name="60% - Énfasis3 2" style:family="table-cell" style:data-style-name="N0">
      <style:table-cell-properties fo:background-color="#00FF00"/>
      <style:text-properties fo:color="#FFFFFF"/>
    </style:style>
    <style:style style:name="_54_0_37__32_-_32__201_nfasis3_32_2_32_2" style:display-name="60% - Énfasis3 2 2" style:family="table-cell" style:data-style-name="N0">
      <style:table-cell-properties fo:background-color="#00FF00"/>
      <style:text-properties fo:color="#FFFFFF"/>
    </style:style>
    <style:style style:name="_54_0_37__32_-_32__201_nfasis4_32_2" style:display-name="60% - Énfasis4 2" style:family="table-cell" style:data-style-name="N0">
      <style:table-cell-properties fo:background-color="#800080"/>
      <style:text-properties fo:color="#FFFFFF"/>
    </style:style>
    <style:style style:name="_54_0_37__32_-_32__201_nfasis4_32_2_32_2" style:display-name="60% - Énfasis4 2 2" style:family="table-cell" style:data-style-name="N0">
      <style:table-cell-properties fo:background-color="#800080"/>
      <style:text-properties fo:color="#FFFFFF"/>
    </style:style>
    <style:style style:name="_54_0_37__32_-_32__201_nfasis5_32_2" style:display-name="60% - Énfasis5 2" style:family="table-cell" style:data-style-name="N0">
      <style:table-cell-properties fo:background-color="#33CCCC"/>
      <style:text-properties fo:color="#FFFFFF"/>
    </style:style>
    <style:style style:name="_54_0_37__32_-_32__201_nfasis5_32_2_32_2" style:display-name="60% - Énfasis5 2 2" style:family="table-cell" style:data-style-name="N0">
      <style:table-cell-properties fo:background-color="#33CCCC"/>
      <style:text-properties fo:color="#FFFFFF"/>
    </style:style>
    <style:style style:name="_54_0_37__32_-_32__201_nfasis6_32_2" style:display-name="60% - Énfasis6 2" style:family="table-cell" style:data-style-name="N0">
      <style:table-cell-properties fo:background-color="#FF9900"/>
      <style:text-properties fo:color="#FFFFFF"/>
    </style:style>
    <style:style style:name="_54_0_37__32_-_32__201_nfasis6_32_2_32_2" style:display-name="60% - Énfasis6 2 2" style:family="table-cell" style:data-style-name="N0">
      <style:table-cell-properties fo:background-color="#FF9900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uena_32_2" style:display-name="Buena 2" style:family="table-cell" style:data-style-name="N0">
      <style:table-cell-properties fo:background-color="#CCFFCC"/>
      <style:text-properties fo:color="#008000"/>
    </style:style>
    <style:style style:name="Buena_32_2_32_2" style:display-name="Buena 2 2" style:family="table-cell" style:data-style-name="N0">
      <style:table-cell-properties fo:background-color="#CCFFCC"/>
      <style:text-properties fo:color="#008000"/>
    </style:style>
    <style:style style:name="Bueno" style:family="table-cell" style:data-style-name="N0">
      <style:table-cell-properties fo:background-color="#CCFFCC"/>
      <style:text-properties fo:color="#008000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25_lculo_32_2_32_2" style:display-name="Cálculo 2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elda_32_de_32_comprobaci_243_n_32_2" style:display-name="Celda de comprobación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elda_32_de_32_comprobaci_243_n_32_2_32_2" style:display-name="Celda de comprobación 2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da_32_vinculada_32_2" style:display-name="Celda vinculada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da_32_vinculada_32_2_32_2" style:display-name="Celda vinculada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10" style:display-name="Comma 10" style:family="table-cell" style:data-style-name="N35"/>
    <style:style style:name="Comma_32_11" style:display-name="Comma 11" style:family="table-cell" style:data-style-name="N35"/>
    <style:style style:name="Comma_32_12" style:display-name="Comma 12" style:family="table-cell" style:data-style-name="N35"/>
    <style:style style:name="Comma_32_13" style:display-name="Comma 13" style:family="table-cell" style:data-style-name="N35"/>
    <style:style style:name="Comma_32_14" style:display-name="Comma 14" style:family="table-cell" style:data-style-name="N35"/>
    <style:style style:name="Comma_32_15" style:display-name="Comma 15" style:family="table-cell" style:data-style-name="N35"/>
    <style:style style:name="Comma_32_16" style:display-name="Comma 16" style:family="table-cell" style:data-style-name="N35"/>
    <style:style style:name="Comma_32_17" style:display-name="Comma 17" style:family="table-cell" style:data-style-name="N35"/>
    <style:style style:name="Comma_32_18" style:display-name="Comma 18" style:family="table-cell" style:data-style-name="N35"/>
    <style:style style:name="Comma_32_19" style:display-name="Comma 19" style:family="table-cell" style:data-style-name="N35"/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2_32_2" style:display-name="Comma 2 2 2" style:family="table-cell" style:data-style-name="N35"/>
    <style:style style:name="Comma_32_2_32_2_32_2_32_2" style:display-name="Comma 2 2 2 2" style:family="table-cell" style:data-style-name="N35"/>
    <style:style style:name="Comma_32_2_32_2_32_2_32_2_32_2" style:display-name="Comma 2 2 2 2 2" style:family="table-cell" style:data-style-name="N35"/>
    <style:style style:name="Comma_32_2_32_2_32_2_32_2_32_2_32_2" style:display-name="Comma 2 2 2 2 2 2" style:family="table-cell" style:data-style-name="N35"/>
    <style:style style:name="Comma_32_2_32_2_32_2_32_2_32_2_32_2_32_2" style:display-name="Comma 2 2 2 2 2 2 2" style:family="table-cell" style:data-style-name="N35"/>
    <style:style style:name="Comma_32_2_32_2_32_2_32_2_32_2_32_2_32_2_32_2" style:display-name="Comma 2 2 2 2 2 2 2 2" style:family="table-cell" style:data-style-name="N35"/>
    <style:style style:name="Comma_32_2_32_2_32_2_32_2_32_2_32_2_32_2_32_2_32_2" style:display-name="Comma 2 2 2 2 2 2 2 2 2" style:family="table-cell" style:data-style-name="N35"/>
    <style:style style:name="Comma_32_2_32_2_32_2_32_2_32_2_32_2_32_2_32_2_32_2_32_2" style:display-name="Comma 2 2 2 2 2 2 2 2 2 2" style:family="table-cell" style:data-style-name="N35"/>
    <style:style style:name="Comma_32_2_32_2_32_2_32_2_32_2_32_2_32_2_32_2_32_2_32_2_32_2" style:display-name="Comma 2 2 2 2 2 2 2 2 2 2 2" style:family="table-cell" style:data-style-name="N35"/>
    <style:style style:name="Comma_32_2_32_2_32_2_32_2_32_2_32_2_32_2_32_2_32_2_32_2_32_2_32_2" style:display-name="Comma 2 2 2 2 2 2 2 2 2 2 2 2" style:family="table-cell" style:data-style-name="N35"/>
    <style:style style:name="Comma_32_2_32_2_32_2_32_2_32_2_32_2_32_2_32_2_32_2_32_3" style:display-name="Comma 2 2 2 2 2 2 2 2 2 3" style:family="table-cell" style:data-style-name="N35"/>
    <style:style style:name="Comma_32_2_32_2_32_2_32_2_32_2_32_2_32_2_32_2_32_3" style:display-name="Comma 2 2 2 2 2 2 2 2 3" style:family="table-cell" style:data-style-name="N35"/>
    <style:style style:name="Comma_32_2_32_2_32_2_32_2_32_2_32_2_32_2_32_2_32_3_32_2" style:display-name="Comma 2 2 2 2 2 2 2 2 3 2" style:family="table-cell" style:data-style-name="N35"/>
    <style:style style:name="Comma_32_2_32_2_32_2_32_2_32_2_32_2_32_2_32_3" style:display-name="Comma 2 2 2 2 2 2 2 3" style:family="table-cell" style:data-style-name="N35"/>
    <style:style style:name="Comma_32_2_32_2_32_2_32_2_32_2_32_2_32_2_32_3_32_2" style:display-name="Comma 2 2 2 2 2 2 2 3 2" style:family="table-cell" style:data-style-name="N35"/>
    <style:style style:name="Comma_32_2_32_2_32_2_32_2_32_2_32_2_32_2_32_3_32_2_32_2" style:display-name="Comma 2 2 2 2 2 2 2 3 2 2" style:family="table-cell" style:data-style-name="N35"/>
    <style:style style:name="Comma_32_2_32_2_32_2_32_2_32_2_32_2_32_2_32_4" style:display-name="Comma 2 2 2 2 2 2 2 4" style:family="table-cell" style:data-style-name="N35"/>
    <style:style style:name="Comma_32_2_32_2_32_2_32_2_32_2_32_2_32_3" style:display-name="Comma 2 2 2 2 2 2 3" style:family="table-cell" style:data-style-name="N35"/>
    <style:style style:name="Comma_32_2_32_2_32_2_32_2_32_2_32_2_32_3_32_2" style:display-name="Comma 2 2 2 2 2 2 3 2" style:family="table-cell" style:data-style-name="N35"/>
    <style:style style:name="Comma_32_2_32_2_32_2_32_2_32_2_32_2_32_3_32_2_32_2" style:display-name="Comma 2 2 2 2 2 2 3 2 2" style:family="table-cell" style:data-style-name="N35"/>
    <style:style style:name="Comma_32_2_32_2_32_2_32_2_32_2_32_2_32_3_32_2_32_2_32_2" style:display-name="Comma 2 2 2 2 2 2 3 2 2 2" style:family="table-cell" style:data-style-name="N35"/>
    <style:style style:name="Comma_32_2_32_2_32_2_32_2_32_2_32_2_32_3_32_3" style:display-name="Comma 2 2 2 2 2 2 3 3" style:family="table-cell" style:data-style-name="N35"/>
    <style:style style:name="Comma_32_2_32_2_32_2_32_2_32_2_32_2_32_4" style:display-name="Comma 2 2 2 2 2 2 4" style:family="table-cell" style:data-style-name="N35"/>
    <style:style style:name="Comma_32_2_32_2_32_2_32_2_32_2_32_2_32_4_32_2" style:display-name="Comma 2 2 2 2 2 2 4 2" style:family="table-cell" style:data-style-name="N35"/>
    <style:style style:name="Comma_32_2_32_2_32_2_32_2_32_2_32_3" style:display-name="Comma 2 2 2 2 2 3" style:family="table-cell" style:data-style-name="N35"/>
    <style:style style:name="Comma_32_2_32_2_32_2_32_2_32_2_32_3_32_2" style:display-name="Comma 2 2 2 2 2 3 2" style:family="table-cell" style:data-style-name="N35"/>
    <style:style style:name="Comma_32_2_32_2_32_2_32_2_32_2_32_3_32_2_32_2" style:display-name="Comma 2 2 2 2 2 3 2 2" style:family="table-cell" style:data-style-name="N35"/>
    <style:style style:name="Comma_32_2_32_2_32_2_32_2_32_2_32_3_32_2_32_2_32_2" style:display-name="Comma 2 2 2 2 2 3 2 2 2" style:family="table-cell" style:data-style-name="N35"/>
    <style:style style:name="Comma_32_2_32_2_32_2_32_2_32_2_32_3_32_2_32_2_32_2_32_2" style:display-name="Comma 2 2 2 2 2 3 2 2 2 2" style:family="table-cell" style:data-style-name="N35"/>
    <style:style style:name="Comma_32_2_32_2_32_2_32_2_32_2_32_3_32_2_32_3" style:display-name="Comma 2 2 2 2 2 3 2 3" style:family="table-cell" style:data-style-name="N35"/>
    <style:style style:name="Comma_32_2_32_2_32_2_32_2_32_2_32_3_32_3" style:display-name="Comma 2 2 2 2 2 3 3" style:family="table-cell" style:data-style-name="N35"/>
    <style:style style:name="Comma_32_2_32_2_32_2_32_2_32_2_32_3_32_3_32_2" style:display-name="Comma 2 2 2 2 2 3 3 2" style:family="table-cell" style:data-style-name="N35"/>
    <style:style style:name="Comma_32_2_32_2_32_2_32_2_32_2_32_4" style:display-name="Comma 2 2 2 2 2 4" style:family="table-cell" style:data-style-name="N35"/>
    <style:style style:name="Comma_32_2_32_2_32_2_32_2_32_2_32_4_32_2" style:display-name="Comma 2 2 2 2 2 4 2" style:family="table-cell" style:data-style-name="N35"/>
    <style:style style:name="Comma_32_2_32_2_32_2_32_2_32_2_32_4_32_2_32_2" style:display-name="Comma 2 2 2 2 2 4 2 2" style:family="table-cell" style:data-style-name="N35"/>
    <style:style style:name="Comma_32_2_32_2_32_2_32_2_32_2_32_5" style:display-name="Comma 2 2 2 2 2 5" style:family="table-cell" style:data-style-name="N35"/>
    <style:style style:name="Comma_32_2_32_2_32_2_32_2_32_3" style:display-name="Comma 2 2 2 2 3" style:family="table-cell" style:data-style-name="N35"/>
    <style:style style:name="Comma_32_2_32_2_32_2_32_2_32_3_32_2" style:display-name="Comma 2 2 2 2 3 2" style:family="table-cell" style:data-style-name="N35"/>
    <style:style style:name="Comma_32_2_32_2_32_2_32_2_32_3_32_2_32_2" style:display-name="Comma 2 2 2 2 3 2 2" style:family="table-cell" style:data-style-name="N35"/>
    <style:style style:name="Comma_32_2_32_2_32_2_32_2_32_3_32_2_32_2_32_2" style:display-name="Comma 2 2 2 2 3 2 2 2" style:family="table-cell" style:data-style-name="N35"/>
    <style:style style:name="Comma_32_2_32_2_32_2_32_2_32_3_32_2_32_2_32_2_32_2" style:display-name="Comma 2 2 2 2 3 2 2 2 2" style:family="table-cell" style:data-style-name="N35"/>
    <style:style style:name="Comma_32_2_32_2_32_2_32_2_32_3_32_2_32_2_32_2_32_2_32_2" style:display-name="Comma 2 2 2 2 3 2 2 2 2 2" style:family="table-cell" style:data-style-name="N35"/>
    <style:style style:name="Comma_32_2_32_2_32_2_32_2_32_3_32_2_32_2_32_3" style:display-name="Comma 2 2 2 2 3 2 2 3" style:family="table-cell" style:data-style-name="N35"/>
    <style:style style:name="Comma_32_2_32_2_32_2_32_2_32_3_32_2_32_3" style:display-name="Comma 2 2 2 2 3 2 3" style:family="table-cell" style:data-style-name="N35"/>
    <style:style style:name="Comma_32_2_32_2_32_2_32_2_32_3_32_2_32_3_32_2" style:display-name="Comma 2 2 2 2 3 2 3 2" style:family="table-cell" style:data-style-name="N35"/>
    <style:style style:name="Comma_32_2_32_2_32_2_32_2_32_3_32_3" style:display-name="Comma 2 2 2 2 3 3" style:family="table-cell" style:data-style-name="N35"/>
    <style:style style:name="Comma_32_2_32_2_32_2_32_2_32_3_32_3_32_2" style:display-name="Comma 2 2 2 2 3 3 2" style:family="table-cell" style:data-style-name="N35"/>
    <style:style style:name="Comma_32_2_32_2_32_2_32_2_32_3_32_3_32_2_32_2" style:display-name="Comma 2 2 2 2 3 3 2 2" style:family="table-cell" style:data-style-name="N35"/>
    <style:style style:name="Comma_32_2_32_2_32_2_32_2_32_3_32_4" style:display-name="Comma 2 2 2 2 3 4" style:family="table-cell" style:data-style-name="N35"/>
    <style:style style:name="Comma_32_2_32_2_32_2_32_2_32_4" style:display-name="Comma 2 2 2 2 4" style:family="table-cell" style:data-style-name="N35"/>
    <style:style style:name="Comma_32_2_32_2_32_2_32_2_32_4_32_2" style:display-name="Comma 2 2 2 2 4 2" style:family="table-cell" style:data-style-name="N35"/>
    <style:style style:name="Comma_32_2_32_2_32_2_32_2_32_4_32_2_32_2" style:display-name="Comma 2 2 2 2 4 2 2" style:family="table-cell" style:data-style-name="N35"/>
    <style:style style:name="Comma_32_2_32_2_32_2_32_2_32_4_32_2_32_2_32_2" style:display-name="Comma 2 2 2 2 4 2 2 2" style:family="table-cell" style:data-style-name="N35"/>
    <style:style style:name="Comma_32_2_32_2_32_2_32_2_32_4_32_3" style:display-name="Comma 2 2 2 2 4 3" style:family="table-cell" style:data-style-name="N35"/>
    <style:style style:name="Comma_32_2_32_2_32_2_32_2_32_5" style:display-name="Comma 2 2 2 2 5" style:family="table-cell" style:data-style-name="N35"/>
    <style:style style:name="Comma_32_2_32_2_32_2_32_2_32_5_32_2" style:display-name="Comma 2 2 2 2 5 2" style:family="table-cell" style:data-style-name="N35"/>
    <style:style style:name="Comma_32_2_32_2_32_2_32_3" style:display-name="Comma 2 2 2 3" style:family="table-cell" style:data-style-name="N35"/>
    <style:style style:name="Comma_32_2_32_2_32_2_32_3_32_2" style:display-name="Comma 2 2 2 3 2" style:family="table-cell" style:data-style-name="N35"/>
    <style:style style:name="Comma_32_2_32_2_32_2_32_3_32_2_32_2" style:display-name="Comma 2 2 2 3 2 2" style:family="table-cell" style:data-style-name="N35"/>
    <style:style style:name="Comma_32_2_32_2_32_2_32_3_32_2_32_2_32_2" style:display-name="Comma 2 2 2 3 2 2 2" style:family="table-cell" style:data-style-name="N35"/>
    <style:style style:name="Comma_32_2_32_2_32_2_32_3_32_2_32_2_32_2_32_2" style:display-name="Comma 2 2 2 3 2 2 2 2" style:family="table-cell" style:data-style-name="N35"/>
    <style:style style:name="Comma_32_2_32_2_32_2_32_3_32_2_32_2_32_2_32_2_32_2" style:display-name="Comma 2 2 2 3 2 2 2 2 2" style:family="table-cell" style:data-style-name="N35"/>
    <style:style style:name="Comma_32_2_32_2_32_2_32_3_32_2_32_2_32_2_32_2_32_2_32_2" style:display-name="Comma 2 2 2 3 2 2 2 2 2 2" style:family="table-cell" style:data-style-name="N35"/>
    <style:style style:name="Comma_32_2_32_2_32_2_32_3_32_2_32_2_32_2_32_3" style:display-name="Comma 2 2 2 3 2 2 2 3" style:family="table-cell" style:data-style-name="N35"/>
    <style:style style:name="Comma_32_2_32_2_32_2_32_3_32_2_32_2_32_3" style:display-name="Comma 2 2 2 3 2 2 3" style:family="table-cell" style:data-style-name="N35"/>
    <style:style style:name="Comma_32_2_32_2_32_2_32_3_32_2_32_2_32_3_32_2" style:display-name="Comma 2 2 2 3 2 2 3 2" style:family="table-cell" style:data-style-name="N35"/>
    <style:style style:name="Comma_32_2_32_2_32_2_32_3_32_2_32_3" style:display-name="Comma 2 2 2 3 2 3" style:family="table-cell" style:data-style-name="N35"/>
    <style:style style:name="Comma_32_2_32_2_32_2_32_3_32_2_32_3_32_2" style:display-name="Comma 2 2 2 3 2 3 2" style:family="table-cell" style:data-style-name="N35"/>
    <style:style style:name="Comma_32_2_32_2_32_2_32_3_32_2_32_3_32_2_32_2" style:display-name="Comma 2 2 2 3 2 3 2 2" style:family="table-cell" style:data-style-name="N35"/>
    <style:style style:name="Comma_32_2_32_2_32_2_32_3_32_2_32_4" style:display-name="Comma 2 2 2 3 2 4" style:family="table-cell" style:data-style-name="N35"/>
    <style:style style:name="Comma_32_2_32_2_32_2_32_3_32_3" style:display-name="Comma 2 2 2 3 3" style:family="table-cell" style:data-style-name="N35"/>
    <style:style style:name="Comma_32_2_32_2_32_2_32_3_32_3_32_2" style:display-name="Comma 2 2 2 3 3 2" style:family="table-cell" style:data-style-name="N35"/>
    <style:style style:name="Comma_32_2_32_2_32_2_32_3_32_3_32_2_32_2" style:display-name="Comma 2 2 2 3 3 2 2" style:family="table-cell" style:data-style-name="N35"/>
    <style:style style:name="Comma_32_2_32_2_32_2_32_3_32_3_32_2_32_2_32_2" style:display-name="Comma 2 2 2 3 3 2 2 2" style:family="table-cell" style:data-style-name="N35"/>
    <style:style style:name="Comma_32_2_32_2_32_2_32_3_32_3_32_3" style:display-name="Comma 2 2 2 3 3 3" style:family="table-cell" style:data-style-name="N35"/>
    <style:style style:name="Comma_32_2_32_2_32_2_32_3_32_4" style:display-name="Comma 2 2 2 3 4" style:family="table-cell" style:data-style-name="N35"/>
    <style:style style:name="Comma_32_2_32_2_32_2_32_3_32_4_32_2" style:display-name="Comma 2 2 2 3 4 2" style:family="table-cell" style:data-style-name="N35"/>
    <style:style style:name="Comma_32_2_32_2_32_2_32_4" style:display-name="Comma 2 2 2 4" style:family="table-cell" style:data-style-name="N35"/>
    <style:style style:name="Comma_32_2_32_2_32_2_32_4_32_2" style:display-name="Comma 2 2 2 4 2" style:family="table-cell" style:data-style-name="N35"/>
    <style:style style:name="Comma_32_2_32_2_32_2_32_4_32_2_32_2" style:display-name="Comma 2 2 2 4 2 2" style:family="table-cell" style:data-style-name="N35"/>
    <style:style style:name="Comma_32_2_32_2_32_2_32_4_32_2_32_2_32_2" style:display-name="Comma 2 2 2 4 2 2 2" style:family="table-cell" style:data-style-name="N35"/>
    <style:style style:name="Comma_32_2_32_2_32_2_32_4_32_2_32_2_32_2_32_2" style:display-name="Comma 2 2 2 4 2 2 2 2" style:family="table-cell" style:data-style-name="N35"/>
    <style:style style:name="Comma_32_2_32_2_32_2_32_4_32_2_32_3" style:display-name="Comma 2 2 2 4 2 3" style:family="table-cell" style:data-style-name="N35"/>
    <style:style style:name="Comma_32_2_32_2_32_2_32_4_32_3" style:display-name="Comma 2 2 2 4 3" style:family="table-cell" style:data-style-name="N35"/>
    <style:style style:name="Comma_32_2_32_2_32_2_32_4_32_3_32_2" style:display-name="Comma 2 2 2 4 3 2" style:family="table-cell" style:data-style-name="N35"/>
    <style:style style:name="Comma_32_2_32_2_32_2_32_5" style:display-name="Comma 2 2 2 5" style:family="table-cell" style:data-style-name="N35"/>
    <style:style style:name="Comma_32_2_32_2_32_2_32_5_32_2" style:display-name="Comma 2 2 2 5 2" style:family="table-cell" style:data-style-name="N35"/>
    <style:style style:name="Comma_32_2_32_2_32_2_32_5_32_2_32_2" style:display-name="Comma 2 2 2 5 2 2" style:family="table-cell" style:data-style-name="N35"/>
    <style:style style:name="Comma_32_2_32_2_32_2_32_6" style:display-name="Comma 2 2 2 6" style:family="table-cell" style:data-style-name="N35"/>
    <style:style style:name="Comma_32_2_32_2_32_3" style:display-name="Comma 2 2 3" style:family="table-cell" style:data-style-name="N35"/>
    <style:style style:name="Comma_32_2_32_2_32_3_32_2" style:display-name="Comma 2 2 3 2" style:family="table-cell" style:data-style-name="N35"/>
    <style:style style:name="Comma_32_2_32_2_32_3_32_2_32_2" style:display-name="Comma 2 2 3 2 2" style:family="table-cell" style:data-style-name="N35"/>
    <style:style style:name="Comma_32_2_32_2_32_3_32_2_32_2_32_2" style:display-name="Comma 2 2 3 2 2 2" style:family="table-cell" style:data-style-name="N35"/>
    <style:style style:name="Comma_32_2_32_2_32_3_32_2_32_2_32_2_32_2" style:display-name="Comma 2 2 3 2 2 2 2" style:family="table-cell" style:data-style-name="N35"/>
    <style:style style:name="Comma_32_2_32_2_32_3_32_2_32_2_32_2_32_2_32_2" style:display-name="Comma 2 2 3 2 2 2 2 2" style:family="table-cell" style:data-style-name="N35"/>
    <style:style style:name="Comma_32_2_32_2_32_3_32_2_32_2_32_2_32_2_32_2_32_2" style:display-name="Comma 2 2 3 2 2 2 2 2 2" style:family="table-cell" style:data-style-name="N35"/>
    <style:style style:name="Comma_32_2_32_2_32_3_32_2_32_2_32_2_32_2_32_2_32_2_32_2" style:display-name="Comma 2 2 3 2 2 2 2 2 2 2" style:family="table-cell" style:data-style-name="N35"/>
    <style:style style:name="Comma_32_2_32_2_32_3_32_2_32_2_32_2_32_2_32_3" style:display-name="Comma 2 2 3 2 2 2 2 3" style:family="table-cell" style:data-style-name="N35"/>
    <style:style style:name="Comma_32_2_32_2_32_3_32_2_32_2_32_2_32_3" style:display-name="Comma 2 2 3 2 2 2 3" style:family="table-cell" style:data-style-name="N35"/>
    <style:style style:name="Comma_32_2_32_2_32_3_32_2_32_2_32_2_32_3_32_2" style:display-name="Comma 2 2 3 2 2 2 3 2" style:family="table-cell" style:data-style-name="N35"/>
    <style:style style:name="Comma_32_2_32_2_32_3_32_2_32_2_32_3" style:display-name="Comma 2 2 3 2 2 3" style:family="table-cell" style:data-style-name="N35"/>
    <style:style style:name="Comma_32_2_32_2_32_3_32_2_32_2_32_3_32_2" style:display-name="Comma 2 2 3 2 2 3 2" style:family="table-cell" style:data-style-name="N35"/>
    <style:style style:name="Comma_32_2_32_2_32_3_32_2_32_2_32_3_32_2_32_2" style:display-name="Comma 2 2 3 2 2 3 2 2" style:family="table-cell" style:data-style-name="N35"/>
    <style:style style:name="Comma_32_2_32_2_32_3_32_2_32_2_32_4" style:display-name="Comma 2 2 3 2 2 4" style:family="table-cell" style:data-style-name="N35"/>
    <style:style style:name="Comma_32_2_32_2_32_3_32_2_32_3" style:display-name="Comma 2 2 3 2 3" style:family="table-cell" style:data-style-name="N35"/>
    <style:style style:name="Comma_32_2_32_2_32_3_32_2_32_3_32_2" style:display-name="Comma 2 2 3 2 3 2" style:family="table-cell" style:data-style-name="N35"/>
    <style:style style:name="Comma_32_2_32_2_32_3_32_2_32_3_32_2_32_2" style:display-name="Comma 2 2 3 2 3 2 2" style:family="table-cell" style:data-style-name="N35"/>
    <style:style style:name="Comma_32_2_32_2_32_3_32_2_32_3_32_2_32_2_32_2" style:display-name="Comma 2 2 3 2 3 2 2 2" style:family="table-cell" style:data-style-name="N35"/>
    <style:style style:name="Comma_32_2_32_2_32_3_32_2_32_3_32_3" style:display-name="Comma 2 2 3 2 3 3" style:family="table-cell" style:data-style-name="N35"/>
    <style:style style:name="Comma_32_2_32_2_32_3_32_2_32_4" style:display-name="Comma 2 2 3 2 4" style:family="table-cell" style:data-style-name="N35"/>
    <style:style style:name="Comma_32_2_32_2_32_3_32_2_32_4_32_2" style:display-name="Comma 2 2 3 2 4 2" style:family="table-cell" style:data-style-name="N35"/>
    <style:style style:name="Comma_32_2_32_2_32_3_32_3" style:display-name="Comma 2 2 3 3" style:family="table-cell" style:data-style-name="N35"/>
    <style:style style:name="Comma_32_2_32_2_32_3_32_3_32_2" style:display-name="Comma 2 2 3 3 2" style:family="table-cell" style:data-style-name="N35"/>
    <style:style style:name="Comma_32_2_32_2_32_3_32_3_32_2_32_2" style:display-name="Comma 2 2 3 3 2 2" style:family="table-cell" style:data-style-name="N35"/>
    <style:style style:name="Comma_32_2_32_2_32_3_32_3_32_2_32_2_32_2" style:display-name="Comma 2 2 3 3 2 2 2" style:family="table-cell" style:data-style-name="N35"/>
    <style:style style:name="Comma_32_2_32_2_32_3_32_3_32_2_32_2_32_2_32_2" style:display-name="Comma 2 2 3 3 2 2 2 2" style:family="table-cell" style:data-style-name="N35"/>
    <style:style style:name="Comma_32_2_32_2_32_3_32_3_32_2_32_3" style:display-name="Comma 2 2 3 3 2 3" style:family="table-cell" style:data-style-name="N35"/>
    <style:style style:name="Comma_32_2_32_2_32_3_32_3_32_3" style:display-name="Comma 2 2 3 3 3" style:family="table-cell" style:data-style-name="N35"/>
    <style:style style:name="Comma_32_2_32_2_32_3_32_3_32_3_32_2" style:display-name="Comma 2 2 3 3 3 2" style:family="table-cell" style:data-style-name="N35"/>
    <style:style style:name="Comma_32_2_32_2_32_3_32_4" style:display-name="Comma 2 2 3 4" style:family="table-cell" style:data-style-name="N35"/>
    <style:style style:name="Comma_32_2_32_2_32_3_32_4_32_2" style:display-name="Comma 2 2 3 4 2" style:family="table-cell" style:data-style-name="N35"/>
    <style:style style:name="Comma_32_2_32_2_32_3_32_4_32_2_32_2" style:display-name="Comma 2 2 3 4 2 2" style:family="table-cell" style:data-style-name="N35"/>
    <style:style style:name="Comma_32_2_32_2_32_3_32_5" style:display-name="Comma 2 2 3 5" style:family="table-cell" style:data-style-name="N35"/>
    <style:style style:name="Comma_32_2_32_2_32_4" style:display-name="Comma 2 2 4" style:family="table-cell" style:data-style-name="N35"/>
    <style:style style:name="Comma_32_2_32_2_32_4_32_2" style:display-name="Comma 2 2 4 2" style:family="table-cell" style:data-style-name="N35"/>
    <style:style style:name="Comma_32_2_32_2_32_4_32_2_32_2" style:display-name="Comma 2 2 4 2 2" style:family="table-cell" style:data-style-name="N35"/>
    <style:style style:name="Comma_32_2_32_2_32_4_32_2_32_2_32_2" style:display-name="Comma 2 2 4 2 2 2" style:family="table-cell" style:data-style-name="N35"/>
    <style:style style:name="Comma_32_2_32_2_32_4_32_2_32_2_32_2_32_2" style:display-name="Comma 2 2 4 2 2 2 2" style:family="table-cell" style:data-style-name="N35"/>
    <style:style style:name="Comma_32_2_32_2_32_4_32_2_32_2_32_2_32_2_32_2" style:display-name="Comma 2 2 4 2 2 2 2 2" style:family="table-cell" style:data-style-name="N35"/>
    <style:style style:name="Comma_32_2_32_2_32_4_32_2_32_2_32_3" style:display-name="Comma 2 2 4 2 2 3" style:family="table-cell" style:data-style-name="N35"/>
    <style:style style:name="Comma_32_2_32_2_32_4_32_2_32_3" style:display-name="Comma 2 2 4 2 3" style:family="table-cell" style:data-style-name="N35"/>
    <style:style style:name="Comma_32_2_32_2_32_4_32_2_32_3_32_2" style:display-name="Comma 2 2 4 2 3 2" style:family="table-cell" style:data-style-name="N35"/>
    <style:style style:name="Comma_32_2_32_2_32_4_32_3" style:display-name="Comma 2 2 4 3" style:family="table-cell" style:data-style-name="N35"/>
    <style:style style:name="Comma_32_2_32_2_32_4_32_3_32_2" style:display-name="Comma 2 2 4 3 2" style:family="table-cell" style:data-style-name="N35"/>
    <style:style style:name="Comma_32_2_32_2_32_4_32_3_32_2_32_2" style:display-name="Comma 2 2 4 3 2 2" style:family="table-cell" style:data-style-name="N35"/>
    <style:style style:name="Comma_32_2_32_2_32_4_32_4" style:display-name="Comma 2 2 4 4" style:family="table-cell" style:data-style-name="N35"/>
    <style:style style:name="Comma_32_2_32_2_32_5" style:display-name="Comma 2 2 5" style:family="table-cell" style:data-style-name="N35"/>
    <style:style style:name="Comma_32_2_32_2_32_5_32_2" style:display-name="Comma 2 2 5 2" style:family="table-cell" style:data-style-name="N35"/>
    <style:style style:name="Comma_32_2_32_2_32_5_32_2_32_2" style:display-name="Comma 2 2 5 2 2" style:family="table-cell" style:data-style-name="N35"/>
    <style:style style:name="Comma_32_2_32_2_32_5_32_2_32_2_32_2" style:display-name="Comma 2 2 5 2 2 2" style:family="table-cell" style:data-style-name="N35"/>
    <style:style style:name="Comma_32_2_32_2_32_5_32_3" style:display-name="Comma 2 2 5 3" style:family="table-cell" style:data-style-name="N35"/>
    <style:style style:name="Comma_32_2_32_2_32_6" style:display-name="Comma 2 2 6" style:family="table-cell" style:data-style-name="N35"/>
    <style:style style:name="Comma_32_2_32_2_32_6_32_2" style:display-name="Comma 2 2 6 2" style:family="table-cell" style:data-style-name="N35"/>
    <style:style style:name="Comma_32_2_32_3" style:display-name="Comma 2 3" style:family="table-cell" style:data-style-name="N35"/>
    <style:style style:name="Comma_32_2_32_3_32_2" style:display-name="Comma 2 3 2" style:family="table-cell" style:data-style-name="N35"/>
    <style:style style:name="Comma_32_2_32_4" style:display-name="Comma 2 4" style:family="table-cell" style:data-style-name="N35"/>
    <style:style style:name="Comma_32_2_32_4_32_2" style:display-name="Comma 2 4 2" style:family="table-cell" style:data-style-name="N35"/>
    <style:style style:name="Comma_32_2_32_4_32_3" style:display-name="Comma 2 4 3" style:family="table-cell" style:data-style-name="N35"/>
    <style:style style:name="Comma_32_2_32_4_32_4" style:display-name="Comma 2 4 4" style:family="table-cell" style:data-style-name="N35"/>
    <style:style style:name="Comma_32_2_32_4_32_5" style:display-name="Comma 2 4 5" style:family="table-cell" style:data-style-name="N35"/>
    <style:style style:name="Comma_32_2_32_4_32_6" style:display-name="Comma 2 4 6" style:family="table-cell" style:data-style-name="N35"/>
    <style:style style:name="Comma_32_2_32_5" style:display-name="Comma 2 5" style:family="table-cell" style:data-style-name="N35"/>
    <style:style style:name="Comma_32_2_32_6" style:display-name="Comma 2 6" style:family="table-cell" style:data-style-name="N35"/>
    <style:style style:name="Comma_32_2_32_7" style:display-name="Comma 2 7" style:family="table-cell" style:data-style-name="N35"/>
    <style:style style:name="Comma_32_20" style:display-name="Comma 20" style:family="table-cell" style:data-style-name="N35"/>
    <style:style style:name="Comma_32_21" style:display-name="Comma 21" style:family="table-cell" style:data-style-name="N35"/>
    <style:style style:name="Comma_32_22" style:display-name="Comma 22" style:family="table-cell" style:data-style-name="N35"/>
    <style:style style:name="Comma_32_22_32_2" style:display-name="Comma 22 2" style:family="table-cell" style:data-style-name="N35"/>
    <style:style style:name="Comma_32_23" style:display-name="Comma 23" style:family="table-cell" style:data-style-name="N35"/>
    <style:style style:name="Comma_32_24" style:display-name="Comma 24" style:family="table-cell" style:data-style-name="N35"/>
    <style:style style:name="Comma_32_24_32_2" style:display-name="Comma 24 2" style:family="table-cell" style:data-style-name="N35"/>
    <style:style style:name="Comma_32_25" style:display-name="Comma 25" style:family="table-cell" style:data-style-name="N35"/>
    <style:style style:name="Comma_32_26" style:display-name="Comma 26" style:family="table-cell" style:data-style-name="N35"/>
    <style:style style:name="Comma_32_26_32_2" style:display-name="Comma 26 2" style:family="table-cell" style:data-style-name="N35"/>
    <style:style style:name="Comma_32_29" style:display-name="Comma 29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3_32_3" style:display-name="Comma 3 3" style:family="table-cell" style:data-style-name="N35"/>
    <style:style style:name="Comma_32_3_32_4" style:display-name="Comma 3 4" style:family="table-cell" style:data-style-name="N35"/>
    <style:style style:name="Comma_32_3_32_5" style:display-name="Comma 3 5" style:family="table-cell" style:data-style-name="N35"/>
    <style:style style:name="Comma_32_3_32_6" style:display-name="Comma 3 6" style:family="table-cell" style:data-style-name="N35"/>
    <style:style style:name="Comma_32_3_32_7" style:display-name="Comma 3 7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8" style:display-name="Comma 8" style:family="table-cell" style:data-style-name="N35"/>
    <style:style style:name="Comma_32_9" style:display-name="Comma 9" style:family="table-cell" style:data-style-name="N35"/>
    <style:style style:name="Currency_32_2_32_2" style:display-name="Currency 2 2" style:family="table-cell" style:data-style-name="N34"/>
    <style:style style:name="Currency_32_2_32_3" style:display-name="Currency 2 3" style:family="table-cell" style:data-style-name="N34"/>
    <style:style style:name="Currency_32_2_32_4" style:display-name="Currency 2 4" style:family="table-cell" style:data-style-name="N34"/>
    <style:style style:name="Currency_32_2_32_5" style:display-name="Currency 2 5" style:family="table-cell" style:data-style-name="N34"/>
    <style:style style:name="Dise_241_o" style:display-name="Diseño" style:family="table-cell" style:data-style-name="N38">
      <style:table-cell-properties fo:border-top="none" fo:border-bottom="none" fo:border-left="none" fo:border-right="2pt solid #000000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Encabezado_32_1" style:display-name="Encabezado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03366" fo:font-weight="bold" style:font-weight-asian="bold" style:font-weight-complex="bold"/>
    </style:style>
    <style:style style:name="Encabezado_32_4_32_2" style:display-name="Encabezado 4 2" style:family="table-cell" style:data-style-name="N0">
      <style:text-properties fo:color="#003366" fo:font-weight="bold" style:font-weight-asian="bold" style:font-weight-complex="bold"/>
    </style:style>
    <style:style style:name="Encabezado_32_4_32_2_32_2" style:display-name="Encabezado 4 2 2" style:family="table-cell" style:data-style-name="N0">
      <style:text-properties fo:color="#003366" fo:font-weight="bold" style:font-weight-asian="bold" style:font-weight-complex="bold"/>
    </style:style>
    <style:style style:name="_201_nfasis1_32_2" style:display-name="Énfasis1 2" style:family="table-cell" style:data-style-name="N0">
      <style:table-cell-properties fo:background-color="#333399"/>
      <style:text-properties fo:color="#FFFFFF"/>
    </style:style>
    <style:style style:name="_201_nfasis1_32_2_32_2" style:display-name="Énfasis1 2 2" style:family="table-cell" style:data-style-name="N0">
      <style:table-cell-properties fo:background-color="#333399"/>
      <style:text-properties fo:color="#FFFFFF"/>
    </style:style>
    <style:style style:name="_201_nfasis2_32_2" style:display-name="Énfasis2 2" style:family="table-cell" style:data-style-name="N0">
      <style:table-cell-properties fo:background-color="#FF0000"/>
      <style:text-properties fo:color="#FFFFFF"/>
    </style:style>
    <style:style style:name="_201_nfasis2_32_2_32_2" style:display-name="Énfasis2 2 2" style:family="table-cell" style:data-style-name="N0">
      <style:table-cell-properties fo:background-color="#FF0000"/>
      <style:text-properties fo:color="#FFFFFF"/>
    </style:style>
    <style:style style:name="_201_nfasis3_32_2" style:display-name="Énfasis3 2" style:family="table-cell" style:data-style-name="N0">
      <style:table-cell-properties fo:background-color="#339966"/>
      <style:text-properties fo:color="#FFFFFF"/>
    </style:style>
    <style:style style:name="_201_nfasis3_32_2_32_2" style:display-name="Énfasis3 2 2" style:family="table-cell" style:data-style-name="N0">
      <style:table-cell-properties fo:background-color="#339966"/>
      <style:text-properties fo:color="#FFFFFF"/>
    </style:style>
    <style:style style:name="_201_nfasis4_32_2" style:display-name="Énfasis4 2" style:family="table-cell" style:data-style-name="N0">
      <style:table-cell-properties fo:background-color="#800080"/>
      <style:text-properties fo:color="#FFFFFF"/>
    </style:style>
    <style:style style:name="_201_nfasis4_32_2_32_2" style:display-name="Énfasis4 2 2" style:family="table-cell" style:data-style-name="N0">
      <style:table-cell-properties fo:background-color="#800080"/>
      <style:text-properties fo:color="#FFFFFF"/>
    </style:style>
    <style:style style:name="_201_nfasis5_32_2" style:display-name="Énfasis5 2" style:family="table-cell" style:data-style-name="N0">
      <style:table-cell-properties fo:background-color="#33CCCC"/>
      <style:text-properties fo:color="#FFFFFF"/>
    </style:style>
    <style:style style:name="_201_nfasis5_32_2_32_2" style:display-name="Énfasis5 2 2" style:family="table-cell" style:data-style-name="N0">
      <style:table-cell-properties fo:background-color="#33CCCC"/>
      <style:text-properties fo:color="#FFFFFF"/>
    </style:style>
    <style:style style:name="_201_nfasis6_32_2" style:display-name="Énfasis6 2" style:family="table-cell" style:data-style-name="N0">
      <style:table-cell-properties fo:background-color="#FF6600"/>
      <style:text-properties fo:color="#FFFFFF"/>
    </style:style>
    <style:style style:name="_201_nfasis6_32_2_32_2" style:display-name="Énfasis6 2 2" style:family="table-cell" style:data-style-name="N0">
      <style:table-cell-properties fo:background-color="#FF6600"/>
      <style:text-properties fo:color="#FFFFFF"/>
    </style:style>
    <style:style style:name="Entrada" style:family="table-cell" style:data-style-name="N0">
      <style:table-cell-properties fo:border="thin solid #808080" fo:background-color="#FFCC99"/>
      <style:text-properties fo:color="#333399"/>
    </style:style>
    <style:style style:name="Entrada_32_2" style:display-name="Entrada 2" style:family="table-cell" style:data-style-name="N0">
      <style:table-cell-properties fo:border="thin solid #808080" fo:background-color="#FFCC99"/>
      <style:text-properties fo:color="#333399"/>
    </style:style>
    <style:style style:name="Entrada_32_2_32_2" style:display-name="Entrada 2 2" style:family="table-cell" style:data-style-name="N0">
      <style:table-cell-properties fo:border="thin solid #808080" fo:background-color="#FFCC99"/>
      <style:text-properties fo:color="#333399"/>
    </style:style>
    <style:style style:name="Euro" style:family="table-cell" style:data-style-name="N38"/>
    <style:style style:name="Euro_32_2" style:display-name="Euro 2" style:family="table-cell" style:data-style-name="N41"/>
    <style:style style:name="Euro_32_3" style:display-name="Euro 3" style:family="table-cell" style:data-style-name="N42"/>
    <style:style style:name="Euro_32_4" style:display-name="Euro 4" style:family="table-cell" style:data-style-name="N41"/>
    <style:style style:name="Euro_32_5" style:display-name="Euro 5" style:family="table-cell" style:data-style-name="N41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Followed_32_Hyperlink_32_2" style:display-name="Followed Hyperlink 2" style:family="table-cell" style:data-style-name="N0">
      <style:text-properties fo:color="#800080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iperv_237_nculo_32_2" style:display-name="Hipervínculo 2" style:family="table-cell" style:data-style-name="N38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iperv_237_nculo_32_3" style:display-name="Hipervínculo 3" style:family="table-cell" style:data-style-name="N0">
      <style:text-properties fo:color="#0563C1" style:font-name="Tahoma" style:font-name-asian="Tahoma" style:font-name-complex="Tahoma" fo:font-size="10pt" style:font-size-asian="10pt" style:font-size-complex="10pt" style:text-underline-style="solid" style:text-underline-type="single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Hyperlink_32_2" style:display-name="Hyperlink 2" style:family="table-cell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Incorrecto_32_2" style:display-name="Incorrecto 2" style:family="table-cell" style:data-style-name="N0">
      <style:table-cell-properties fo:background-color="#FF99CC"/>
      <style:text-properties fo:color="#800080"/>
    </style:style>
    <style:style style:name="Incorrecto_32_2_32_2" style:display-name="Incorrecto 2 2" style:family="table-cell" style:data-style-name="N0">
      <style:table-cell-properties fo:background-color="#FF99CC"/>
      <style:text-properties fo:color="#800080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Millares_32_10" style:display-name="Millares 10" style:family="table-cell" style:data-style-name="N35"/>
    <style:style style:name="Millares_32_10_32_2" style:display-name="Millares 10 2" style:family="table-cell" style:data-style-name="N35"/>
    <style:style style:name="Millares_32_10_32_2_32_2" style:display-name="Millares 10 2 2" style:family="table-cell" style:data-style-name="N35"/>
    <style:style style:name="Millares_32_10_32_2_32_2_32_2" style:display-name="Millares 10 2 2 2" style:family="table-cell" style:data-style-name="N35"/>
    <style:style style:name="Millares_32_10_32_2_32_2_32_2_32_2" style:display-name="Millares 10 2 2 2 2" style:family="table-cell" style:data-style-name="N35"/>
    <style:style style:name="Millares_32_10_32_2_32_2_32_3" style:display-name="Millares 10 2 2 3" style:family="table-cell" style:data-style-name="N35"/>
    <style:style style:name="Millares_32_10_32_2_32_3" style:display-name="Millares 10 2 3" style:family="table-cell" style:data-style-name="N35"/>
    <style:style style:name="Millares_32_10_32_2_32_3_32_2" style:display-name="Millares 10 2 3 2" style:family="table-cell" style:data-style-name="N35"/>
    <style:style style:name="Millares_32_10_32_2_32_4" style:display-name="Millares 10 2 4" style:family="table-cell" style:data-style-name="N35"/>
    <style:style style:name="Millares_32_10_32_2_32_5" style:display-name="Millares 10 2 5" style:family="table-cell" style:data-style-name="N35"/>
    <style:style style:name="Millares_32_10_32_3" style:display-name="Millares 10 3" style:family="table-cell" style:data-style-name="N35">
      <style:text-properties fo:color="#000000" style:font-name="Arial" style:font-name-asian="Arial" style:font-name-complex="Arial" fo:font-size="10pt" style:font-size-asian="10pt" style:font-size-complex="10pt"/>
    </style:style>
    <style:style style:name="Millares_32_11" style:display-name="Millares 11" style:family="table-cell" style:data-style-name="N35"/>
    <style:style style:name="Millares_32_11_32_2" style:display-name="Millares 11 2" style:family="table-cell" style:data-style-name="N35"/>
    <style:style style:name="Millares_32_11_32_3" style:display-name="Millares 11 3" style:family="table-cell" style:data-style-name="N35"/>
    <style:style style:name="Millares_32_11_32_4" style:display-name="Millares 11 4" style:family="table-cell" style:data-style-name="N35"/>
    <style:style style:name="Millares_32_11_32_5" style:display-name="Millares 11 5" style:family="table-cell" style:data-style-name="N35"/>
    <style:style style:name="Millares_32_11_32_6" style:display-name="Millares 11 6" style:family="table-cell" style:data-style-name="N35"/>
    <style:style style:name="Millares_32_11_32_7" style:display-name="Millares 11 7" style:family="table-cell" style:data-style-name="N35"/>
    <style:style style:name="Millares_32_11_32_8" style:display-name="Millares 11 8" style:family="table-cell" style:data-style-name="N35"/>
    <style:style style:name="Millares_32_11_32_9" style:display-name="Millares 11 9" style:family="table-cell" style:data-style-name="N35"/>
    <style:style style:name="Millares_32_12" style:display-name="Millares 12" style:family="table-cell" style:data-style-name="N39"/>
    <style:style style:name="Millares_32_13" style:display-name="Millares 13" style:family="table-cell" style:data-style-name="N35"/>
    <style:style style:name="Millares_32_13_32_12" style:display-name="Millares 13 12" style:family="table-cell" style:data-style-name="N35"/>
    <style:style style:name="Millares_32_13_32_13" style:display-name="Millares 13 13" style:family="table-cell" style:data-style-name="N35"/>
    <style:style style:name="Millares_32_13_32_2" style:display-name="Millares 13 2" style:family="table-cell" style:data-style-name="N35"/>
    <style:style style:name="Millares_32_13_32_2_32_2" style:display-name="Millares 13 2 2" style:family="table-cell" style:data-style-name="N35"/>
    <style:style style:name="Millares_32_13_32_2_32_2_32_2" style:display-name="Millares 13 2 2 2" style:family="table-cell" style:data-style-name="N35"/>
    <style:style style:name="Millares_32_13_32_2_32_3" style:display-name="Millares 13 2 3" style:family="table-cell" style:data-style-name="N35"/>
    <style:style style:name="Millares_32_13_32_3" style:display-name="Millares 13 3" style:family="table-cell" style:data-style-name="N35"/>
    <style:style style:name="Millares_32_13_32_3_32_2" style:display-name="Millares 13 3 2" style:family="table-cell" style:data-style-name="N35"/>
    <style:style style:name="Millares_32_13_32_4" style:display-name="Millares 13 4" style:family="table-cell" style:data-style-name="N35"/>
    <style:style style:name="Millares_32_13_32_5" style:display-name="Millares 13 5" style:family="table-cell" style:data-style-name="N35"/>
    <style:style style:name="Millares_32_13_32_6" style:display-name="Millares 13 6" style:family="table-cell" style:data-style-name="N35"/>
    <style:style style:name="Millares_32_13_32_7" style:display-name="Millares 13 7" style:family="table-cell" style:data-style-name="N35"/>
    <style:style style:name="Millares_32_13_32_8" style:display-name="Millares 13 8" style:family="table-cell" style:data-style-name="N35"/>
    <style:style style:name="Millares_32_13_32_9" style:display-name="Millares 13 9" style:family="table-cell" style:data-style-name="N35"/>
    <style:style style:name="Millares_32_14" style:display-name="Millares 14" style:family="table-cell" style:data-style-name="N39"/>
    <style:style style:name="Millares_32_15" style:display-name="Millares 15" style:family="table-cell" style:data-style-name="N35"/>
    <style:style style:name="Millares_32_16" style:display-name="Millares 16" style:family="table-cell" style:data-style-name="N35"/>
    <style:style style:name="Millares_32_17" style:display-name="Millares 17" style:family="table-cell" style:data-style-name="N39"/>
    <style:style style:name="Millares_32_18" style:display-name="Millares 18" style:family="table-cell" style:data-style-name="N39"/>
    <style:style style:name="Millares_32_19" style:display-name="Millares 19" style:family="table-cell" style:data-style-name="N39"/>
    <style:style style:name="Millares_32_2" style:display-name="Millares 2" style:family="table-cell" style:data-style-name="N37"/>
    <style:style style:name="Millares_32_2_32_10" style:display-name="Millares 2 10" style:family="table-cell" style:data-style-name="N35"/>
    <style:style style:name="Millares_32_2_32_2" style:display-name="Millares 2 2" style:family="table-cell" style:data-style-name="N37"/>
    <style:style style:name="Millares_32_2_32_2_32_2" style:display-name="Millares 2 2 2" style:family="table-cell" style:data-style-name="N35"/>
    <style:style style:name="Millares_32_2_32_2_32_3" style:display-name="Millares 2 2 3" style:family="table-cell" style:data-style-name="N35"/>
    <style:style style:name="Millares_32_2_32_3" style:display-name="Millares 2 3" style:family="table-cell" style:data-style-name="N37"/>
    <style:style style:name="Millares_32_2_32_3_32_2" style:display-name="Millares 2 3 2" style:family="table-cell" style:data-style-name="N35"/>
    <style:style style:name="Millares_32_2_32_4" style:display-name="Millares 2 4" style:family="table-cell" style:data-style-name="N35"/>
    <style:style style:name="Millares_32_2_32_4_32_2" style:display-name="Millares 2 4 2" style:family="table-cell" style:data-style-name="N37"/>
    <style:style style:name="Millares_32_2_32_5" style:display-name="Millares 2 5" style:family="table-cell" style:data-style-name="N37"/>
    <style:style style:name="Millares_32_2_32_6" style:display-name="Millares 2 6" style:family="table-cell" style:data-style-name="N37"/>
    <style:style style:name="Millares_32_2_32_7" style:display-name="Millares 2 7" style:family="table-cell" style:data-style-name="N37"/>
    <style:style style:name="Millares_32_2_32_8" style:display-name="Millares 2 8" style:family="table-cell" style:data-style-name="N37"/>
    <style:style style:name="Millares_32_2_32_9" style:display-name="Millares 2 9" style:family="table-cell" style:data-style-name="N37"/>
    <style:style style:name="Millares_32_20" style:display-name="Millares 20" style:family="table-cell" style:data-style-name="N35"/>
    <style:style style:name="Millares_32_21" style:display-name="Millares 21" style:family="table-cell" style:data-style-name="N35"/>
    <style:style style:name="Millares_32_3" style:display-name="Millares 3" style:family="table-cell" style:data-style-name="N35"/>
    <style:style style:name="Millares_32_3_32_2" style:display-name="Millares 3 2" style:family="table-cell" style:data-style-name="N35"/>
    <style:style style:name="Millares_32_3_32_3" style:display-name="Millares 3 3" style:family="table-cell" style:data-style-name="N35"/>
    <style:style style:name="Millares_32_3_32_4" style:display-name="Millares 3 4" style:family="table-cell" style:data-style-name="N35"/>
    <style:style style:name="Millares_32_3_32_5" style:display-name="Millares 3 5" style:family="table-cell" style:data-style-name="N35"/>
    <style:style style:name="Millares_32_3_32_6" style:display-name="Millares 3 6" style:family="table-cell" style:data-style-name="N35"/>
    <style:style style:name="Millares_32_3_32_7" style:display-name="Millares 3 7" style:family="table-cell" style:data-style-name="N35"/>
    <style:style style:name="Millares_32_3_32_8" style:display-name="Millares 3 8" style:family="table-cell" style:data-style-name="N35"/>
    <style:style style:name="Millares_32_4" style:display-name="Millares 4" style:family="table-cell" style:data-style-name="N35"/>
    <style:style style:name="Millares_32_4_32_2" style:display-name="Millares 4 2" style:family="table-cell" style:data-style-name="N35"/>
    <style:style style:name="Millares_32_5" style:display-name="Millares 5" style:family="table-cell" style:data-style-name="N35"/>
    <style:style style:name="Millares_32_5_32_2" style:display-name="Millares 5 2" style:family="table-cell" style:data-style-name="N35"/>
    <style:style style:name="Millares_32_6" style:display-name="Millares 6" style:family="table-cell" style:data-style-name="N35"/>
    <style:style style:name="Millares_32_6_32_2" style:display-name="Millares 6 2" style:family="table-cell" style:data-style-name="N35"/>
    <style:style style:name="Millares_32_6_32_3" style:display-name="Millares 6 3" style:family="table-cell" style:data-style-name="N35"/>
    <style:style style:name="Millares_32_6_32_4" style:display-name="Millares 6 4" style:family="table-cell" style:data-style-name="N35"/>
    <style:style style:name="Millares_32_6_32_5" style:display-name="Millares 6 5" style:family="table-cell" style:data-style-name="N35"/>
    <style:style style:name="Millares_32_6_32_6" style:display-name="Millares 6 6" style:family="table-cell" style:data-style-name="N35"/>
    <style:style style:name="Millares_32_6_32_7" style:display-name="Millares 6 7" style:family="table-cell" style:data-style-name="N35"/>
    <style:style style:name="Millares_32_7" style:display-name="Millares 7" style:family="table-cell" style:data-style-name="N35"/>
    <style:style style:name="Millares_32_7_32_2" style:display-name="Millares 7 2" style:family="table-cell" style:data-style-name="N35"/>
    <style:style style:name="Millares_32_7_32_2_32_2" style:display-name="Millares 7 2 2" style:family="table-cell" style:data-style-name="N35"/>
    <style:style style:name="Millares_32_7_32_3" style:display-name="Millares 7 3" style:family="table-cell" style:data-style-name="N35"/>
    <style:style style:name="Millares_32_7_32_4" style:display-name="Millares 7 4" style:family="table-cell" style:data-style-name="N35"/>
    <style:style style:name="Millares_32_7_32_5" style:display-name="Millares 7 5" style:family="table-cell" style:data-style-name="N35"/>
    <style:style style:name="Millares_32_7_32_6" style:display-name="Millares 7 6" style:family="table-cell" style:data-style-name="N35"/>
    <style:style style:name="Millares_32_7_32_7" style:display-name="Millares 7 7" style:family="table-cell" style:data-style-name="N35"/>
    <style:style style:name="Millares_32_7_32_8" style:display-name="Millares 7 8" style:family="table-cell" style:data-style-name="N35"/>
    <style:style style:name="Millares_32_8" style:display-name="Millares 8" style:family="table-cell" style:data-style-name="N39"/>
    <style:style style:name="Millares_32_8_32_2" style:display-name="Millares 8 2" style:family="table-cell" style:data-style-name="N35"/>
    <style:style style:name="Millares_32_9" style:display-name="Millares 9" style:family="table-cell" style:data-style-name="N35"/>
    <style:style style:name="Millares_32_9_32_2" style:display-name="Millares 9 2" style:family="table-cell" style:data-style-name="N35"/>
    <style:style style:name="Millares_32_9_32_2_32_2" style:display-name="Millares 9 2 2" style:family="table-cell" style:data-style-name="N35"/>
    <style:style style:name="Moneda_32_2" style:display-name="Moneda 2" style:family="table-cell" style:data-style-name="N36"/>
    <style:style style:name="Moneda_32_2_32_2" style:display-name="Moneda 2 2" style:family="table-cell" style:data-style-name="N36"/>
    <style:style style:name="Neutral" style:family="table-cell" style:data-style-name="N0">
      <style:table-cell-properties fo:background-color="#FFEB9C"/>
      <style:text-properties fo:color="#9C65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Neutral_32_2_32_2" style:display-name="Neutral 2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  <style:text-properties fo:color="#000000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0" style:display-name="Normal 100" style:family="table-cell" style:data-style-name="N0">
      <style:table-cell-properties style:vertical-align="automatic" fo:background-color="transparent"/>
    </style:style>
    <style:style style:name="Normal_32_101" style:display-name="Normal 101" style:family="table-cell" style:data-style-name="N38">
      <style:table-cell-properties style:vertical-align="automatic" fo:background-color="transparent"/>
    </style:style>
    <style:style style:name="Normal_32_102" style:display-name="Normal 102" style:family="table-cell" style:data-style-name="N38">
      <style:table-cell-properties style:vertical-align="automatic" fo:background-color="transparent"/>
    </style:style>
    <style:style style:name="Normal_32_103" style:display-name="Normal 103" style:family="table-cell" style:data-style-name="N38">
      <style:table-cell-properties style:vertical-align="automatic" fo:background-color="transparent"/>
    </style:style>
    <style:style style:name="Normal_32_104" style:display-name="Normal 104" style:family="table-cell" style:data-style-name="N38">
      <style:table-cell-properties style:vertical-align="automatic" fo:background-color="transparent"/>
    </style:style>
    <style:style style:name="Normal_32_105" style:display-name="Normal 105" style:family="table-cell" style:data-style-name="N0">
      <style:table-cell-properties style:vertical-align="automatic" fo:background-color="transparent"/>
    </style:style>
    <style:style style:name="Normal_32_106" style:display-name="Normal 106" style:family="table-cell" style:data-style-name="N0">
      <style:table-cell-properties style:vertical-align="automatic" fo:background-color="transparent"/>
    </style:style>
    <style:style style:name="Normal_32_107" style:display-name="Normal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8" style:display-name="Normal 108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9" style:display-name="Normal 109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_32_2_32_2_32_2" style:display-name="Normal 11 2 2 2" style:family="table-cell" style:data-style-name="N0">
      <style:table-cell-properties style:vertical-align="automatic" fo:background-color="transparent"/>
    </style:style>
    <style:style style:name="Normal_32_11_32_2_32_2_32_2_32_2" style:display-name="Normal 11 2 2 2 2" style:family="table-cell" style:data-style-name="N0">
      <style:table-cell-properties style:vertical-align="automatic" fo:background-color="transparent"/>
    </style:style>
    <style:style style:name="Normal_32_11_32_2_32_2_32_3" style:display-name="Normal 11 2 2 3" style:family="table-cell" style:data-style-name="N0">
      <style:table-cell-properties style:vertical-align="automatic" fo:background-color="transparent"/>
    </style:style>
    <style:style style:name="Normal_32_11_32_2_32_3" style:display-name="Normal 11 2 3" style:family="table-cell" style:data-style-name="N0">
      <style:table-cell-properties style:vertical-align="automatic" fo:background-color="transparent"/>
    </style:style>
    <style:style style:name="Normal_32_11_32_2_32_3_32_2" style:display-name="Normal 11 2 3 2" style:family="table-cell" style:data-style-name="N0">
      <style:table-cell-properties style:vertical-align="automatic" fo:background-color="transparent"/>
    </style:style>
    <style:style style:name="Normal_32_11_32_2_32_4" style:display-name="Normal 11 2 4" style:family="table-cell" style:data-style-name="N0">
      <style:table-cell-properties style:vertical-align="automatic" fo:background-color="transparen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color="#000000"/>
    </style:style>
    <style:style style:name="Normal_32_11_32_3_32_2" style:display-name="Normal 11 3 2" style:family="table-cell" style:data-style-name="N0">
      <style:table-cell-properties style:vertical-align="automatic" fo:background-color="transparent"/>
    </style:style>
    <style:style style:name="Normal_32_11_32_3_32_2_32_2" style:display-name="Normal 11 3 2 2" style:family="table-cell" style:data-style-name="N0">
      <style:table-cell-properties style:vertical-align="automatic" fo:background-color="transparent"/>
    </style:style>
    <style:style style:name="Normal_32_11_32_3_32_2_32_2_32_2" style:display-name="Normal 11 3 2 2 2" style:family="table-cell" style:data-style-name="N0">
      <style:table-cell-properties style:vertical-align="automatic" fo:background-color="transparent"/>
    </style:style>
    <style:style style:name="Normal_32_11_32_3_32_2_32_3" style:display-name="Normal 11 3 2 3" style:family="table-cell" style:data-style-name="N0">
      <style:table-cell-properties style:vertical-align="automatic" fo:background-color="transparent"/>
    </style:style>
    <style:style style:name="Normal_32_11_32_3_32_3" style:display-name="Normal 11 3 3" style:family="table-cell" style:data-style-name="N0">
      <style:table-cell-properties style:vertical-align="automatic" fo:background-color="transparent"/>
    </style:style>
    <style:style style:name="Normal_32_11_32_3_32_3_32_2" style:display-name="Normal 11 3 3 2" style:family="table-cell" style:data-style-name="N0">
      <style:table-cell-properties style:vertical-align="automatic" fo:background-color="transparent"/>
    </style:style>
    <style:style style:name="Normal_32_11_32_3_32_4" style:display-name="Normal 11 3 4" style:family="table-cell" style:data-style-name="N0">
      <style:table-cell-properties style:vertical-align="automatic" fo:background-color="transparent"/>
    </style:style>
    <style:style style:name="Normal_32_11_32_4" style:display-name="Normal 11 4" style:family="table-cell" style:data-style-name="N0">
      <style:table-cell-properties style:vertical-align="automatic" fo:background-color="transparent"/>
    </style:style>
    <style:style style:name="Normal_32_11_32_4_32_2" style:display-name="Normal 11 4 2" style:family="table-cell" style:data-style-name="N0">
      <style:table-cell-properties style:vertical-align="automatic" fo:background-color="transparent"/>
    </style:style>
    <style:style style:name="Normal_32_11_32_4_32_2_32_2" style:display-name="Normal 11 4 2 2" style:family="table-cell" style:data-style-name="N0">
      <style:table-cell-properties style:vertical-align="automatic" fo:background-color="transparent"/>
    </style:style>
    <style:style style:name="Normal_32_11_32_4_32_3" style:display-name="Normal 11 4 3" style:family="table-cell" style:data-style-name="N0">
      <style:table-cell-properties style:vertical-align="automatic" fo:background-color="transparent"/>
    </style:style>
    <style:style style:name="Normal_32_11_32_5" style:display-name="Normal 11 5" style:family="table-cell" style:data-style-name="N0">
      <style:table-cell-properties style:vertical-align="automatic" fo:background-color="transparent"/>
    </style:style>
    <style:style style:name="Normal_32_11_32_5_32_2" style:display-name="Normal 11 5 2" style:family="table-cell" style:data-style-name="N0">
      <style:table-cell-properties style:vertical-align="automatic" fo:background-color="transparent"/>
    </style:style>
    <style:style style:name="Normal_32_11_32_6" style:display-name="Normal 11 6" style:family="table-cell" style:data-style-name="N0">
      <style:table-cell-properties style:vertical-align="automatic" fo:background-color="transparent"/>
    </style:style>
    <style:style style:name="Normal_32_110" style:display-name="Normal 110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1" style:display-name="Normal 111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112" style:display-name="Normal 112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3" style:display-name="Normal 113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4" style:display-name="Normal 114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115" style:display-name="Normal 115" style:family="table-cell" style:data-style-name="N0">
      <style:table-cell-properties style:vertical-align="automatic" fo:background-color="transparent"/>
    </style:style>
    <style:style style:name="Normal_32_116" style:display-name="Normal 116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117" style:display-name="Normal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8" style:display-name="Normal 118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color="#000000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2_32_2_32_2_32_2" style:display-name="Normal 12 2 2 2" style:family="table-cell" style:data-style-name="N0">
      <style:table-cell-properties style:vertical-align="automatic" fo:background-color="transparent"/>
    </style:style>
    <style:style style:name="Normal_32_12_32_2_32_3" style:display-name="Normal 12 2 3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fo:color="#000000"/>
    </style:style>
    <style:style style:name="Normal_32_12_32_3_32_2" style:display-name="Normal 12 3 2" style:family="table-cell" style:data-style-name="N0">
      <style:table-cell-properties style:vertical-align="automatic" fo:background-color="transparent"/>
    </style:style>
    <style:style style:name="Normal_32_12_32_4" style:display-name="Normal 12 4" style:family="table-cell" style:data-style-name="N0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fo:color="#000000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3_32_2_32_2_32_2" style:display-name="Normal 13 2 2 2" style:family="table-cell" style:data-style-name="N0">
      <style:table-cell-properties style:vertical-align="automatic" fo:background-color="transparent"/>
    </style:style>
    <style:style style:name="Normal_32_13_32_2_32_3" style:display-name="Normal 13 2 3" style:family="table-cell" style:data-style-name="N0">
      <style:table-cell-properties style:vertical-align="automatic" fo:background-color="transparen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background-color="transparent"/>
      <style:text-properties fo:color="#000000"/>
    </style:style>
    <style:style style:name="Normal_32_13_32_3_32_2" style:display-name="Normal 13 3 2" style:family="table-cell" style:data-style-name="N0">
      <style:table-cell-properties style:vertical-align="automatic" fo:background-color="transparent"/>
    </style:style>
    <style:style style:name="Normal_32_13_32_4" style:display-name="Normal 13 4" style:family="table-cell" style:data-style-name="N0">
      <style:table-cell-properties style:vertical-align="automatic" fo:background-color="transparent"/>
    </style:style>
    <style:style style:name="Normal_32_13_32_5" style:display-name="Normal 13 5" style:family="table-cell" style:data-style-name="N0">
      <style:table-cell-properties style:vertical-align="automatic" fo:background-color="transparent"/>
    </style:style>
    <style:style style:name="Normal_32_13_32_6" style:display-name="Normal 13 6" style:family="table-cell" style:data-style-name="N0">
      <style:table-cell-properties style:vertical-align="automatic" fo:background-color="transparent"/>
    </style:style>
    <style:style style:name="Normal_32_13_32_7" style:display-name="Normal 13 7" style:family="table-cell" style:data-style-name="N0">
      <style:table-cell-properties style:vertical-align="automatic" fo:background-color="transparent"/>
    </style:style>
    <style:style style:name="Normal_32_13_32_8" style:display-name="Normal 13 8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fo:color="#000000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4_32_2_32_2_32_2" style:display-name="Normal 14 2 2 2" style:family="table-cell" style:data-style-name="N0">
      <style:table-cell-properties style:vertical-align="automatic" fo:background-color="transparent"/>
    </style:style>
    <style:style style:name="Normal_32_14_32_2_32_3" style:display-name="Normal 14 2 3" style:family="table-cell" style:data-style-name="N0">
      <style:table-cell-properties style:vertical-align="automatic" fo:background-color="transparent"/>
    </style:style>
    <style:style style:name="Normal_32_14_32_3" style:display-name="Normal 14 3" style:family="table-cell" style:data-style-name="N0">
      <style:table-cell-properties style:vertical-align="automatic" fo:background-color="transparent"/>
      <style:text-properties fo:color="#000000"/>
    </style:style>
    <style:style style:name="Normal_32_14_32_3_32_2" style:display-name="Normal 14 3 2" style:family="table-cell" style:data-style-name="N0">
      <style:table-cell-properties style:vertical-align="automatic" fo:background-color="transparent"/>
    </style:style>
    <style:style style:name="Normal_32_14_32_4" style:display-name="Normal 14 4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fo:color="#000000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5_32_2_32_2_32_2" style:display-name="Normal 15 2 2 2" style:family="table-cell" style:data-style-name="N0">
      <style:table-cell-properties style:vertical-align="automatic" fo:background-color="transparent"/>
    </style:style>
    <style:style style:name="Normal_32_15_32_2_32_3" style:display-name="Normal 15 2 3" style:family="table-cell" style:data-style-name="N0">
      <style:table-cell-properties style:vertical-align="automatic" fo:background-color="transparent"/>
    </style:style>
    <style:style style:name="Normal_32_15_32_3" style:display-name="Normal 15 3" style:family="table-cell" style:data-style-name="N0">
      <style:table-cell-properties style:vertical-align="automatic" fo:background-color="transparent"/>
      <style:text-properties fo:color="#000000"/>
    </style:style>
    <style:style style:name="Normal_32_15_32_3_32_2" style:display-name="Normal 15 3 2" style:family="table-cell" style:data-style-name="N0">
      <style:table-cell-properties style:vertical-align="automatic" fo:background-color="transparent"/>
    </style:style>
    <style:style style:name="Normal_32_15_32_4" style:display-name="Normal 15 4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color="#000000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6_32_2_32_2" style:display-name="Normal 16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6_32_2_32_2_32_2" style:display-name="Normal 16 2 2 2" style:family="table-cell" style:data-style-name="N0">
      <style:table-cell-properties style:vertical-align="automatic" fo:background-color="transparent"/>
    </style:style>
    <style:style style:name="Normal_32_16_32_2_32_3" style:display-name="Normal 16 2 3" style:family="table-cell" style:data-style-name="N0">
      <style:table-cell-properties style:vertical-align="automatic" fo:background-color="transparen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fo:color="#000000"/>
    </style:style>
    <style:style style:name="Normal_32_16_32_3_32_2" style:display-name="Normal 16 3 2" style:family="table-cell" style:data-style-name="N0">
      <style:table-cell-properties style:vertical-align="automatic" fo:background-color="transparent"/>
    </style:style>
    <style:style style:name="Normal_32_16_32_4" style:display-name="Normal 16 4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color="#000000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7_32_2_32_2" style:display-name="Normal 17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fo:color="#000000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8_32_2_32_2" style:display-name="Normal 18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fo:color="#000000"/>
    </style:style>
    <style:style style:name="Normal_32_18_32_4" style:display-name="Normal 18 4" style:family="table-cell" style:data-style-name="N0">
      <style:table-cell-properties style:vertical-align="automatic" fo:background-color="transparent"/>
    </style:style>
    <style:style style:name="Normal_32_18_32_5" style:display-name="Normal 18 5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color="#000000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9_32_2_32_2" style:display-name="Normal 19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fo:color="#000000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12" style:display-name="Normal 2 12" style:family="table-cell" style:data-style-name="N38">
      <style:table-cell-properties style:vertical-align="automatic" fo:background-color="transparent"/>
    </style:style>
    <style:style style:name="Normal_32_2_32_12_32_2" style:display-name="Normal 2 12 2" style:family="table-cell" style:data-style-name="N38">
      <style:table-cell-properties style:vertical-align="automatic" fo:background-color="transparen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40">
      <style:table-cell-properties style:vertical-align="automatic" fo:background-color="transparent"/>
    </style:style>
    <style:style style:name="Normal_32_2_32_15" style:display-name="Normal 2 15" style:family="table-cell" style:data-style-name="N0">
      <style:table-cell-properties style:vertical-align="automatic" fo:background-color="transparent"/>
    </style:style>
    <style:style style:name="Normal_32_2_32_15_32_2" style:display-name="Normal 2 15 2" style:family="table-cell" style:data-style-name="N0">
      <style:table-cell-properties style:vertical-align="automatic" fo:background-color="transparent"/>
    </style:style>
    <style:style style:name="Normal_32_2_32_16" style:display-name="Normal 2 16" style:family="table-cell" style:data-style-name="N0">
      <style:table-cell-properties style:vertical-align="automatic" fo:background-color="transparent"/>
    </style:style>
    <style:style style:name="Normal_32_2_32_16_32_2" style:display-name="Normal 2 16 2" style:family="table-cell" style:data-style-name="N0">
      <style:table-cell-properties style:vertical-align="automatic" fo:background-color="transparent"/>
    </style:style>
    <style:style style:name="Normal_32_2_32_16_32_3" style:display-name="Normal 2 16 3" style:family="table-cell" style:data-style-name="N0">
      <style:table-cell-properties style:vertical-align="automatic" fo:background-color="transparent"/>
    </style:style>
    <style:style style:name="Normal_32_2_32_16_32_4" style:display-name="Normal 2 16 4" style:family="table-cell" style:data-style-name="N0">
      <style:table-cell-properties style:vertical-align="automatic" fo:background-color="transparent"/>
    </style:style>
    <style:style style:name="Normal_32_2_32_17" style:display-name="Normal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10" style:display-name="Normal 2 2 10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11" style:display-name="Normal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12" style:display-name="Normal 2 2 12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6a" style:display-name="Normal 2 2_6a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3" style:display-name="Normal 2 3 3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6a" style:display-name="Normal 2 3_6a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_32_2_32_2" style:display-name="Normal 2 4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_32_5" style:display-name="Normal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_32_5" style:display-name="Normal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6a" style:display-name="Normal 2_6a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</style:style>
    <style:style style:name="Normal_32_20_32_4" style:display-name="Normal 20 4" style:family="table-cell" style:data-style-name="N0">
      <style:table-cell-properties style:vertical-align="automatic" fo:background-color="transparent"/>
    </style:style>
    <style:style style:name="Normal_32_20_32_5" style:display-name="Normal 20 5" style:family="table-cell" style:data-style-name="N0">
      <style:table-cell-properties style:vertical-align="automatic" fo:background-color="transparen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1_32_2_32_2" style:display-name="Normal 21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</style:style>
    <style:style style:name="Normal_32_22_32_2" style:display-name="Normal 22 2" style:family="table-cell" style:data-style-name="N0">
      <style:table-cell-properties style:vertical-align="automatic" fo:background-color="transparent"/>
    </style:style>
    <style:style style:name="Normal_32_22_32_2_32_2" style:display-name="Normal 22 2 2" style:family="table-cell" style:data-style-name="N0">
      <style:table-cell-properties style:vertical-align="automatic" fo:background-color="transparent"/>
    </style:style>
    <style:style style:name="Normal_32_22_32_3" style:display-name="Normal 22 3" style:family="table-cell" style:data-style-name="N38">
      <style:table-cell-properties style:vertical-align="automatic" fo:background-color="transparent"/>
    </style:style>
    <style:style style:name="Normal_32_23" style:display-name="Normal 23" style:family="table-cell" style:data-style-name="N0">
      <style:table-cell-properties style:vertical-align="automatic" fo:background-color="transparent"/>
    </style:style>
    <style:style style:name="Normal_32_23_32_2" style:display-name="Normal 23 2" style:family="table-cell" style:data-style-name="N0">
      <style:table-cell-properties style:vertical-align="automatic" fo:background-color="transparent"/>
    </style:style>
    <style:style style:name="Normal_32_23_32_2_32_2" style:display-name="Normal 23 2 2" style:family="table-cell" style:data-style-name="N0">
      <style:table-cell-properties style:vertical-align="automatic" fo:background-color="transparent"/>
    </style:style>
    <style:style style:name="Normal_32_23_32_3" style:display-name="Normal 23 3" style:family="table-cell" style:data-style-name="N0">
      <style:table-cell-properties style:vertical-align="automatic" fo:background-color="transparent"/>
    </style:style>
    <style:style style:name="Normal_32_23_32_4" style:display-name="Normal 23 4" style:family="table-cell" style:data-style-name="N0">
      <style:table-cell-properties style:vertical-align="automatic" fo:background-color="transparent"/>
    </style:style>
    <style:style style:name="Normal_32_23_32_5" style:display-name="Normal 23 5" style:family="table-cell" style:data-style-name="N0">
      <style:table-cell-properties style:vertical-align="automatic" fo:background-color="transparent"/>
    </style:style>
    <style:style style:name="Normal_32_23_32_6" style:display-name="Normal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</style:style>
    <style:style style:name="Normal_32_24_32_2" style:display-name="Normal 24 2" style:family="table-cell" style:data-style-name="N0">
      <style:table-cell-properties style:vertical-align="automatic" fo:background-color="transparent"/>
    </style:style>
    <style:style style:name="Normal_32_24_32_3" style:display-name="Normal 24 3" style:family="table-cell" style:data-style-name="N38">
      <style:table-cell-properties style:vertical-align="automatic" fo:background-color="transparent"/>
    </style:style>
    <style:style style:name="Normal_32_25" style:display-name="Normal 25" style:family="table-cell" style:data-style-name="N0">
      <style:table-cell-properties style:vertical-align="automatic" fo:background-color="transparent"/>
    </style:style>
    <style:style style:name="Normal_32_25_32_2" style:display-name="Normal 25 2" style:family="table-cell" style:data-style-name="N0">
      <style:table-cell-properties style:vertical-align="automatic" fo:background-color="transparent"/>
    </style:style>
    <style:style style:name="Normal_32_25_32_3" style:display-name="Normal 25 3" style:family="table-cell" style:data-style-name="N38">
      <style:table-cell-properties style:vertical-align="automatic" fo:background-color="transparen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38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</style:style>
    <style:style style:name="Normal_32_27_32_2" style:display-name="Normal 27 2" style:family="table-cell" style:data-style-name="N0">
      <style:table-cell-properties style:vertical-align="automatic" fo:background-color="transparent"/>
    </style:style>
    <style:style style:name="Normal_32_28" style:display-name="Normal 28" style:family="table-cell" style:data-style-name="N0">
      <style:table-cell-properties style:vertical-align="automatic" fo:background-color="transparent"/>
    </style:style>
    <style:style style:name="Normal_32_28_32_2" style:display-name="Normal 28 2" style:family="table-cell" style:data-style-name="N0">
      <style:table-cell-properties style:vertical-align="automatic" fo:background-color="transparent"/>
    </style:style>
    <style:style style:name="Normal_32_29" style:display-name="Normal 29" style:family="table-cell" style:data-style-name="N0">
      <style:table-cell-properties style:vertical-align="automatic" fo:background-color="transparent"/>
    </style:style>
    <style:style style:name="Normal_32_29_32_2" style:display-name="Normal 29 2" style:family="table-cell" style:data-style-name="N0">
      <style:table-cell-properties style:vertical-align="automatic" fo:background-color="transparent"/>
    </style:style>
    <style:style style:name="Normal_32_29_32_3" style:display-name="Normal 29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3_32_3_32_3" style:display-name="Normal 3 3 3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5" style:display-name="Normal 3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6" style:display-name="Normal 3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7" style:display-name="Normal 3 7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8" style:display-name="Normal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6a" style:display-name="Normal 3_6a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0" style:display-name="Normal 30" style:family="table-cell" style:data-style-name="N0">
      <style:table-cell-properties style:vertical-align="automatic" fo:background-color="transparent"/>
    </style:style>
    <style:style style:name="Normal_32_30_32_2" style:display-name="Normal 30 2" style:family="table-cell" style:data-style-name="N0">
      <style:table-cell-properties style:vertical-align="automatic" fo:background-color="transparent"/>
    </style:style>
    <style:style style:name="Normal_32_31" style:display-name="Normal 31" style:family="table-cell" style:data-style-name="N0">
      <style:table-cell-properties style:vertical-align="automatic" fo:background-color="transparent"/>
    </style:style>
    <style:style style:name="Normal_32_31_32_2" style:display-name="Normal 31 2" style:family="table-cell" style:data-style-name="N0">
      <style:table-cell-properties style:vertical-align="automatic" fo:background-color="transparent"/>
    </style:style>
    <style:style style:name="Normal_32_32" style:display-name="Normal 32" style:family="table-cell" style:data-style-name="N0">
      <style:table-cell-properties style:vertical-align="automatic" fo:background-color="transparent"/>
    </style:style>
    <style:style style:name="Normal_32_32_32_2" style:display-name="Normal 32 2" style:family="table-cell" style:data-style-name="N0">
      <style:table-cell-properties style:vertical-align="automatic" fo:background-color="transparent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3_32_2" style:display-name="Normal 33 2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</style:style>
    <style:style style:name="Normal_32_34_32_2" style:display-name="Normal 34 2" style:family="table-cell" style:data-style-name="N0">
      <style:table-cell-properties style:vertical-align="automatic" fo:background-color="transparent"/>
    </style:style>
    <style:style style:name="Normal_32_35" style:display-name="Normal 35" style:family="table-cell" style:data-style-name="N0">
      <style:table-cell-properties style:vertical-align="automatic" fo:background-color="transparent"/>
    </style:style>
    <style:style style:name="Normal_32_35_32_2" style:display-name="Normal 35 2" style:family="table-cell" style:data-style-name="N0">
      <style:table-cell-properties style:vertical-align="automatic" fo:background-color="transparen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7_32_2" style:display-name="Normal 37 2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8_32_2" style:display-name="Normal 38 2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39_32_2" style:display-name="Normal 39 2" style:family="table-cell" style:data-style-name="N0">
      <style:table-cell-properties style:vertical-align="automatic" fo:background-color="transparent"/>
    </style:style>
    <style:style style:name="Normal_32_39_32_3" style:display-name="Normal 39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10" style:display-name="Normal 4 10" style:family="table-cell" style:data-style-name="N0">
      <style:table-cell-properties style:vertical-align="automatic" fo:background-color="transparent"/>
    </style:style>
    <style:style style:name="Normal_32_4_32_11" style:display-name="Normal 4 11" style:family="table-cell" style:data-style-name="N0">
      <style:table-cell-properties style:vertical-align="automatic" fo:background-color="transparent"/>
    </style:style>
    <style:style style:name="Normal_32_4_32_12" style:display-name="Normal 4 12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_32_2_32_2_32_2" style:display-name="Normal 4 2 2 2 2" style:family="table-cell" style:data-style-name="N0">
      <style:table-cell-properties style:vertical-align="automatic" fo:background-color="transparent"/>
    </style:style>
    <style:style style:name="Normal_32_4_32_2_32_2_32_3" style:display-name="Normal 4 2 2 3" style:family="table-cell" style:data-style-name="N0">
      <style:table-cell-properties style:vertical-align="automatic" fo:background-color="transparent"/>
    </style:style>
    <style:style style:name="Normal_32_4_32_2_32_3" style:display-name="Normal 4 2 3" style:family="table-cell" style:data-style-name="N0">
      <style:table-cell-properties style:vertical-align="automatic" fo:background-color="transparent"/>
      <style:text-properties fo:color="#000000"/>
    </style:style>
    <style:style style:name="Normal_32_4_32_2_32_3_32_2" style:display-name="Normal 4 2 3 2" style:family="table-cell" style:data-style-name="N0">
      <style:table-cell-properties style:vertical-align="automatic" fo:background-color="transparent"/>
    </style:style>
    <style:style style:name="Normal_32_4_32_2_32_4" style:display-name="Normal 4 2 4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3_32_2_32_2" style:display-name="Normal 4 3 2 2" style:family="table-cell" style:data-style-name="N0">
      <style:table-cell-properties style:vertical-align="automatic" fo:background-color="transparent"/>
    </style:style>
    <style:style style:name="Normal_32_4_32_3_32_2_32_2_32_2" style:display-name="Normal 4 3 2 2 2" style:family="table-cell" style:data-style-name="N0">
      <style:table-cell-properties style:vertical-align="automatic" fo:background-color="transparent"/>
    </style:style>
    <style:style style:name="Normal_32_4_32_3_32_2_32_3" style:display-name="Normal 4 3 2 3" style:family="table-cell" style:data-style-name="N0">
      <style:table-cell-properties style:vertical-align="automatic" fo:background-color="transparent"/>
    </style:style>
    <style:style style:name="Normal_32_4_32_3_32_3" style:display-name="Normal 4 3 3" style:family="table-cell" style:data-style-name="N0">
      <style:table-cell-properties style:vertical-align="automatic" fo:background-color="transparent"/>
    </style:style>
    <style:style style:name="Normal_32_4_32_3_32_3_32_2" style:display-name="Normal 4 3 3 2" style:family="table-cell" style:data-style-name="N0">
      <style:table-cell-properties style:vertical-align="automatic" fo:background-color="transparent"/>
    </style:style>
    <style:style style:name="Normal_32_4_32_3_32_4" style:display-name="Normal 4 3 4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</style:style>
    <style:style style:name="Normal_32_4_32_4_32_2_32_2" style:display-name="Normal 4 4 2 2" style:family="table-cell" style:data-style-name="N0">
      <style:table-cell-properties style:vertical-align="automatic" fo:background-color="transparent"/>
    </style:style>
    <style:style style:name="Normal_32_4_32_4_32_2_32_2_32_2" style:display-name="Normal 4 4 2 2 2" style:family="table-cell" style:data-style-name="N0">
      <style:table-cell-properties style:vertical-align="automatic" fo:background-color="transparent"/>
    </style:style>
    <style:style style:name="Normal_32_4_32_4_32_2_32_3" style:display-name="Normal 4 4 2 3" style:family="table-cell" style:data-style-name="N0">
      <style:table-cell-properties style:vertical-align="automatic" fo:background-color="transparent"/>
    </style:style>
    <style:style style:name="Normal_32_4_32_4_32_3" style:display-name="Normal 4 4 3" style:family="table-cell" style:data-style-name="N0">
      <style:table-cell-properties style:vertical-align="automatic" fo:background-color="transparent"/>
    </style:style>
    <style:style style:name="Normal_32_4_32_4_32_3_32_2" style:display-name="Normal 4 4 3 2" style:family="table-cell" style:data-style-name="N0">
      <style:table-cell-properties style:vertical-align="automatic" fo:background-color="transparent"/>
    </style:style>
    <style:style style:name="Normal_32_4_32_4_32_4" style:display-name="Normal 4 4 4" style:family="table-cell" style:data-style-name="N0">
      <style:table-cell-properties style:vertical-align="automatic" fo:background-color="transparent"/>
    </style:style>
    <style:style style:name="Normal_32_4_32_5" style:display-name="Normal 4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2_32_2" style:display-name="Normal 4 5 2 2" style:family="table-cell" style:data-style-name="N0">
      <style:table-cell-properties style:vertical-align="automatic" fo:background-color="transparent"/>
    </style:style>
    <style:style style:name="Normal_32_4_32_5_32_2_32_2_32_2" style:display-name="Normal 4 5 2 2 2" style:family="table-cell" style:data-style-name="N0">
      <style:table-cell-properties style:vertical-align="automatic" fo:background-color="transparent"/>
    </style:style>
    <style:style style:name="Normal_32_4_32_5_32_2_32_3" style:display-name="Normal 4 5 2 3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3_32_2" style:display-name="Normal 4 5 3 2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</style:style>
    <style:style style:name="Normal_32_4_32_6_32_2_32_2" style:display-name="Normal 4 6 2 2" style:family="table-cell" style:data-style-name="N0">
      <style:table-cell-properties style:vertical-align="automatic" fo:background-color="transparent"/>
    </style:style>
    <style:style style:name="Normal_32_4_32_6_32_2_32_2_32_2" style:display-name="Normal 4 6 2 2 2" style:family="table-cell" style:data-style-name="N0">
      <style:table-cell-properties style:vertical-align="automatic" fo:background-color="transparent"/>
    </style:style>
    <style:style style:name="Normal_32_4_32_6_32_2_32_3" style:display-name="Normal 4 6 2 3" style:family="table-cell" style:data-style-name="N0">
      <style:table-cell-properties style:vertical-align="automatic" fo:background-color="transparent"/>
    </style:style>
    <style:style style:name="Normal_32_4_32_6_32_3" style:display-name="Normal 4 6 3" style:family="table-cell" style:data-style-name="N0">
      <style:table-cell-properties style:vertical-align="automatic" fo:background-color="transparent"/>
    </style:style>
    <style:style style:name="Normal_32_4_32_6_32_3_32_2" style:display-name="Normal 4 6 3 2" style:family="table-cell" style:data-style-name="N0">
      <style:table-cell-properties style:vertical-align="automatic" fo:background-color="transparent"/>
    </style:style>
    <style:style style:name="Normal_32_4_32_6_32_4" style:display-name="Normal 4 6 4" style:family="table-cell" style:data-style-name="N0">
      <style:table-cell-properties style:vertical-align="automatic" fo:background-color="transparent"/>
    </style:style>
    <style:style style:name="Normal_32_4_32_7" style:display-name="Normal 4 7" style:family="table-cell" style:data-style-name="N0">
      <style:table-cell-properties style:vertical-align="automatic" fo:background-color="transparent"/>
    </style:style>
    <style:style style:name="Normal_32_4_32_7_32_2" style:display-name="Normal 4 7 2" style:family="table-cell" style:data-style-name="N0">
      <style:table-cell-properties style:vertical-align="automatic" fo:background-color="transparent"/>
    </style:style>
    <style:style style:name="Normal_32_4_32_7_32_2_32_2" style:display-name="Normal 4 7 2 2" style:family="table-cell" style:data-style-name="N0">
      <style:table-cell-properties style:vertical-align="automatic" fo:background-color="transparent"/>
    </style:style>
    <style:style style:name="Normal_32_4_32_7_32_2_32_2_32_2" style:display-name="Normal 4 7 2 2 2" style:family="table-cell" style:data-style-name="N0">
      <style:table-cell-properties style:vertical-align="automatic" fo:background-color="transparent"/>
    </style:style>
    <style:style style:name="Normal_32_4_32_7_32_2_32_3" style:display-name="Normal 4 7 2 3" style:family="table-cell" style:data-style-name="N0">
      <style:table-cell-properties style:vertical-align="automatic" fo:background-color="transparent"/>
    </style:style>
    <style:style style:name="Normal_32_4_32_7_32_3" style:display-name="Normal 4 7 3" style:family="table-cell" style:data-style-name="N0">
      <style:table-cell-properties style:vertical-align="automatic" fo:background-color="transparent"/>
    </style:style>
    <style:style style:name="Normal_32_4_32_7_32_3_32_2" style:display-name="Normal 4 7 3 2" style:family="table-cell" style:data-style-name="N0">
      <style:table-cell-properties style:vertical-align="automatic" fo:background-color="transparent"/>
    </style:style>
    <style:style style:name="Normal_32_4_32_7_32_4" style:display-name="Normal 4 7 4" style:family="table-cell" style:data-style-name="N0">
      <style:table-cell-properties style:vertical-align="automatic" fo:background-color="transparent"/>
    </style:style>
    <style:style style:name="Normal_32_4_32_8" style:display-name="Normal 4 8" style:family="table-cell" style:data-style-name="N0">
      <style:table-cell-properties style:vertical-align="automatic" fo:background-color="transparent"/>
    </style:style>
    <style:style style:name="Normal_32_4_32_8_32_2" style:display-name="Normal 4 8 2" style:family="table-cell" style:data-style-name="N0">
      <style:table-cell-properties style:vertical-align="automatic" fo:background-color="transparent"/>
    </style:style>
    <style:style style:name="Normal_32_4_32_8_32_2_32_2" style:display-name="Normal 4 8 2 2" style:family="table-cell" style:data-style-name="N0">
      <style:table-cell-properties style:vertical-align="automatic" fo:background-color="transparent"/>
    </style:style>
    <style:style style:name="Normal_32_4_32_8_32_3" style:display-name="Normal 4 8 3" style:family="table-cell" style:data-style-name="N0">
      <style:table-cell-properties style:vertical-align="automatic" fo:background-color="transparent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9_32_2" style:display-name="Normal 4 9 2" style:family="table-cell" style:data-style-name="N0">
      <style:table-cell-properties style:vertical-align="automatic" fo:background-color="transparent"/>
    </style:style>
    <style:style style:name="Normal_32_4_32_9_32_2_32_2" style:display-name="Normal 4 9 2 2" style:family="table-cell" style:data-style-name="N0">
      <style:table-cell-properties style:vertical-align="automatic" fo:background-color="transparent"/>
    </style:style>
    <style:style style:name="Normal_32_4_32_9_32_2_32_2_32_2" style:display-name="Normal 4 9 2 2 2" style:family="table-cell" style:data-style-name="N0">
      <style:table-cell-properties style:vertical-align="automatic" fo:background-color="transparent"/>
    </style:style>
    <style:style style:name="Normal_32_4_32_9_32_3" style:display-name="Normal 4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0" style:display-name="Normal 40" style:family="table-cell" style:data-style-name="N38">
      <style:table-cell-properties style:vertical-align="automatic" fo:background-color="transparent"/>
    </style:style>
    <style:style style:name="Normal_32_40_32_2" style:display-name="Normal 40 2" style:family="table-cell" style:data-style-name="N38">
      <style:table-cell-properties style:vertical-align="automatic" fo:background-color="transparent"/>
    </style:style>
    <style:style style:name="Normal_32_41" style:display-name="Normal 41" style:family="table-cell" style:data-style-name="N40">
      <style:table-cell-properties style:vertical-align="automatic" fo:background-color="transparent"/>
    </style:style>
    <style:style style:name="Normal_32_41_32_2" style:display-name="Normal 41 2" style:family="table-cell" style:data-style-name="N0">
      <style:table-cell-properties style:vertical-align="automatic" fo:background-color="transparent"/>
    </style:style>
    <style:style style:name="Normal_32_42" style:display-name="Normal 42" style:family="table-cell" style:data-style-name="N4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38">
      <style:table-cell-properties style:vertical-align="automatic" fo:background-color="transparent"/>
    </style:style>
    <style:style style:name="Normal_32_43_32_2" style:display-name="Normal 43 2" style:family="table-cell" style:data-style-name="N38">
      <style:table-cell-properties style:vertical-align="automatic" fo:background-color="transparent"/>
    </style:style>
    <style:style style:name="Normal_32_43_32_3" style:display-name="Normal 43 3" style:family="table-cell" style:data-style-name="N0">
      <style:table-cell-properties style:vertical-align="automatic" fo:background-color="transparent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</style:style>
    <style:style style:name="Normal_32_48_32_2" style:display-name="Normal 48 2" style:family="table-cell" style:data-style-name="N0">
      <style:table-cell-properties style:vertical-align="automatic" fo:background-color="transparen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_32_2_32_2" style:display-name="Normal 5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_32_3" style:display-name="Normal 5 2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6" style:display-name="Normal 5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7" style:display-name="Normal 5 7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2_32_2" style:display-name="Normal 5 8 2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38">
      <style:table-cell-properties style:vertical-align="automatic" fo:background-color="transparent"/>
    </style:style>
    <style:style style:name="Normal_32_52_32_2" style:display-name="Normal 52 2" style:family="table-cell" style:data-style-name="N0">
      <style:table-cell-properties style:vertical-align="automatic" fo:background-color="transparent"/>
    </style:style>
    <style:style style:name="Normal_32_53" style:display-name="Normal 53" style:family="table-cell" style:data-style-name="N38">
      <style:table-cell-properties style:vertical-align="automatic" fo:background-color="transparent"/>
    </style:style>
    <style:style style:name="Normal_32_54" style:display-name="Normal 54" style:family="table-cell" style:data-style-name="N38">
      <style:table-cell-properties style:vertical-align="automatic" fo:background-color="transparent"/>
    </style:style>
    <style:style style:name="Normal_32_55" style:display-name="Normal 55" style:family="table-cell" style:data-style-name="N38">
      <style:table-cell-properties style:vertical-align="automatic" fo:background-color="transparent"/>
    </style:style>
    <style:style style:name="Normal_32_56" style:display-name="Normal 56" style:family="table-cell" style:data-style-name="N38">
      <style:table-cell-properties style:vertical-align="automatic" fo:background-color="transparent"/>
    </style:style>
    <style:style style:name="Normal_32_57" style:display-name="Normal 57" style:family="table-cell" style:data-style-name="N38">
      <style:table-cell-properties style:vertical-align="automatic" fo:background-color="transparent"/>
    </style:style>
    <style:style style:name="Normal_32_58" style:display-name="Normal 58" style:family="table-cell" style:data-style-name="N38">
      <style:table-cell-properties style:vertical-align="automatic" fo:background-color="transparent"/>
    </style:style>
    <style:style style:name="Normal_32_59" style:display-name="Normal 59" style:family="table-cell" style:data-style-name="N38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10" style:display-name="Normal 6 10" style:family="table-cell" style:data-style-name="N0">
      <style:table-cell-properties style:vertical-align="automatic" fo:background-color="transparent"/>
    </style:style>
    <style:style style:name="Normal_32_6_32_11" style:display-name="Normal 6 11" style:family="table-cell" style:data-style-name="N0">
      <style:table-cell-properties style:vertical-align="automatic" fo:background-color="transparent"/>
    </style:style>
    <style:style style:name="Normal_32_6_32_12" style:display-name="Normal 6 12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2_32_2" style:display-name="Normal 6 2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6_32_3_32_2_32_2" style:display-name="Normal 6 3 2 2" style:family="table-cell" style:data-style-name="N0">
      <style:table-cell-properties style:vertical-align="automatic" fo:background-color="transparent"/>
    </style:style>
    <style:style style:name="Normal_32_6_32_3_32_2_32_2_32_2" style:display-name="Normal 6 3 2 2 2" style:family="table-cell" style:data-style-name="N0">
      <style:table-cell-properties style:vertical-align="automatic" fo:background-color="transparent"/>
    </style:style>
    <style:style style:name="Normal_32_6_32_3_32_2_32_3" style:display-name="Normal 6 3 2 3" style:family="table-cell" style:data-style-name="N0">
      <style:table-cell-properties style:vertical-align="automatic" fo:background-color="transparent"/>
    </style:style>
    <style:style style:name="Normal_32_6_32_3_32_3" style:display-name="Normal 6 3 3" style:family="table-cell" style:data-style-name="N0">
      <style:table-cell-properties style:vertical-align="automatic" fo:background-color="transparent"/>
    </style:style>
    <style:style style:name="Normal_32_6_32_3_32_3_32_2" style:display-name="Normal 6 3 3 2" style:family="table-cell" style:data-style-name="N0">
      <style:table-cell-properties style:vertical-align="automatic" fo:background-color="transparent"/>
    </style:style>
    <style:style style:name="Normal_32_6_32_3_32_4" style:display-name="Normal 6 3 4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6_32_4_32_2" style:display-name="Normal 6 4 2" style:family="table-cell" style:data-style-name="N0">
      <style:table-cell-properties style:vertical-align="automatic" fo:background-color="transparent"/>
    </style:style>
    <style:style style:name="Normal_32_6_32_4_32_2_32_2" style:display-name="Normal 6 4 2 2" style:family="table-cell" style:data-style-name="N0">
      <style:table-cell-properties style:vertical-align="automatic" fo:background-color="transparent"/>
    </style:style>
    <style:style style:name="Normal_32_6_32_4_32_2_32_2_32_2" style:display-name="Normal 6 4 2 2 2" style:family="table-cell" style:data-style-name="N0">
      <style:table-cell-properties style:vertical-align="automatic" fo:background-color="transparent"/>
    </style:style>
    <style:style style:name="Normal_32_6_32_4_32_2_32_3" style:display-name="Normal 6 4 2 3" style:family="table-cell" style:data-style-name="N0">
      <style:table-cell-properties style:vertical-align="automatic" fo:background-color="transparent"/>
    </style:style>
    <style:style style:name="Normal_32_6_32_4_32_3" style:display-name="Normal 6 4 3" style:family="table-cell" style:data-style-name="N0">
      <style:table-cell-properties style:vertical-align="automatic" fo:background-color="transparent"/>
    </style:style>
    <style:style style:name="Normal_32_6_32_4_32_3_32_2" style:display-name="Normal 6 4 3 2" style:family="table-cell" style:data-style-name="N0">
      <style:table-cell-properties style:vertical-align="automatic" fo:background-color="transparent"/>
    </style:style>
    <style:style style:name="Normal_32_6_32_4_32_4" style:display-name="Normal 6 4 4" style:family="table-cell" style:data-style-name="N0">
      <style:table-cell-properties style:vertical-align="automatic" fo:background-color="transparent"/>
    </style:style>
    <style:style style:name="Normal_32_6_32_5" style:display-name="Normal 6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5_32_2" style:display-name="Normal 6 5 2" style:family="table-cell" style:data-style-name="N0">
      <style:table-cell-properties style:vertical-align="automatic" fo:background-color="transparent"/>
    </style:style>
    <style:style style:name="Normal_32_6_32_5_32_2_32_2" style:display-name="Normal 6 5 2 2" style:family="table-cell" style:data-style-name="N0">
      <style:table-cell-properties style:vertical-align="automatic" fo:background-color="transparent"/>
    </style:style>
    <style:style style:name="Normal_32_6_32_5_32_2_32_2_32_2" style:display-name="Normal 6 5 2 2 2" style:family="table-cell" style:data-style-name="N0">
      <style:table-cell-properties style:vertical-align="automatic" fo:background-color="transparent"/>
    </style:style>
    <style:style style:name="Normal_32_6_32_5_32_2_32_3" style:display-name="Normal 6 5 2 3" style:family="table-cell" style:data-style-name="N0">
      <style:table-cell-properties style:vertical-align="automatic" fo:background-color="transparent"/>
    </style:style>
    <style:style style:name="Normal_32_6_32_5_32_3" style:display-name="Normal 6 5 3" style:family="table-cell" style:data-style-name="N0">
      <style:table-cell-properties style:vertical-align="automatic" fo:background-color="transparent"/>
    </style:style>
    <style:style style:name="Normal_32_6_32_5_32_3_32_2" style:display-name="Normal 6 5 3 2" style:family="table-cell" style:data-style-name="N0">
      <style:table-cell-properties style:vertical-align="automatic" fo:background-color="transparent"/>
    </style:style>
    <style:style style:name="Normal_32_6_32_5_32_4" style:display-name="Normal 6 5 4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6_32_2" style:display-name="Normal 6 6 2" style:family="table-cell" style:data-style-name="N0">
      <style:table-cell-properties style:vertical-align="automatic" fo:background-color="transparent"/>
    </style:style>
    <style:style style:name="Normal_32_6_32_6_32_2_32_2" style:display-name="Normal 6 6 2 2" style:family="table-cell" style:data-style-name="N0">
      <style:table-cell-properties style:vertical-align="automatic" fo:background-color="transparent"/>
    </style:style>
    <style:style style:name="Normal_32_6_32_6_32_2_32_2_32_2" style:display-name="Normal 6 6 2 2 2" style:family="table-cell" style:data-style-name="N0">
      <style:table-cell-properties style:vertical-align="automatic" fo:background-color="transparent"/>
    </style:style>
    <style:style style:name="Normal_32_6_32_6_32_2_32_3" style:display-name="Normal 6 6 2 3" style:family="table-cell" style:data-style-name="N0">
      <style:table-cell-properties style:vertical-align="automatic" fo:background-color="transparent"/>
    </style:style>
    <style:style style:name="Normal_32_6_32_6_32_3" style:display-name="Normal 6 6 3" style:family="table-cell" style:data-style-name="N0">
      <style:table-cell-properties style:vertical-align="automatic" fo:background-color="transparent"/>
    </style:style>
    <style:style style:name="Normal_32_6_32_6_32_3_32_2" style:display-name="Normal 6 6 3 2" style:family="table-cell" style:data-style-name="N0">
      <style:table-cell-properties style:vertical-align="automatic" fo:background-color="transparent"/>
    </style:style>
    <style:style style:name="Normal_32_6_32_6_32_4" style:display-name="Normal 6 6 4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_32_7_32_2" style:display-name="Normal 6 7 2" style:family="table-cell" style:data-style-name="N0">
      <style:table-cell-properties style:vertical-align="automatic" fo:background-color="transparent"/>
    </style:style>
    <style:style style:name="Normal_32_6_32_7_32_2_32_2" style:display-name="Normal 6 7 2 2" style:family="table-cell" style:data-style-name="N0">
      <style:table-cell-properties style:vertical-align="automatic" fo:background-color="transparent"/>
    </style:style>
    <style:style style:name="Normal_32_6_32_7_32_2_32_2_32_2" style:display-name="Normal 6 7 2 2 2" style:family="table-cell" style:data-style-name="N0">
      <style:table-cell-properties style:vertical-align="automatic" fo:background-color="transparent"/>
    </style:style>
    <style:style style:name="Normal_32_6_32_7_32_2_32_3" style:display-name="Normal 6 7 2 3" style:family="table-cell" style:data-style-name="N0">
      <style:table-cell-properties style:vertical-align="automatic" fo:background-color="transparent"/>
    </style:style>
    <style:style style:name="Normal_32_6_32_7_32_3" style:display-name="Normal 6 7 3" style:family="table-cell" style:data-style-name="N0">
      <style:table-cell-properties style:vertical-align="automatic" fo:background-color="transparent"/>
    </style:style>
    <style:style style:name="Normal_32_6_32_7_32_3_32_2" style:display-name="Normal 6 7 3 2" style:family="table-cell" style:data-style-name="N0">
      <style:table-cell-properties style:vertical-align="automatic" fo:background-color="transparent"/>
    </style:style>
    <style:style style:name="Normal_32_6_32_7_32_4" style:display-name="Normal 6 7 4" style:family="table-cell" style:data-style-name="N0">
      <style:table-cell-properties style:vertical-align="automatic" fo:background-color="transparent"/>
    </style:style>
    <style:style style:name="Normal_32_6_32_8" style:display-name="Normal 6 8" style:family="table-cell" style:data-style-name="N0">
      <style:table-cell-properties style:vertical-align="automatic" fo:background-color="transparent"/>
    </style:style>
    <style:style style:name="Normal_32_6_32_8_32_2" style:display-name="Normal 6 8 2" style:family="table-cell" style:data-style-name="N0">
      <style:table-cell-properties style:vertical-align="automatic" fo:background-color="transparent"/>
    </style:style>
    <style:style style:name="Normal_32_6_32_8_32_2_32_2" style:display-name="Normal 6 8 2 2" style:family="table-cell" style:data-style-name="N0">
      <style:table-cell-properties style:vertical-align="automatic" fo:background-color="transparent"/>
    </style:style>
    <style:style style:name="Normal_32_6_32_8_32_3" style:display-name="Normal 6 8 3" style:family="table-cell" style:data-style-name="N0">
      <style:table-cell-properties style:vertical-align="automatic" fo:background-color="transparent"/>
    </style:style>
    <style:style style:name="Normal_32_6_32_9" style:display-name="Normal 6 9" style:family="table-cell" style:data-style-name="N0">
      <style:table-cell-properties style:vertical-align="automatic" fo:background-color="transparent"/>
    </style:style>
    <style:style style:name="Normal_32_6_32_9_32_2" style:display-name="Normal 6 9 2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38">
      <style:table-cell-properties style:vertical-align="automatic" fo:background-color="transparent"/>
    </style:style>
    <style:style style:name="Normal_32_61" style:display-name="Normal 61" style:family="table-cell" style:data-style-name="N38">
      <style:table-cell-properties style:vertical-align="automatic" fo:background-color="transparent"/>
    </style:style>
    <style:style style:name="Normal_32_62" style:display-name="Normal 62" style:family="table-cell" style:data-style-name="N38">
      <style:table-cell-properties style:vertical-align="automatic" fo:background-color="transparent"/>
    </style:style>
    <style:style style:name="Normal_32_63" style:display-name="Normal 63" style:family="table-cell" style:data-style-name="N38">
      <style:table-cell-properties style:vertical-align="automatic" fo:background-color="transparent"/>
    </style:style>
    <style:style style:name="Normal_32_64" style:display-name="Normal 64" style:family="table-cell" style:data-style-name="N38">
      <style:table-cell-properties style:vertical-align="automatic" fo:background-color="transparent"/>
    </style:style>
    <style:style style:name="Normal_32_65" style:display-name="Normal 65" style:family="table-cell" style:data-style-name="N38">
      <style:table-cell-properties style:vertical-align="automatic" fo:background-color="transparent"/>
    </style:style>
    <style:style style:name="Normal_32_66" style:display-name="Normal 66" style:family="table-cell" style:data-style-name="N38">
      <style:table-cell-properties style:vertical-align="automatic" fo:background-color="transparent"/>
    </style:style>
    <style:style style:name="Normal_32_67" style:display-name="Normal 67" style:family="table-cell" style:data-style-name="N38">
      <style:table-cell-properties style:vertical-align="automatic" fo:background-color="transparent"/>
    </style:style>
    <style:style style:name="Normal_32_68" style:display-name="Normal 68" style:family="table-cell" style:data-style-name="N38">
      <style:table-cell-properties style:vertical-align="automatic" fo:background-color="transparent"/>
    </style:style>
    <style:style style:name="Normal_32_69" style:display-name="Normal 69" style:family="table-cell" style:data-style-name="N38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7_32_3_32_2" style:display-name="Normal 7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7" style:display-name="Normal 7 7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8" style:display-name="Normal 7 8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7_32_9" style:display-name="Normal 7 9" style:family="table-cell" style:data-style-name="N38">
      <style:table-cell-properties style:vertical-align="automatic" fo:background-color="transparent"/>
    </style:style>
    <style:style style:name="Normal_32_70" style:display-name="Normal 70" style:family="table-cell" style:data-style-name="N38">
      <style:table-cell-properties style:vertical-align="automatic" fo:background-color="transparent"/>
    </style:style>
    <style:style style:name="Normal_32_71" style:display-name="Normal 71" style:family="table-cell" style:data-style-name="N38">
      <style:table-cell-properties style:vertical-align="automatic" fo:background-color="transparent"/>
    </style:style>
    <style:style style:name="Normal_32_72" style:display-name="Normal 72" style:family="table-cell" style:data-style-name="N38">
      <style:table-cell-properties style:vertical-align="automatic" fo:background-color="transparent"/>
    </style:style>
    <style:style style:name="Normal_32_73" style:display-name="Normal 73" style:family="table-cell" style:data-style-name="N38">
      <style:table-cell-properties style:vertical-align="automatic" fo:background-color="transparent"/>
    </style:style>
    <style:style style:name="Normal_32_74" style:display-name="Normal 74" style:family="table-cell" style:data-style-name="N38">
      <style:table-cell-properties style:vertical-align="automatic" fo:background-color="transparent"/>
    </style:style>
    <style:style style:name="Normal_32_75" style:display-name="Normal 75" style:family="table-cell" style:data-style-name="N38">
      <style:table-cell-properties style:vertical-align="automatic" fo:background-color="transparent"/>
    </style:style>
    <style:style style:name="Normal_32_76" style:display-name="Normal 76" style:family="table-cell" style:data-style-name="N38">
      <style:table-cell-properties style:vertical-align="automatic" fo:background-color="transparent"/>
    </style:style>
    <style:style style:name="Normal_32_77" style:display-name="Normal 77" style:family="table-cell" style:data-style-name="N38">
      <style:table-cell-properties style:vertical-align="automatic" fo:background-color="transparent"/>
    </style:style>
    <style:style style:name="Normal_32_78" style:display-name="Normal 78" style:family="table-cell" style:data-style-name="N38">
      <style:table-cell-properties style:vertical-align="automatic" fo:background-color="transparent"/>
    </style:style>
    <style:style style:name="Normal_32_79" style:display-name="Normal 79" style:family="table-cell" style:data-style-name="N38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4" style:display-name="Normal 8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6" style:display-name="Normal 8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7" style:display-name="Normal 8 7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80" style:display-name="Normal 80" style:family="table-cell" style:data-style-name="N38">
      <style:table-cell-properties style:vertical-align="automatic" fo:background-color="transparent"/>
    </style:style>
    <style:style style:name="Normal_32_81" style:display-name="Normal 81" style:family="table-cell" style:data-style-name="N38">
      <style:table-cell-properties style:vertical-align="automatic" fo:background-color="transparent"/>
    </style:style>
    <style:style style:name="Normal_32_82" style:display-name="Normal 82" style:family="table-cell" style:data-style-name="N38">
      <style:table-cell-properties style:vertical-align="automatic" fo:background-color="transparent"/>
    </style:style>
    <style:style style:name="Normal_32_83" style:display-name="Normal 83" style:family="table-cell" style:data-style-name="N38">
      <style:table-cell-properties style:vertical-align="automatic" fo:background-color="transparent"/>
    </style:style>
    <style:style style:name="Normal_32_84" style:display-name="Normal 84" style:family="table-cell" style:data-style-name="N38">
      <style:table-cell-properties style:vertical-align="automatic" fo:background-color="transparent"/>
    </style:style>
    <style:style style:name="Normal_32_85" style:display-name="Normal 85" style:family="table-cell" style:data-style-name="N38">
      <style:table-cell-properties style:vertical-align="automatic" fo:background-color="transparent"/>
    </style:style>
    <style:style style:name="Normal_32_86" style:display-name="Normal 86" style:family="table-cell" style:data-style-name="N38">
      <style:table-cell-properties style:vertical-align="automatic" fo:background-color="transparent"/>
    </style:style>
    <style:style style:name="Normal_32_87" style:display-name="Normal 87" style:family="table-cell" style:data-style-name="N38">
      <style:table-cell-properties style:vertical-align="automatic" fo:background-color="transparent"/>
    </style:style>
    <style:style style:name="Normal_32_87_32_2" style:display-name="Normal 87 2" style:family="table-cell" style:data-style-name="N0">
      <style:table-cell-properties style:vertical-align="automatic" fo:background-color="transparent"/>
    </style:style>
    <style:style style:name="Normal_32_88" style:display-name="Normal 88" style:family="table-cell" style:data-style-name="N38">
      <style:table-cell-properties style:vertical-align="automatic" fo:background-color="transparent"/>
    </style:style>
    <style:style style:name="Normal_32_89" style:display-name="Normal 89" style:family="table-cell" style:data-style-name="N38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</style:style>
    <style:style style:name="Normal_32_9_32_2_32_2_32_2_32_2" style:display-name="Normal 9 2 2 2 2" style:family="table-cell" style:data-style-name="N0">
      <style:table-cell-properties style:vertical-align="automatic" fo:background-color="transparent"/>
    </style:style>
    <style:style style:name="Normal_32_9_32_2_32_2_32_3" style:display-name="Normal 9 2 2 3" style:family="table-cell" style:data-style-name="N0">
      <style:table-cell-properties style:vertical-align="automatic" fo:background-color="transparent"/>
    </style:style>
    <style:style style:name="Normal_32_9_32_2_32_3" style:display-name="Normal 9 2 3" style:family="table-cell" style:data-style-name="N0">
      <style:table-cell-properties style:vertical-align="automatic" fo:background-color="transparent"/>
    </style:style>
    <style:style style:name="Normal_32_9_32_2_32_3_32_2" style:display-name="Normal 9 2 3 2" style:family="table-cell" style:data-style-name="N0">
      <style:table-cell-properties style:vertical-align="automatic" fo:background-color="transparent"/>
    </style:style>
    <style:style style:name="Normal_32_9_32_2_32_4" style:display-name="Normal 9 2 4" style:family="table-cell" style:data-style-name="N0">
      <style:table-cell-properties style:vertical-align="automatic" fo:background-color="transparen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3_32_2_32_2" style:display-name="Normal 9 3 2 2" style:family="table-cell" style:data-style-name="N0">
      <style:table-cell-properties style:vertical-align="automatic" fo:background-color="transparent"/>
    </style:style>
    <style:style style:name="Normal_32_9_32_3_32_3" style:display-name="Normal 9 3 3" style:family="table-cell" style:data-style-name="N0">
      <style:table-cell-properties style:vertical-align="automatic" fo:background-color="transparent"/>
    </style:style>
    <style:style style:name="Normal_32_9_32_4" style:display-name="Normal 9 4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</style:style>
    <style:style style:name="Normal_32_9_32_5" style:display-name="Normal 9 5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6" style:display-name="Normal 9 6" style:family="table-cell" style:data-style-name="N38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7" style:display-name="Normal 9 7" style:family="table-cell" style:data-style-name="N0">
      <style:table-cell-properties style:vertical-align="automatic" fo:background-color="transparent"/>
      <style:text-properties fo:color="#000000"/>
    </style:style>
    <style:style style:name="Normal_32_90" style:display-name="Normal 90" style:family="table-cell" style:data-style-name="N38">
      <style:table-cell-properties style:vertical-align="automatic" fo:background-color="transparent"/>
    </style:style>
    <style:style style:name="Normal_32_91" style:display-name="Normal 91" style:family="table-cell" style:data-style-name="N38">
      <style:table-cell-properties style:vertical-align="automatic" fo:background-color="transparent"/>
    </style:style>
    <style:style style:name="Normal_32_92" style:display-name="Normal 92" style:family="table-cell" style:data-style-name="N38">
      <style:table-cell-properties style:vertical-align="automatic" fo:background-color="transparent"/>
    </style:style>
    <style:style style:name="Normal_32_93" style:display-name="Normal 93" style:family="table-cell" style:data-style-name="N38">
      <style:table-cell-properties style:vertical-align="automatic" fo:background-color="transparent"/>
    </style:style>
    <style:style style:name="Normal_32_94" style:display-name="Normal 94" style:family="table-cell" style:data-style-name="N38">
      <style:table-cell-properties style:vertical-align="automatic" fo:background-color="transparent"/>
    </style:style>
    <style:style style:name="Normal_32_95" style:display-name="Normal 95" style:family="table-cell" style:data-style-name="N38">
      <style:table-cell-properties style:vertical-align="automatic" fo:background-color="transparent"/>
    </style:style>
    <style:style style:name="Normal_32_96" style:display-name="Normal 96" style:family="table-cell" style:data-style-name="N38">
      <style:table-cell-properties style:vertical-align="automatic" fo:background-color="transparent"/>
    </style:style>
    <style:style style:name="Normal_32_97" style:display-name="Normal 97" style:family="table-cell" style:data-style-name="N38">
      <style:table-cell-properties style:vertical-align="automatic" fo:background-color="transparent"/>
    </style:style>
    <style:style style:name="Normal_32_98" style:display-name="Normal 98" style:family="table-cell" style:data-style-name="N0">
      <style:table-cell-properties style:vertical-align="automatic" fo:background-color="transparent"/>
    </style:style>
    <style:style style:name="Normal_32_99" style:display-name="Normal 99" style:family="table-cell" style:data-style-name="N0">
      <style:table-cell-properties style:vertical-align="automatic" fo:background-color="transparent"/>
    </style:style>
    <style:style style:name="Notas" style:family="table-cell" style:data-style-name="N0">
      <style:table-cell-properties fo:border="thin solid #C0C0C0" fo:background-color="#FFFFCC"/>
    </style:style>
    <style:style style:name="Notas_32_2" style:display-name="Notas 2" style:family="table-cell" style:data-style-name="N0">
      <style:table-cell-properties fo:border="thin solid #C0C0C0" fo:background-color="#FFFFCC"/>
    </style:style>
    <style:style style:name="Notas_32_2_32_2" style:display-name="Notas 2 2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style style:name="Porcentaje_32_5" style:display-name="Porcentaje 5" style:family="table-cell" style:data-style-name="N13"/>
    <style:style style:name="Porcentaje_32_6" style:display-name="Porcentaje 6" style:family="table-cell" style:data-style-name="N13"/>
    <style:style style:name="Porcentaje_32_7" style:display-name="Porcentaje 7" style:family="table-cell" style:data-style-name="N13"/>
    <style:style style:name="Porcentaje_32_8" style:display-name="Porcentaje 8" style:family="table-cell" style:data-style-name="N13"/>
    <style:style style:name="Porcentual_32_10" style:display-name="Porcentual 10" style:family="table-cell" style:data-style-name="N13"/>
    <style:style style:name="Porcentual_32_10_32_2" style:display-name="Porcentual 10 2" style:family="table-cell" style:data-style-name="N13"/>
    <style:style style:name="Porcentual_32_11" style:display-name="Porcentual 11" style:family="table-cell" style:data-style-name="N13"/>
    <style:style style:name="Porcentual_32_2" style:display-name="Porcentual 2" style:family="table-cell" style:data-style-name="N13"/>
    <style:style style:name="Porcentual_32_2_32_2" style:display-name="Porcentual 2 2" style:family="table-cell" style:data-style-name="N13"/>
    <style:style style:name="Porcentual_32_2_32_2_32_2" style:display-name="Porcentual 2 2 2" style:family="table-cell" style:data-style-name="N13"/>
    <style:style style:name="Porcentual_32_2_32_2_32_2_32_2" style:display-name="Porcentual 2 2 2 2" style:family="table-cell" style:data-style-name="N13"/>
    <style:style style:name="Porcentual_32_2_32_3" style:display-name="Porcentual 2 3" style:family="table-cell" style:data-style-name="N13"/>
    <style:style style:name="Porcentual_32_2_32_3_32_2" style:display-name="Porcentual 2 3 2" style:family="table-cell" style:data-style-name="N13"/>
    <style:style style:name="Porcentual_32_2_32_4" style:display-name="Porcentual 2 4" style:family="table-cell" style:data-style-name="N13"/>
    <style:style style:name="Porcentual_32_2_32_5" style:display-name="Porcentual 2 5" style:family="table-cell" style:data-style-name="N13"/>
    <style:style style:name="Porcentual_32_2_32_6" style:display-name="Porcentual 2 6" style:family="table-cell" style:data-style-name="N13"/>
    <style:style style:name="Porcentual_32_3" style:display-name="Porcentual 3" style:family="table-cell" style:data-style-name="N13"/>
    <style:style style:name="Porcentual_32_3_32_2" style:display-name="Porcentual 3 2" style:family="table-cell" style:data-style-name="N13"/>
    <style:style style:name="Porcentual_32_3_32_3" style:display-name="Porcentual 3 3" style:family="table-cell" style:data-style-name="N13"/>
    <style:style style:name="Porcentual_32_3_32_4" style:display-name="Porcentual 3 4" style:family="table-cell" style:data-style-name="N13"/>
    <style:style style:name="Porcentual_32_3_32_5" style:display-name="Porcentual 3 5" style:family="table-cell" style:data-style-name="N13"/>
    <style:style style:name="Porcentual_32_3_32_6" style:display-name="Porcentual 3 6" style:family="table-cell" style:data-style-name="N13"/>
    <style:style style:name="Porcentual_32_3_32_7" style:display-name="Porcentual 3 7" style:family="table-cell" style:data-style-name="N13"/>
    <style:style style:name="Porcentual_32_4" style:display-name="Porcentual 4" style:family="table-cell" style:data-style-name="N13"/>
    <style:style style:name="Porcentual_32_4_32_2" style:display-name="Porcentual 4 2" style:family="table-cell" style:data-style-name="N13"/>
    <style:style style:name="Porcentual_32_4_32_3" style:display-name="Porcentual 4 3" style:family="table-cell" style:data-style-name="N13"/>
    <style:style style:name="Porcentual_32_4_32_4" style:display-name="Porcentual 4 4" style:family="table-cell" style:data-style-name="N13"/>
    <style:style style:name="Porcentual_32_4_32_5" style:display-name="Porcentual 4 5" style:family="table-cell" style:data-style-name="N13"/>
    <style:style style:name="Porcentual_32_4_32_6" style:display-name="Porcentual 4 6" style:family="table-cell" style:data-style-name="N13"/>
    <style:style style:name="Porcentual_32_4_32_7" style:display-name="Porcentual 4 7" style:family="table-cell" style:data-style-name="N13"/>
    <style:style style:name="Porcentual_32_4_32_8" style:display-name="Porcentual 4 8" style:family="table-cell" style:data-style-name="N13"/>
    <style:style style:name="Porcentual_32_5" style:display-name="Porcentual 5" style:family="table-cell" style:data-style-name="N13"/>
    <style:style style:name="Porcentual_32_5_32_10" style:display-name="Porcentual 5 10" style:family="table-cell" style:data-style-name="N13"/>
    <style:style style:name="Porcentual_32_5_32_11" style:display-name="Porcentual 5 11" style:family="table-cell" style:data-style-name="N13"/>
    <style:style style:name="Porcentual_32_5_32_12" style:display-name="Porcentual 5 12" style:family="table-cell" style:data-style-name="N13"/>
    <style:style style:name="Porcentual_32_5_32_2" style:display-name="Porcentual 5 2" style:family="table-cell" style:data-style-name="N13"/>
    <style:style style:name="Porcentual_32_5_32_2_32_2" style:display-name="Porcentual 5 2 2" style:family="table-cell" style:data-style-name="N13"/>
    <style:style style:name="Porcentual_32_5_32_2_32_2_32_2" style:display-name="Porcentual 5 2 2 2" style:family="table-cell" style:data-style-name="N13"/>
    <style:style style:name="Porcentual_32_5_32_2_32_2_32_2_32_2" style:display-name="Porcentual 5 2 2 2 2" style:family="table-cell" style:data-style-name="N13"/>
    <style:style style:name="Porcentual_32_5_32_2_32_2_32_3" style:display-name="Porcentual 5 2 2 3" style:family="table-cell" style:data-style-name="N13"/>
    <style:style style:name="Porcentual_32_5_32_2_32_3" style:display-name="Porcentual 5 2 3" style:family="table-cell" style:data-style-name="N13"/>
    <style:style style:name="Porcentual_32_5_32_2_32_3_32_2" style:display-name="Porcentual 5 2 3 2" style:family="table-cell" style:data-style-name="N13"/>
    <style:style style:name="Porcentual_32_5_32_2_32_4" style:display-name="Porcentual 5 2 4" style:family="table-cell" style:data-style-name="N13"/>
    <style:style style:name="Porcentual_32_5_32_3" style:display-name="Porcentual 5 3" style:family="table-cell" style:data-style-name="N13"/>
    <style:style style:name="Porcentual_32_5_32_3_32_2" style:display-name="Porcentual 5 3 2" style:family="table-cell" style:data-style-name="N13"/>
    <style:style style:name="Porcentual_32_5_32_3_32_2_32_2" style:display-name="Porcentual 5 3 2 2" style:family="table-cell" style:data-style-name="N13"/>
    <style:style style:name="Porcentual_32_5_32_3_32_2_32_2_32_2" style:display-name="Porcentual 5 3 2 2 2" style:family="table-cell" style:data-style-name="N13"/>
    <style:style style:name="Porcentual_32_5_32_3_32_2_32_3" style:display-name="Porcentual 5 3 2 3" style:family="table-cell" style:data-style-name="N13"/>
    <style:style style:name="Porcentual_32_5_32_3_32_3" style:display-name="Porcentual 5 3 3" style:family="table-cell" style:data-style-name="N13"/>
    <style:style style:name="Porcentual_32_5_32_3_32_3_32_2" style:display-name="Porcentual 5 3 3 2" style:family="table-cell" style:data-style-name="N13"/>
    <style:style style:name="Porcentual_32_5_32_3_32_4" style:display-name="Porcentual 5 3 4" style:family="table-cell" style:data-style-name="N13"/>
    <style:style style:name="Porcentual_32_5_32_4" style:display-name="Porcentual 5 4" style:family="table-cell" style:data-style-name="N13"/>
    <style:style style:name="Porcentual_32_5_32_4_32_2" style:display-name="Porcentual 5 4 2" style:family="table-cell" style:data-style-name="N13"/>
    <style:style style:name="Porcentual_32_5_32_4_32_2_32_2" style:display-name="Porcentual 5 4 2 2" style:family="table-cell" style:data-style-name="N13"/>
    <style:style style:name="Porcentual_32_5_32_4_32_2_32_2_32_2" style:display-name="Porcentual 5 4 2 2 2" style:family="table-cell" style:data-style-name="N13"/>
    <style:style style:name="Porcentual_32_5_32_4_32_2_32_3" style:display-name="Porcentual 5 4 2 3" style:family="table-cell" style:data-style-name="N13"/>
    <style:style style:name="Porcentual_32_5_32_4_32_3" style:display-name="Porcentual 5 4 3" style:family="table-cell" style:data-style-name="N13"/>
    <style:style style:name="Porcentual_32_5_32_4_32_3_32_2" style:display-name="Porcentual 5 4 3 2" style:family="table-cell" style:data-style-name="N13"/>
    <style:style style:name="Porcentual_32_5_32_4_32_4" style:display-name="Porcentual 5 4 4" style:family="table-cell" style:data-style-name="N13"/>
    <style:style style:name="Porcentual_32_5_32_5" style:display-name="Porcentual 5 5" style:family="table-cell" style:data-style-name="N13"/>
    <style:style style:name="Porcentual_32_5_32_5_32_2" style:display-name="Porcentual 5 5 2" style:family="table-cell" style:data-style-name="N13"/>
    <style:style style:name="Porcentual_32_5_32_5_32_2_32_2" style:display-name="Porcentual 5 5 2 2" style:family="table-cell" style:data-style-name="N13"/>
    <style:style style:name="Porcentual_32_5_32_5_32_2_32_2_32_2" style:display-name="Porcentual 5 5 2 2 2" style:family="table-cell" style:data-style-name="N13"/>
    <style:style style:name="Porcentual_32_5_32_5_32_2_32_3" style:display-name="Porcentual 5 5 2 3" style:family="table-cell" style:data-style-name="N13"/>
    <style:style style:name="Porcentual_32_5_32_5_32_3" style:display-name="Porcentual 5 5 3" style:family="table-cell" style:data-style-name="N13"/>
    <style:style style:name="Porcentual_32_5_32_5_32_3_32_2" style:display-name="Porcentual 5 5 3 2" style:family="table-cell" style:data-style-name="N13"/>
    <style:style style:name="Porcentual_32_5_32_5_32_4" style:display-name="Porcentual 5 5 4" style:family="table-cell" style:data-style-name="N13"/>
    <style:style style:name="Porcentual_32_5_32_6" style:display-name="Porcentual 5 6" style:family="table-cell" style:data-style-name="N13"/>
    <style:style style:name="Porcentual_32_5_32_6_32_2" style:display-name="Porcentual 5 6 2" style:family="table-cell" style:data-style-name="N13"/>
    <style:style style:name="Porcentual_32_5_32_6_32_2_32_2" style:display-name="Porcentual 5 6 2 2" style:family="table-cell" style:data-style-name="N13"/>
    <style:style style:name="Porcentual_32_5_32_6_32_2_32_2_32_2" style:display-name="Porcentual 5 6 2 2 2" style:family="table-cell" style:data-style-name="N13"/>
    <style:style style:name="Porcentual_32_5_32_6_32_2_32_3" style:display-name="Porcentual 5 6 2 3" style:family="table-cell" style:data-style-name="N13"/>
    <style:style style:name="Porcentual_32_5_32_6_32_3" style:display-name="Porcentual 5 6 3" style:family="table-cell" style:data-style-name="N13"/>
    <style:style style:name="Porcentual_32_5_32_6_32_3_32_2" style:display-name="Porcentual 5 6 3 2" style:family="table-cell" style:data-style-name="N13"/>
    <style:style style:name="Porcentual_32_5_32_6_32_4" style:display-name="Porcentual 5 6 4" style:family="table-cell" style:data-style-name="N13"/>
    <style:style style:name="Porcentual_32_5_32_7" style:display-name="Porcentual 5 7" style:family="table-cell" style:data-style-name="N13"/>
    <style:style style:name="Porcentual_32_5_32_7_32_2" style:display-name="Porcentual 5 7 2" style:family="table-cell" style:data-style-name="N13"/>
    <style:style style:name="Porcentual_32_5_32_7_32_2_32_2" style:display-name="Porcentual 5 7 2 2" style:family="table-cell" style:data-style-name="N13"/>
    <style:style style:name="Porcentual_32_5_32_7_32_2_32_2_32_2" style:display-name="Porcentual 5 7 2 2 2" style:family="table-cell" style:data-style-name="N13"/>
    <style:style style:name="Porcentual_32_5_32_7_32_2_32_3" style:display-name="Porcentual 5 7 2 3" style:family="table-cell" style:data-style-name="N13"/>
    <style:style style:name="Porcentual_32_5_32_7_32_3" style:display-name="Porcentual 5 7 3" style:family="table-cell" style:data-style-name="N13"/>
    <style:style style:name="Porcentual_32_5_32_7_32_3_32_2" style:display-name="Porcentual 5 7 3 2" style:family="table-cell" style:data-style-name="N13"/>
    <style:style style:name="Porcentual_32_5_32_7_32_4" style:display-name="Porcentual 5 7 4" style:family="table-cell" style:data-style-name="N13"/>
    <style:style style:name="Porcentual_32_5_32_8" style:display-name="Porcentual 5 8" style:family="table-cell" style:data-style-name="N13"/>
    <style:style style:name="Porcentual_32_5_32_8_32_2" style:display-name="Porcentual 5 8 2" style:family="table-cell" style:data-style-name="N13"/>
    <style:style style:name="Porcentual_32_5_32_8_32_2_32_2" style:display-name="Porcentual 5 8 2 2" style:family="table-cell" style:data-style-name="N13"/>
    <style:style style:name="Porcentual_32_5_32_8_32_3" style:display-name="Porcentual 5 8 3" style:family="table-cell" style:data-style-name="N13"/>
    <style:style style:name="Porcentual_32_5_32_9" style:display-name="Porcentual 5 9" style:family="table-cell" style:data-style-name="N13"/>
    <style:style style:name="Porcentual_32_5_32_9_32_2" style:display-name="Porcentual 5 9 2" style:family="table-cell" style:data-style-name="N13"/>
    <style:style style:name="Porcentual_32_6" style:display-name="Porcentual 6" style:family="table-cell" style:data-style-name="N13"/>
    <style:style style:name="Porcentual_32_6_32_2" style:display-name="Porcentual 6 2" style:family="table-cell" style:data-style-name="N13"/>
    <style:style style:name="Porcentual_32_6_32_2_32_2" style:display-name="Porcentual 6 2 2" style:family="table-cell" style:data-style-name="N13"/>
    <style:style style:name="Porcentual_32_6_32_2_32_2_32_2" style:display-name="Porcentual 6 2 2 2" style:family="table-cell" style:data-style-name="N13"/>
    <style:style style:name="Porcentual_32_6_32_2_32_2_32_2_32_2" style:display-name="Porcentual 6 2 2 2 2" style:family="table-cell" style:data-style-name="N13"/>
    <style:style style:name="Porcentual_32_6_32_3" style:display-name="Porcentual 6 3" style:family="table-cell" style:data-style-name="N13"/>
    <style:style style:name="Porcentual_32_7" style:display-name="Porcentual 7" style:family="table-cell" style:data-style-name="N13"/>
    <style:style style:name="Porcentual_32_7_32_2" style:display-name="Porcentual 7 2" style:family="table-cell" style:data-style-name="N13"/>
    <style:style style:name="Porcentual_32_8" style:display-name="Porcentual 8" style:family="table-cell" style:data-style-name="N13"/>
    <style:style style:name="Porcentual_32_8_32_2" style:display-name="Porcentual 8 2" style:family="table-cell" style:data-style-name="N13"/>
    <style:style style:name="Porcentual_32_9" style:display-name="Porcentual 9" style:family="table-cell" style:data-style-name="N13"/>
    <style:style style:name="Porcentual_32_9_32_2" style:display-name="Porcentual 9 2" style:family="table-cell" style:data-style-name="N13"/>
    <style:style style:name="Porcentual_32_9_32_2_32_2" style:display-name="Porcentual 9 2 2" style:family="table-cell" style:data-style-name="N13"/>
    <style:style style:name="Porcentual_32_9_32_2_32_2_32_2" style:display-name="Porcentual 9 2 2 2" style:family="table-cell" style:data-style-name="N13"/>
    <style:style style:name="Porcentual_32_9_32_2_32_2_32_2_32_2" style:display-name="Porcentual 9 2 2 2 2" style:family="table-cell" style:data-style-name="N13"/>
    <style:style style:name="Porcentual_32_9_32_2_32_2_32_3" style:display-name="Porcentual 9 2 2 3" style:family="table-cell" style:data-style-name="N13"/>
    <style:style style:name="Porcentual_32_9_32_2_32_3" style:display-name="Porcentual 9 2 3" style:family="table-cell" style:data-style-name="N13"/>
    <style:style style:name="Porcentual_32_9_32_2_32_3_32_2" style:display-name="Porcentual 9 2 3 2" style:family="table-cell" style:data-style-name="N13"/>
    <style:style style:name="Porcentual_32_9_32_2_32_4" style:display-name="Porcentual 9 2 4" style:family="table-cell" style:data-style-name="N13"/>
    <style:style style:name="Porcentual_32_9_32_2_32_5" style:display-name="Porcentual 9 2 5" style:family="table-cell" style:data-style-name="N13"/>
    <style:style style:name="Salida_32_2" style:display-name="Salida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Salida_32_2_32_2" style:display-name="Salida 2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de_32_advertencia_32_2" style:display-name="Texto de advertencia 2" style:family="table-cell" style:data-style-name="N0">
      <style:text-properties fo:color="#FF0000"/>
    </style:style>
    <style:style style:name="Texto_32_de_32_advertencia_32_2_32_2" style:display-name="Texto de advertencia 2 2" style:family="table-cell" style:data-style-name="N0">
      <style:text-properties fo:color="#FF0000"/>
    </style:style>
    <style:style style:name="Texto_32_explicativo_32_2" style:display-name="Texto explicativo 2" style:family="table-cell" style:data-style-name="N0">
      <style:text-properties fo:color="#808080" fo:font-style="italic" style:font-style-asian="italic" style:font-style-complex="italic"/>
    </style:style>
    <style:style style:name="Texto_32_explicativo_32_2_32_2" style:display-name="Texto explicativo 2 2" style:family="table-cell" style:data-style-name="N0">
      <style:text-properties fo:color="#808080" fo:font-style="italic" style:font-style-asian="italic" style:font-style-complex="italic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_32_2" style:display-name="Título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1_32_2_32_2" style:display-name="Título 1 2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2_32_2_32_2" style:display-name="Título 2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_237_tulo_32_3_32_2_32_2" style:display-name="Título 3 2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4_32_2" style:display-name="Título 4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lma Gisselle Santana</meta:initial-creator>
    <dc:creator>Bryan Cedeño</dc:creator>
    <meta:creation-date>2017-06-07T15:10:45Z</meta:creation-date>
    <dc:date>2024-01-16T14:11:16Z</dc:date>
  </office:meta>
</office:document-meta>
</file>